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503cm" style:rel-column-width="2184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ba00"/>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ext_20_body" style:list-style-name="L42">
      <style:paragraph-properties fo:margin-top="0cm" fo:margin-bottom="0cm" style:contextual-spacing="false"/>
    </style:style>
    <style:style style:name="P48" style:family="paragraph" style:parent-style-name="Text_20_body" style:list-style-name="L43">
      <style:paragraph-properties fo:margin-top="0cm" fo:margin-bottom="0cm" style:contextual-spacing="false"/>
    </style:style>
    <style:style style:name="P49" style:family="paragraph" style:parent-style-name="Text_20_body" style:list-style-name="L44">
      <style:paragraph-properties fo:margin-top="0cm" fo:margin-bottom="0cm" style:contextual-spacing="false"/>
    </style:style>
    <style:style style:name="P50" style:family="paragraph" style:parent-style-name="Text_20_body" style:list-style-name="L45">
      <style:paragraph-properties fo:margin-top="0cm" fo:margin-bottom="0cm" style:contextual-spacing="false"/>
    </style:style>
    <style:style style:name="P51" style:family="paragraph" style:parent-style-name="Text_20_body" style:list-style-name="L46">
      <style:paragraph-properties fo:margin-top="0cm" fo:margin-bottom="0cm" style:contextual-spacing="false"/>
    </style:style>
    <style:style style:name="P52" style:family="paragraph" style:parent-style-name="Text_20_body" style:list-style-name="L47">
      <style:paragraph-properties fo:margin-top="0cm" fo:margin-bottom="0cm" style:contextual-spacing="false"/>
    </style:style>
    <style:style style:name="P53" style:family="paragraph" style:parent-style-name="Text_20_body" style:list-style-name="L48">
      <style:paragraph-properties fo:margin-top="0cm" fo:margin-bottom="0cm" style:contextual-spacing="false"/>
    </style:style>
    <style:style style:name="P54" style:family="paragraph" style:parent-style-name="Text_20_body" style:list-style-name="L49">
      <style:paragraph-properties fo:margin-top="0cm" fo:margin-bottom="0cm" style:contextual-spacing="false"/>
    </style:style>
    <style:style style:name="P55" style:family="paragraph" style:parent-style-name="Text_20_body" style:list-style-name="L50">
      <style:paragraph-properties fo:margin-top="0cm" fo:margin-bottom="0cm" style:contextual-spacing="false"/>
    </style:style>
    <style:style style:name="P56" style:family="paragraph" style:parent-style-name="Text_20_body" style:list-style-name="L51">
      <style:paragraph-properties fo:margin-top="0cm" fo:margin-bottom="0cm" style:contextual-spacing="false"/>
    </style:style>
    <style:style style:name="P57" style:family="paragraph" style:parent-style-name="Text_20_body" style:list-style-name="L52">
      <style:paragraph-properties fo:margin-top="0cm" fo:margin-bottom="0cm" style:contextual-spacing="false"/>
    </style:style>
    <style:style style:name="P58" style:family="paragraph" style:parent-style-name="Text_20_body" style:list-style-name="L53">
      <style:paragraph-properties fo:margin-top="0cm" fo:margin-bottom="0cm" style:contextual-spacing="false"/>
    </style:style>
    <style:style style:name="P59" style:family="paragraph" style:parent-style-name="Text_20_body" style:list-style-name="L54">
      <style:paragraph-properties fo:margin-top="0cm" fo:margin-bottom="0cm" style:contextual-spacing="false"/>
    </style:style>
    <style:style style:name="P60" style:family="paragraph" style:parent-style-name="Text_20_body" style:list-style-name="L55">
      <style:paragraph-properties fo:margin-top="0cm" fo:margin-bottom="0cm" style:contextual-spacing="false"/>
    </style:style>
    <style:style style:name="P61" style:family="paragraph" style:parent-style-name="Text_20_body" style:list-style-name="L56">
      <style:paragraph-properties fo:margin-top="0cm" fo:margin-bottom="0cm" style:contextual-spacing="false"/>
    </style:style>
    <style:style style:name="P62" style:family="paragraph" style:parent-style-name="Text_20_body" style:list-style-name="L57">
      <style:paragraph-properties fo:margin-top="0cm" fo:margin-bottom="0cm" style:contextual-spacing="false"/>
    </style:style>
    <style:style style:name="P63" style:family="paragraph" style:parent-style-name="Text_20_body" style:list-style-name="L58">
      <style:paragraph-properties fo:margin-top="0cm" fo:margin-bottom="0cm" style:contextual-spacing="false"/>
    </style:style>
    <style:style style:name="P64" style:family="paragraph" style:parent-style-name="Text_20_body" style:list-style-name="L59">
      <style:paragraph-properties fo:margin-top="0cm" fo:margin-bottom="0cm" style:contextual-spacing="false"/>
    </style:style>
    <style:style style:name="P65" style:family="paragraph" style:parent-style-name="Text_20_body" style:list-style-name="L60">
      <style:paragraph-properties fo:margin-top="0cm" fo:margin-bottom="0cm" style:contextual-spacing="false"/>
    </style:style>
    <style:style style:name="P66" style:family="paragraph" style:parent-style-name="Text_20_body" style:list-style-name="L61">
      <style:paragraph-properties fo:margin-top="0cm" fo:margin-bottom="0cm" style:contextual-spacing="false"/>
    </style:style>
    <style:style style:name="P67" style:family="paragraph" style:parent-style-name="Text_20_body" style:list-style-name="L62"/>
    <style:style style:name="P68" style:family="paragraph" style:parent-style-name="Text_20_body" style:list-style-name="L63">
      <style:paragraph-properties fo:margin-top="0cm" fo:margin-bottom="0cm" style:contextual-spacing="false"/>
    </style:style>
    <style:style style:name="P69" style:family="paragraph" style:parent-style-name="Text_20_body" style:list-style-name="L64">
      <style:paragraph-properties fo:margin-top="0cm" fo:margin-bottom="0cm" style:contextual-spacing="false"/>
    </style:style>
    <style:style style:name="P70" style:family="paragraph" style:parent-style-name="Text_20_body" style:list-style-name="L65">
      <style:paragraph-properties fo:margin-top="0cm" fo:margin-bottom="0cm" style:contextual-spacing="false"/>
    </style:style>
    <style:style style:name="P71" style:family="paragraph" style:parent-style-name="Text_20_body" style:list-style-name="L66">
      <style:paragraph-properties fo:margin-top="0cm" fo:margin-bottom="0cm" style:contextual-spacing="false"/>
    </style:style>
    <style:style style:name="P72" style:family="paragraph" style:parent-style-name="Text_20_body" style:list-style-name="L67">
      <style:paragraph-properties fo:margin-top="0cm" fo:margin-bottom="0cm" style:contextual-spacing="false"/>
    </style:style>
    <style:style style:name="P73" style:family="paragraph" style:parent-style-name="Text_20_body" style:list-style-name="L68">
      <style:paragraph-properties fo:margin-top="0cm" fo:margin-bottom="0cm" style:contextual-spacing="false"/>
    </style:style>
    <style:style style:name="P74" style:family="paragraph" style:parent-style-name="Text_20_body" style:list-style-name="L69">
      <style:paragraph-properties fo:margin-top="0cm" fo:margin-bottom="0cm" style:contextual-spacing="false"/>
    </style:style>
    <style:style style:name="P75" style:family="paragraph" style:parent-style-name="Text_20_body" style:list-style-name="L70">
      <style:paragraph-properties fo:margin-top="0cm" fo:margin-bottom="0cm" style:contextual-spacing="false"/>
    </style:style>
    <style:style style:name="P76" style:family="paragraph" style:parent-style-name="Text_20_body" style:list-style-name="L71">
      <style:paragraph-properties fo:margin-top="0cm" fo:margin-bottom="0cm" style:contextual-spacing="false"/>
    </style:style>
    <style:style style:name="P77" style:family="paragraph" style:parent-style-name="Text_20_body" style:list-style-name="L72">
      <style:paragraph-properties fo:margin-top="0cm" fo:margin-bottom="0cm" style:contextual-spacing="false"/>
    </style:style>
    <style:style style:name="P78" style:family="paragraph" style:parent-style-name="Text_20_body" style:list-style-name="L73">
      <style:paragraph-properties fo:margin-top="0cm" fo:margin-bottom="0cm" style:contextual-spacing="false"/>
    </style:style>
    <style:style style:name="P79" style:family="paragraph" style:parent-style-name="Text_20_body" style:list-style-name="L74">
      <style:paragraph-properties fo:margin-top="0cm" fo:margin-bottom="0cm" style:contextual-spacing="false"/>
    </style:style>
    <style:style style:name="P80" style:family="paragraph" style:parent-style-name="Text_20_body" style:list-style-name="L75">
      <style:paragraph-properties fo:margin-top="0cm" fo:margin-bottom="0cm" style:contextual-spacing="false"/>
    </style:style>
    <style:style style:name="P81" style:family="paragraph" style:parent-style-name="Text_20_body" style:list-style-name="L76">
      <style:paragraph-properties fo:margin-top="0cm" fo:margin-bottom="0cm" style:contextual-spacing="false"/>
    </style:style>
    <style:style style:name="P82" style:family="paragraph" style:parent-style-name="Text_20_body" style:list-style-name="L77">
      <style:paragraph-properties fo:margin-top="0cm" fo:margin-bottom="0cm" style:contextual-spacing="false"/>
    </style:style>
    <style:style style:name="P83" style:family="paragraph" style:parent-style-name="Text_20_body" style:list-style-name="L78">
      <style:paragraph-properties fo:margin-top="0cm" fo:margin-bottom="0cm" style:contextual-spacing="false"/>
    </style:style>
    <style:style style:name="P84" style:family="paragraph" style:parent-style-name="Text_20_body" style:list-style-name="L79">
      <style:paragraph-properties fo:margin-top="0cm" fo:margin-bottom="0cm" style:contextual-spacing="false"/>
    </style:style>
    <style:style style:name="P85" style:family="paragraph" style:parent-style-name="Text_20_body" style:list-style-name="L80">
      <style:paragraph-properties fo:margin-top="0cm" fo:margin-bottom="0cm" style:contextual-spacing="false"/>
    </style:style>
    <style:style style:name="P86" style:family="paragraph" style:parent-style-name="Text_20_body" style:list-style-name="L81">
      <style:paragraph-properties fo:margin-top="0cm" fo:margin-bottom="0cm" style:contextual-spacing="false"/>
    </style:style>
    <style:style style:name="P87" style:family="paragraph" style:parent-style-name="Text_20_body" style:list-style-name="L82">
      <style:paragraph-properties fo:margin-top="0cm" fo:margin-bottom="0cm" style:contextual-spacing="false"/>
    </style:style>
    <style:style style:name="P88" style:family="paragraph" style:parent-style-name="Text_20_body" style:list-style-name="L83">
      <style:paragraph-properties fo:margin-top="0cm" fo:margin-bottom="0cm" style:contextual-spacing="false"/>
    </style:style>
    <style:style style:name="P89" style:family="paragraph" style:parent-style-name="Text_20_body" style:list-style-name="L84">
      <style:paragraph-properties fo:margin-top="0cm" fo:margin-bottom="0cm" style:contextual-spacing="false"/>
    </style:style>
    <style:style style:name="P90" style:family="paragraph" style:parent-style-name="Text_20_body" style:list-style-name="L85">
      <style:paragraph-properties fo:margin-top="0cm" fo:margin-bottom="0cm" style:contextual-spacing="false"/>
    </style:style>
    <style:style style:name="P91" style:family="paragraph" style:parent-style-name="Text_20_body" style:list-style-name="L86">
      <style:paragraph-properties fo:margin-top="0cm" fo:margin-bottom="0cm" style:contextual-spacing="false"/>
    </style:style>
    <style:style style:name="P92" style:family="paragraph" style:parent-style-name="Text_20_body" style:list-style-name="L87">
      <style:paragraph-properties fo:margin-top="0cm" fo:margin-bottom="0cm" style:contextual-spacing="false"/>
    </style:style>
    <style:style style:name="P93" style:family="paragraph" style:parent-style-name="Text_20_body" style:list-style-name="L88">
      <style:paragraph-properties fo:margin-top="0cm" fo:margin-bottom="0cm" style:contextual-spacing="false"/>
    </style:style>
    <style:style style:name="P94" style:family="paragraph" style:parent-style-name="Text_20_body" style:list-style-name="L89">
      <style:paragraph-properties fo:margin-top="0cm" fo:margin-bottom="0cm" style:contextual-spacing="false"/>
    </style:style>
    <style:style style:name="P95" style:family="paragraph" style:parent-style-name="Text_20_body" style:list-style-name="L90">
      <style:paragraph-properties fo:margin-top="0cm" fo:margin-bottom="0cm" style:contextual-spacing="false"/>
    </style:style>
    <style:style style:name="P96" style:family="paragraph" style:parent-style-name="Text_20_body" style:list-style-name="L91">
      <style:paragraph-properties fo:margin-top="0cm" fo:margin-bottom="0cm" style:contextual-spacing="false"/>
    </style:style>
    <style:style style:name="P97" style:family="paragraph" style:parent-style-name="Text_20_body" style:list-style-name="L92">
      <style:paragraph-properties fo:margin-top="0cm" fo:margin-bottom="0cm" style:contextual-spacing="false"/>
    </style:style>
    <style:style style:name="P98" style:family="paragraph" style:parent-style-name="Text_20_body" style:list-style-name="L93">
      <style:paragraph-properties fo:margin-top="0cm" fo:margin-bottom="0cm" style:contextual-spacing="false"/>
    </style:style>
    <style:style style:name="P99" style:family="paragraph" style:parent-style-name="Text_20_body" style:list-style-name="L94">
      <style:paragraph-properties fo:margin-top="0cm" fo:margin-bottom="0cm" style:contextual-spacing="false"/>
    </style:style>
    <style:style style:name="P100" style:family="paragraph" style:parent-style-name="Text_20_body" style:list-style-name="L95"/>
    <style:style style:name="P101" style:family="paragraph" style:parent-style-name="Text_20_body" style:list-style-name="L95">
      <style:text-properties officeooo:paragraph-rsid="0016ba00"/>
    </style:style>
    <style:style style:name="P102" style:family="paragraph" style:parent-style-name="Text_20_body" style:list-style-name="L96">
      <style:paragraph-properties fo:margin-top="0cm" fo:margin-bottom="0cm" style:contextual-spacing="false"/>
    </style:style>
    <style:style style:name="P103" style:family="paragraph" style:parent-style-name="Text_20_body" style:list-style-name="L97">
      <style:paragraph-properties fo:margin-top="0cm" fo:margin-bottom="0cm" style:contextual-spacing="false"/>
    </style:style>
    <style:style style:name="P104" style:family="paragraph" style:parent-style-name="Text_20_body" style:list-style-name="L98">
      <style:paragraph-properties fo:margin-top="0cm" fo:margin-bottom="0cm" style:contextual-spacing="false"/>
    </style:style>
    <style:style style:name="P105" style:family="paragraph" style:parent-style-name="Text_20_body" style:list-style-name="L99">
      <style:paragraph-properties fo:margin-top="0cm" fo:margin-bottom="0cm" style:contextual-spacing="false"/>
    </style:style>
    <style:style style:name="P106" style:family="paragraph" style:parent-style-name="Text_20_body" style:list-style-name="L100">
      <style:paragraph-properties fo:margin-top="0cm" fo:margin-bottom="0cm" style:contextual-spacing="false"/>
    </style:style>
    <style:style style:name="P107" style:family="paragraph" style:parent-style-name="Text_20_body" style:list-style-name="L101">
      <style:paragraph-properties fo:margin-top="0cm" fo:margin-bottom="0cm" style:contextual-spacing="false"/>
    </style:style>
    <style:style style:name="P108" style:family="paragraph" style:parent-style-name="Text_20_body">
      <style:text-properties officeooo:paragraph-rsid="0016ba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variant="normal" fo:text-transform="none"/>
    </style:style>
    <style:style style:name="T6" style:family="text">
      <style:text-properties fo:font-variant="normal" fo:text-transform="none" fo:font-style="italic" style:font-style-asian="italic"/>
    </style:style>
    <style:style style:name="T7" style:family="text">
      <style:text-properties fo:font-variant="normal" fo:text-transform="none" style:text-position="0% 100%"/>
    </style:style>
    <style:style style:name="T8" style:family="text">
      <style:text-properties fo:font-variant="normal" fo:text-transform="none" style:text-position="0% 100%" fo:font-style="italic" style:font-style-asian="italic"/>
    </style:style>
    <style:style style:name="T9" style:family="text">
      <style:text-properties fo:font-variant="normal" fo:text-transform="none" style:text-position="0% 100%" fo:font-style="italic" style:text-underline-style="none" style:font-style-asian="italic"/>
    </style:style>
    <style:style style:name="T10" style:family="text">
      <style:text-properties fo:font-variant="normal" fo:text-transform="none" style:text-position="0% 100%" fo:font-style="italic" style:text-underline-style="none" fo:font-weight="normal" style:font-style-asian="italic"/>
    </style:style>
    <style:style style:name="T11" style:family="text">
      <style:text-properties fo:font-variant="normal" fo:text-transform="none" style:text-position="0% 100%" style:text-underline-style="none"/>
    </style:style>
    <style:style style:name="T12" style:family="text">
      <style:text-properties fo:font-variant="normal" fo:text-transform="none" style:text-position="0% 100%" style:text-underline-style="none" fo:font-weight="normal"/>
    </style:style>
    <style:style style:name="T13" style:family="text">
      <style:text-properties fo:font-variant="normal" fo:text-transform="none" style:text-position="0% 100%" fo:font-style="normal"/>
    </style:style>
    <style:style style:name="T14" style:family="text">
      <style:text-properties fo:font-variant="normal" fo:text-transform="none" style:text-position="0% 100%" fo:font-style="normal" style:text-underline-style="none"/>
    </style:style>
    <style:style style:name="T15"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sults Maps</text:p>
      <text:h text:style-name="Heading_20_2" text:outline-level="2"><text:bookmark-start text:name="abstract"/>Abstract<text:bookmark-end text:name="abstract"/></text:h>
      <text:h text:style-name="Heading_20_2" text:outline-level="2"><text:bookmark-start text:name="starting-thoughts-for-contents"/>Starting thoughts for contents<text:bookmark-end text:name="starting-thoughts-for-contents"/></text:h>
      <text:list xml:id="list915293031" text:style-name="L1">
        <text:list-item>
          <text:p text:style-name="P5">Coding, digital making, game making, media literacy - Exploring motivations in each domain.</text:p>
        </text:list-item>
        <text:list-item>
          <text:p text:style-name="P5">Inclusive approaches and the value of PBL, ULD Introduction to RQs</text:p>
        </text:list-item>
        <text:list-item>
          <text:p text:style-name="P5">Formal, Informal and non-formal spaces</text:p>
        </text:list-item>
        <text:list-item>
          <text:p text:style-name="P5">Characteristics of Family Learning</text:p>
        </text:list-item>
      </text:list>
      <text:h text:style-name="Heading_20_2" text:outline-level="2"><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xml:id="list4126166640" text:style-name="L2">
        <text:list-item>
          <text:p text:style-name="P6">generative nature of research. It has created teaching resources</text:p>
        </text:list-item>
        <text:list-item>
          <text:p text:style-name="P6">the detail of game making pedagogy, suitable for other researcher and Teachers</text:p>
        </text:list-item>
        <text:list-item>
          <text:p text:style-name="P6">tools are novel - media practices are situated, thus will differ with technology</text:p>
        </text:list-item>
        <text:list-item>
          <text:p text:style-name="P6">application of guided participation as lens to this domain</text:p>
        </text:list-item>
        <text:list-item>
          <text:p text:style-name="P6">something about methods using 360 and screen capture?</text:p>
        </text:list-item>
      </text:list>
      <text:h text:style-name="Heading_20_1" text:outline-level="1"><text:bookmark-start text:name="existing-material-from-other-chapters-below"/>Existing Material from other chapters below<text:bookmark-end text:name="existing-material-from-other-chapters-below"/></text:h>
      <text:h text:style-name="Heading_20_2" text:outline-level="2"><text:bookmark-start text:name="introduction"/>Introduction<text:bookmark-end text:name="introduction"/></text:h>
      <text:p text:style-name="P3">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1PZ1gYzHct"/>(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1PZ1gYzHct"/>.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D&quot;:&quot;pagduekd&quot;,&quot;properties&quot;:{&quot;formattedCitation&quot;:&quot;(Tekinba\\uc0\\u351{} {\\i{}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xivHty2ycN"/><text:span text:style-name="T12">(Tekinbaş </text:span><text:span text:style-name="T10">et al.</text:span><text:span text:style-name="T12">, 2010)</text:span><text:reference-mark-end text:name="ZOTERO_ITEM CSL_CITATION {&quot;citationID&quot;:&quot;pagduekd&quot;,&quot;properties&quot;:{&quot;formattedCitation&quot;:&quot;(Tekinba\\uc0\\u351{} {\\i{}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xivHty2ycN"/>.</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nd Kao, 2017)&quot;,&quot;plainCitation&quot;:&quot;(Boyle and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K31frGCsSg"/>(Boyle and Kao, 2017)<text:reference-mark-end text:name="ZOTERO_ITEM CSL_CITATION {&quot;citationID&quot;:&quot;zhunukxh&quot;,&quot;properties&quot;:{&quot;formattedCitation&quot;:&quot;(Boyle and Kao, 2017)&quot;,&quot;plainCitation&quot;:&quot;(Boyle and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K31frGCsSg"/>. The sustained popularity of retro <text:soft-page-break/>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o48UaBIF4Q"/>(Garda, 2014)<text:reference-mark-end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o48UaBIF4Q"/>.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yyshtqjr&quot;,&quot;properties&quot;:{&quot;formattedCitation&quot;:&quot;(Livingstone and Hope, 2011)&quot;,&quot;plainCitation&quot;:&quot;(Livingstone and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aqLG6hEpZZ"/>(Livingstone and Hope, 2011)<text:reference-mark-end text:name="ZOTERO_ITEM CSL_CITATION {&quot;citationID&quot;:&quot;yyshtqjr&quot;,&quot;properties&quot;:{&quot;formattedCitation&quot;:&quot;(Livingstone and Hope, 2011)&quot;,&quot;plainCitation&quot;:&quot;(Livingstone and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aqLG6hEpZZ"/>.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zy81GYjWor"/>(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zy81GYjWor"/>,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1] The CAS Include website includes resources created by the network and they hold regular in-person and online events. They promote an inclusive approach to programming by creating projects and using examples which are “real world and culturally relevant”.[^2]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text:soft-page-break/>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Kafai and Burke, 2014; Kafai, Richard and Tynes, 2017)&quot;,&quot;plainCitation&quot;:&quot;(Kafai and Burke, 2014; Kafai, Richard and Tynes, 2017)&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y43nnJRpfE"/>(Kafai and Burke, 2014; Kafai, Richard and Tynes, 2017)<text:reference-mark-end text:name="ZOTERO_ITEM CSL_CITATION {&quot;citationID&quot;:&quot;huhlfeho&quot;,&quot;properties&quot;:{&quot;formattedCitation&quot;:&quot;(Kafai and Burke, 2014; Kafai, Richard and Tynes, 2017)&quot;,&quot;plainCitation&quot;:&quot;(Kafai and Burke, 2014; Kafai, Richard and Tynes, 2017)&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y43nnJRpfE"/>.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nd Marino, 2013)&quot;,&quot;plainCitation&quot;:&quot;(Basham and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4ecil9OE4w"/>(Basham and Marino, 2013)<text:reference-mark-end text:name="ZOTERO_ITEM CSL_CITATION {&quot;citationID&quot;:&quot;jtjhgpgd&quot;,&quot;properties&quot;:{&quot;formattedCitation&quot;:&quot;(Basham and Marino, 2013)&quot;,&quot;plainCitation&quot;:&quot;(Basham and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4ecil9OE4w"/>.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2" text:outline-level="2"><text:bookmark-start text:name="inclusion-and-inclusive-pedagogies"/>Inclusion and Inclusive Pedagogies<text:bookmark-end text:name="inclusion-and-inclusive-pedagogies"/></text:h>
      <text:p text:style-name="First_20_paragraph">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D&quot;:&quot;gutrzqtc&quot;,&quot;properties&quot;:{&quot;formattedCitation&quot;:&quot;(Black-Hawkins, Florian and Rouse, 2008)&quot;,&quot;plainCitation&quot;:&quot;(Black-Hawkins, Florian and Rouse, 2008)&quot;,&quot;noteIndex&quot;:0},&quot;citationItems&quot;:[{&quot;id&quot;:7762,&quot;uris&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D5sTEOjf8z"/>(Black-Hawkins, Florian and Rouse, 2008)<text:reference-mark-end text:name="ZOTERO_ITEM CSL_CITATION {&quot;citationID&quot;:&quot;gutrzqtc&quot;,&quot;properties&quot;:{&quot;formattedCitation&quot;:&quot;(Black-Hawkins, Florian and Rouse, 2008)&quot;,&quot;plainCitation&quot;:&quot;(Black-Hawkins, Florian and Rouse, 2008)&quot;,&quot;noteIndex&quot;:0},&quot;citationItems&quot;:[{&quot;id&quot;:7762,&quot;uris&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D5sTEOjf8z"/>. The issue of alienation from the culture of computing in schools has been identified as an issue of concern especially for girls and some ethnic minorities <text:reference-mark-start text:name="ZOTERO_ITEM CSL_CITATION {&quot;citationID&quot;:&quot;ezfxdzbw&quot;,&quot;properties&quot;:{&quot;formattedCitation&quot;:&quot;(The Royal Society, 2017)&quot;,&quot;plainCitation&quot;:&quot;(The Royal Society, 2017)&quot;,&quot;noteIndex&quot;:0},&quot;citationItems&quot;:[{&quot;id&quot;:2052,&quot;uris&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LcauwzMoV"/>(The Royal Society, 2017)<text:reference-mark-end text:name="ZOTERO_ITEM CSL_CITATION {&quot;citationID&quot;:&quot;ezfxdzbw&quot;,&quot;properties&quot;:{&quot;formattedCitation&quot;:&quot;(The Royal Society, 2017)&quot;,&quot;plainCitation&quot;:&quot;(The Royal Society, 2017)&quot;,&quot;noteIndex&quot;:0},&quot;citationItems&quot;:[{&quot;id&quot;:2052,&quot;uris&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jLcauwzMoV"/>.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
      <text:h text:style-name="Heading_20_3" text:outline-level="3"><text:bookmark-start text:name="key-concept---universal-design-for-learning-udl"/>Key Concept - Universal Design for Learning (UDL)<text:bookmark-end text:name="key-concept---universal-design-for-learning-udl"/></text:h>
      <text:p text:style-name="First_20_paragraph">UDL is a set of design principles aimed at educators to help them design learning experiences that incorporate diverse ways to engage pupils and to represent the concepts being communicated. The UDL framework provides guidelines for three key areas of representation, expression and engagement and action <text:reference-mark-start text:name="ZOTERO_ITEM CSL_CITATION {&quot;citationID&quot;:&quot;oplrcnth&quot;,&quot;properties&quot;:{&quot;formattedCitation&quot;:&quot;(CAST, no date)&quot;,&quot;plainCitation&quot;:&quot;(CAST, no date)&quot;,&quot;noteIndex&quot;:0},&quot;citationItems&quot;:[{&quot;id&quot;:8417,&quot;uris&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zIzxuvK217"/>(CAST, no date)<text:reference-mark-end text:name="ZOTERO_ITEM CSL_CITATION {&quot;citationID&quot;:&quot;oplrcnth&quot;,&quot;properties&quot;:{&quot;formattedCitation&quot;:&quot;(CAST, no date)&quot;,&quot;plainCitation&quot;:&quot;(CAST, no date)&quot;,&quot;noteIndex&quot;:0},&quot;citationItems&quot;:[{&quot;id&quot;:8417,&quot;uris&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zIzxuvK217"/>. You can use the following summary of UDL principles as a checklist to help you to plan inclusive teaching activities. A more comprehensive outline is provided by CAST organisation.[^1]</text:p>
      <text:p text:style-name="Text_20_body"><text:span text:style-name="T3">Multiple means of representation:</text:span> Are you presenting material and concepts in multiple formats? For example, spoken presentations, written documents, graphics, hands on activities, <text:soft-page-break/>audio material. Are you clarifying new language and symbols in diverse ways? Are you providing important background knowledge and highlighting important patterns and relationships in the knowledge you explore?</text:p>
      <text:p text:style-name="Text_20_body"><text:span text:style-name="T3">Multiple means of engagement:</text:span> Have you been able to increase student choice and the relevance of your material to spark learners excitement? Are you using a variety of ways to allow your learners to focus on their goals, maintain self-belief and sustain their effort as individuals and in group work?</text:p>
      <text:p text:style-name="Text_20_body"><text:span text:style-name="T3">Multiple means of expression /action:</text:span> No one particular action or format of expression will be best for all students. Are you able to offer a choice in how your students interact with materials and tools (particularly assistive technologies), allow students choice in the media they use for communication and construction? How much are students able to set their own learning goals and monitor their own progres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P108">One area of UDL that teachers can implement straightforwardly is to represent concepts in the classroom in a diversity of ways. In a related study, researchers Cook and colleagues <text:reference-mark-start text:name="ZOTERO_ITEM CSL_CITATION {&quot;citationID&quot;:&quot;vztxzrme&quot;,&quot;properties&quot;:{&quot;formattedCitation&quot;:&quot;(Cook, Rao and Cook, 2016)&quot;,&quot;plainCitation&quot;:&quot;(Cook, Rao and Cook, 2016)&quot;,&quot;noteIndex&quot;:0},&quot;citationItems&quot;:[{&quot;id&quot;:8381,&quot;uris&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yk7RIx0cax"/>(Cook, Rao and Cook, 2016)<text:reference-mark-end text:name="ZOTERO_ITEM CSL_CITATION {&quot;citationID&quot;:&quot;vztxzrme&quot;,&quot;properties&quot;:{&quot;formattedCitation&quot;:&quot;(Cook, Rao and Cook, 2016)&quot;,&quot;plainCitation&quot;:&quot;(Cook, Rao and Cook, 2016)&quot;,&quot;noteIndex&quot;:0},&quot;citationItems&quot;:[{&quot;id&quot;:8381,&quot;uris&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yk7RIx0cax"/> explored the alignment of UDL with another framework, CRA, which consists of a three stage model to support learners to develop concepts <text:reference-mark-start text:name="ZOTERO_ITEM CSL_CITATION {&quot;citationID&quot;:&quot;gbqfqnzh&quot;,&quot;properties&quot;:{&quot;formattedCitation&quot;:&quot;(Fyfe {\\i{}et al.}, 2014)&quot;,&quot;plainCitation&quot;:&quot;(Fyfe et al., 2014)&quot;,&quot;noteIndex&quot;:0},&quot;citationItems&quot;:[{&quot;id&quot;:8171,&quot;uris&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djUmPYupc7"/><text:span text:style-name="T12">(Fyfe </text:span><text:span text:style-name="T10">et al.</text:span><text:span text:style-name="T12">, 2014)</text:span><text:reference-mark-end text:name="ZOTERO_ITEM CSL_CITATION {&quot;citationID&quot;:&quot;gbqfqnzh&quot;,&quot;properties&quot;:{&quot;formattedCitation&quot;:&quot;(Fyfe {\\i{}et al.}, 2014)&quot;,&quot;plainCitation&quot;:&quot;(Fyfe et al., 2014)&quot;,&quot;noteIndex&quot;:0},&quot;citationItems&quot;:[{&quot;id&quot;:8171,&quot;uris&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djUmPYupc7"/>.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p text:style-name="Text_20_body">The aims of this literature review:</text:p>
      <text:list xml:id="list626537045" text:style-name="L3">
        <text:list-item>
          <text:p text:style-name="P7">introduce concepts that may also inform conceptual framework / methodology</text:p>
        </text:list-item>
        <text:list-item>
          <text:p text:style-name="P7">outline existing game making pedagogies</text:p>
          <text:list text:style-name="L4">
            <text:list-item>
              <text:p text:style-name="P8"><text:soft-page-break/>CT in relation to Design Patterns - abstract / concrete elements</text:p>
            </text:list-item>
          </text:list>
        </text:list-item>
        <text:list-item>
          <text:p text:style-name="P7">focus in on cultural / social elements of particular promising pedagogies.</text:p>
        </text:list-item>
      </text:list>
      <text:h text:style-name="Heading_20_2" text:outline-level="2"><text:bookmark-start text:name="community-approach-to-game-making"/>Community Approach to Game making<text:bookmark-end text:name="community-approach-to-game-making"/></text:h>
      <text:p text:style-name="First_20_paragraph">Foundation sociocultural approach which goes beyond a conception of transmission model of learning and embraces learning in context.</text:p>
      <text:list xml:id="list2775719055" text:style-name="L5">
        <text:list-item>
          <text:p text:style-name="P9">Vygotsky (and friends) - foundational ideas - activity as unit of analysis</text:p>
        </text:list-item>
        <text:list-item>
          <text:p text:style-name="P9">Wertsch and Cole - community and context as vital in studies, role of cultural mediation in development (<text:span text:style-name="T3">???</text:span>) .</text:p>
        </text:list-item>
        <text:list-item>
          <text:p text:style-name="P9">Rogoff - community of learners and 3 foci as a way to frame this in education</text:p>
        </text:list-item>
      </text:list>
      <text:h text:style-name="Heading_20_3" text:outline-level="3"><text:bookmark-start text:name="activity-as-unit-of-analysis"/>Activity as Unit of Analysis<text:bookmark-end text:name="activity-as-unit-of-analysis"/></text:h>
      <text:p text:style-name="First_20_paragraph">Quickly rephrase from a Rogoff chapter. Keep it snappy.</text:p>
      <text:h text:style-name="Heading_20_3" text:outline-level="3"><text:bookmark-start text:name="cultural-mediation"/>Cultural Mediation<text:bookmark-end text:name="cultural-mediation"/></text:h>
      <text:p text:style-name="First_20_paragraph">The vital role of cultural mediation in development (<text:span text:style-name="T3">???</text:span>)</text:p>
      <text:p text:style-name="Text_20_body">This clearly aligns with digital making. Find citation.</text:p>
      <text:h text:style-name="Heading_20_3" text:outline-level="3"><text:bookmark-start text:name="application-to-community-learning"/>Application to Community Learning<text:bookmark-end text:name="application-to-community-learning"/></text:h>
      <text:p text:style-name="First_20_paragraph">Keywords - Communities of Practice, Situated learning &amp; legitimate peripheral participation.</text:p>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span text:style-name="T3">???</text:span>).</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2" text:outline-level="2"><text:bookmark-start text:name="summary-of-digital-making-studies-from-a-sociocultural-perspective"/>Summary of Digital Making Studies from a Sociocultural Perspective<text:bookmark-end text:name="summary-of-digital-making-studies-from-a-sociocultural-perspective"/></text:h>
      <text:p text:style-name="First_20_paragraph">As such, to help answer RQ1 &amp; 2, this literature review now turns to explore game making and digital making studies which explore social and community planes either explicitly or implicitly.</text:p>
      <text:p text:style-name="Text_20_body">The focus on historical and cultural artefacts and practices brought by Rogoff, and in particular the concept of guided participation was originated in non-school settings and younger age ranges.</text:p>
      <text:p text:style-name="Text_20_body"><text:soft-page-break/>However, the concept has been used to analyse participation in non-formal and formal settings. The following studies are relevant:</text:p>
      <text:list xml:id="list3519833446" text:style-name="L6">
        <text:list-item>
          <text:p text:style-name="P10">guided participation framed in media literacy (<text:span text:style-name="T3">???</text:span>).</text:p>
        </text:list-item>
      </text:list>
      <text:h text:style-name="Heading_20_3" text:outline-level="3"><text:bookmark-start text:name="formal-non-formal-and-informal."/>Formal, non-formal and informal.<text:bookmark-end text:name="formal-non-formal-and-informal."/></text:h>
      <text:p text:style-name="First_20_paragraph">This distinction is not just about a school or non-school environment <text:reference-mark-start text:name="ZOTERO_ITEM CSL_CITATION {&quot;citationID&quot;:&quot;wrccjopr&quot;,&quot;properties&quot;:{&quot;formattedCitation&quot;:&quot;(Sefton-Green and Erstad, 2012)&quot;,&quot;plainCitation&quot;:&quot;(Sefton-Green and Erstad, 2012)&quot;,&quot;noteIndex&quot;:0},&quot;citationItems&quot;:[{&quot;id&quot;:8538,&quot;uris&quot;:[&quot;http://zotero.org/users/1913249/items/TE57K2KN&quot;],&quot;itemData&quot;:{&quot;id&quot;:8538,&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DWHepXu9DZ"/>(Sefton-Green and Erstad, 2012)<text:reference-mark-end text:name="ZOTERO_ITEM CSL_CITATION {&quot;citationID&quot;:&quot;wrccjopr&quot;,&quot;properties&quot;:{&quot;formattedCitation&quot;:&quot;(Sefton-Green and Erstad, 2012)&quot;,&quot;plainCitation&quot;:&quot;(Sefton-Green and Erstad, 2012)&quot;,&quot;noteIndex&quot;:0},&quot;citationItems&quot;:[{&quot;id&quot;:8538,&quot;uris&quot;:[&quot;http://zotero.org/users/1913249/items/TE57K2KN&quot;],&quot;itemData&quot;:{&quot;id&quot;:8538,&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DWHepXu9DZ"/>.</text:p>
      <text:p text:style-name="Text_20_body">While some researchers define formal learning as that which happens in school and informal learning as that outside of school (Gerber et al., 2001), others (Eshach, 2007, p. 173; Werquin, 2009) would describe an intervention like the one in this study – where learning happens outside of formal institution and where there is little instruction but the learner experience is carefully planned – using the term ‘non-formal’ in contrast to both formal and unstructured/informal learning. Sefton-Green (2004) complicates this view, noting that informal learning can take place in formal settings and vice-versa. Given this inconsistency, my study will use research and relevant literature to create working definitions of such terms. Research exploring home game playing and digital activity uncovers material that families may bring into a non-formal game making process; I will draw on work on participatory culture (Jenkins, 2009), affinity spaces (Gee, 2004a) and naturalistic studies of digital use and creativity in the home (Itō et al., 2010; Livingstone et al., 2018). Gee’s (2004b) work on games and associated culture as learning experiences is founded on his understanding of how they engender a shared discourse and emerging identities . My study will be guided by understandings of how home discourses or ‘funds of knowledge’ (Moje et al., 2004; Moll et al., 1992, p. 3) can be drawn on as a resource by participants to facilitate learning in new environments.</text:p>
      <text:h text:style-name="Heading_20_3" text:outline-level="3"><text:bookmark-start text:name="family-making"/>Family Making<text:bookmark-end text:name="family-making"/></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3">???</text:span>). I extend this in this study, how can the learning design contribute?</text:p>
      <text:h text:style-name="Heading_20_3" text:outline-level="3"><text:bookmark-start text:name="funds-of-knowledge"/>Funds of Knowledge<text:bookmark-end text:name="funds-of-knowledge"/></text:h>
      <text:p text:style-name="P3">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uyxwfuoh&quot;,&quot;properties&quot;:{&quot;formattedCitation&quot;:&quot;(Moll {\\i{}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GVJ6iUM7WE"/><text:span text:style-name="T12">(Moll </text:span><text:span text:style-name="T10">et al.</text:span><text:span text:style-name="T12">, 1992)</text:span><text:reference-mark-end text:name="ZOTERO_ITEM CSL_CITATION {&quot;citationID&quot;:&quot;uyxwfuoh&quot;,&quot;properties&quot;:{&quot;formattedCitation&quot;:&quot;(Moll {\\i{}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GVJ6iUM7WE"/>. Research by the UK National Literacy Trust <text:reference-mark-start text:name="ZOTERO_ITEM CSL_CITATION {&quot;citationID&quot;:&quot;wmhersdp&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hEKeMgD2vT"/>(2020)<text:reference-mark-end text:name="ZOTERO_ITEM CSL_CITATION {&quot;citationID&quot;:&quot;wmhersdp&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hEKeMgD2vT"/>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text:soft-page-break/>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yxqvvmik&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BnrOC9zJv8"/>(2014)<text:reference-mark-end text:name="ZOTERO_ITEM CSL_CITATION {&quot;citationID&quot;:&quot;yxqvvmik&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BnrOC9zJv8"/> found that the use of design patterns and game mechanics when teaching novice coders can increase accessibility for learners due the concrete and relatable approach.</text:p>
      <text:h text:style-name="Heading_20_4" text:outline-level="4"><text:bookmark-start text:name="retro-gaming-as-a-fund-of-knowledge"/>Retro Gaming as a Fund of knowledge<text:bookmark-end text:name="retro-gaming-as-a-fund-of-knowledge"/></text:h>
      <text:list xml:id="list1641721308" text:style-name="L7">
        <text:list-item>
          <text:p text:style-name="P11">What is retro gaming? [Nostalgia in Retro Game Design.]</text:p>
        </text:list-item>
        <text:list-item>
          <text:p text:style-name="P11">Why is it powerful in affect?</text:p>
        </text:list-item>
        <text:list-item>
          <text:p text:style-name="P11">What potential does that give to family game making?</text:p>
        </text:list-item>
      </text:list>
      <text:h text:style-name="Heading_20_2" text:outline-level="2"><text:bookmark-start text:name="on-game-making-pedagogies"/>On Game Making pedagogies<text:bookmark-end text:name="on-game-making-pedagogies"/></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xml:id="list3675017512" text:style-name="L8">
        <text:list-item>
          <text:p text:style-name="P12">UMC / Remixing - Half-baked games</text:p>
        </text:list-item>
        <text:list-item>
          <text:p text:style-name="P12">Design approaches - designing for an audience</text:p>
        </text:list-item>
        <text:list-item>
          <text:p text:style-name="P12">Broader definition of CT, computational fluency / computational participation.</text:p>
        </text:list-item>
        <text:list-item>
          <text:p text:style-name="P12">Physical methods, feedback, from constructionism</text:p>
        </text:list-item>
        <text:list-item>
          <text:p text:style-name="P12">Design patterns in Agent sheets</text:p>
        </text:list-item>
        <text:list-item>
          <text:p text:style-name="P12">Game jam, space, mechanics, rules, etc .</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umc-and-half-baked-games"/>UMC and Half-Baked Games<text:bookmark-end text:name="umc-and-half-baked-games"/></text:h>
      <text:p text:style-name="First_20_paragraph">The ‘Use-Modify-Create’ approach proposed by Lee and colleagues 2011) is particularly promising to counter issue of user anxiety surrounding the difficulty of coding games. It comes from the desire to be able to integrate game making and robotics to support computational thinking and draws upon grounded game making studies Denner et al., 2014, 2012; Werner et al., 2014, 2013).</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Lee et al., 2011). The concept of ‘half-baked’ games, which are incomplete or somehow deficient in a way which motivates learners to delve into the code and improve them offers a possible enchancement to the ‘Use-Modify-Create’ model Kynigos, 2007; Kynigos and Yiannoutsou, 2018). The focus of half-baked games is to design them in a way which encourages <text:soft-page-break/>malleability of the code in directions that the learner may find interesting. Thus the original game designer makes complex decisions which highlight certain affordances of the game in a way which encourages the exploration of key concepts, in this case computational thinking. 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 Elements of learning designs to support dialogue are explored in a later section of this writing.</text:p>
      <text:h text:style-name="Heading_20_3" text:outline-level="3"><text:bookmark-start text:name="design-patterns-and-games"/>Design Patterns and Games<text:bookmark-end text:name="design-patterns-and-games"/></text:h>
      <text:p text:style-name="First_20_paragraph">The prescriptive and categorisable nature of CT would seem to suit rigorous assessment. y Werner and Denner built an ambitious assessment elements into a two year programme using Alice to make games. They built a software tool to quantify the levels of computational thinking, using a structure of thinking algorithmically, the use of design patterns and then combination of those patterns into large game mechanics Werner et al., 2014, 2012). This mirrors work done to automatically analyse Scratch project to assess levels of Computational Thinking Hoover et al., 2016). Here by contrast, analysis is undertaken using framework of use of computer language syntax and data types rather than game mechanic concepts and other code pattern usage.</text:p>
      <text:p text:style-name="Text_20_body">The concept of computational design patterns is well explored in the professional literature of computer programming and design Gamma et al., 1995), and has also been adopted by game designers Bjork and Holopainen, 2005). Design patterns are well thought out solutions to common issues faced by computer programmers and system designers. Research in this area points to challenges of teaching the abstract nature of traditionally shared design patterns related to object oriented coding languages but points to visual methods and games as promising tactics Azimullah et al., 2020; da Cruz Silva et al., 2019) .</text:p>
      <text:p text:style-name="Text_20_body">My own findings are inspired by the work of Repenning and Basawapatna 2010) on computational thinking patterns (CTPs) as part of their Scalable Game Design (SGD) programme. We can compare CTPs with design patterns. The kind of CTPs identified in this study are less abstract than the object-oriented design patterns offered by Gamma and colleagues 1995); however a similar guiding principle exists. Both concepts of patterns can be identified by participants through their familiarity with software as users. Patterns are also shared within communities of established and novice designers as a way of saving time, encouraging code reuse and developing a shared vocabulary of concepts that enriches computational practice of the community participants.</text:p>
      <text:p text:style-name="Text_20_body">It is the familiarity and understandability which which drew the SCG researchers towards a pattern-based approach. They cite the contested nature of computational thinking National Academy of Sciences on Computational Thinking, 2010), and highlight the utility in more specific learning outcomes compared to more abstract interpretations of computational thinking. Their solution driven by their interactions with teachers is to foreground concepts that have potential to transfer to the area of science simulations Basawapatna et al., 2011). It it valuable to <text:soft-page-break/>examine the specifics of the Computational Thinking Patterns (CPTs) in relation to the context, aims and tools of the Scalable Game Design programme. Example patterns are shown in the following diagram which is part of the assessment of individuals taking part in the programme.</text:p>
      <text:p text:style-name="Text_20_body"><text:span text:style-name="T2"> Illustration 6: Examples of Computational Thinking Patterns from SGD programme</text:span>{width=“12.349cm” height="10.816cm</text:p>
      <text:p text:style-name="Text_20_body">New journal Article - Gameplay design patterns as a lingua franca (<text:span text:style-name="T3">???</text:span>). </text:p>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p text:style-name="First_20_paragraph">There are particular limitations in the kind of empirical research that characterises many studies involving.</text:p>
      <text:p text:style-name="Text_20_body">Many of these limitations involve research in to background cultures of participants and how they can be involved into making activities and a focus on creating and sustaining an authentic learning environment.</text:p>
      <text:p text:style-name="Text_20_body">The focus of this study is on the construction of shared meaning and practices as part of an emerging community of game makers. 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For the focus of this study on developing game coding abilities particular aspects of importance are of understanding of the importance of context, and the ongoing development of cultural artefacts</text:p>
      <text:p text:style-name="Text_20_body">As we have seen in the literature review on game making, context plays out in the way that xy, and z.</text:p>
      <text:p text:style-name="Text_20_body">Barab and Squire <text:reference-mark-start text:name="ZOTERO_ITEM CSL_CITATION {&quot;citationID&quot;:&quot;ewqnfolv&quot;,&quot;properties&quot;:{&quot;formattedCitation&quot;:&quot;(Barab and Squire, 2004)&quot;,&quot;plainCitation&quot;:&quot;(Barab and Squire, 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Tl7spERsjR"/>(Barab and Squire, 2004)<text:reference-mark-end text:name="ZOTERO_ITEM CSL_CITATION {&quot;citationID&quot;:&quot;ewqnfolv&quot;,&quot;properties&quot;:{&quot;formattedCitation&quot;:&quot;(Barab and Squire, 2004)&quot;,&quot;plainCitation&quot;:&quot;(Barab and Squire, 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Tl7spERsjR"/></text:p>
      <text:h text:style-name="Heading_20_2" text:outline-level="2"><text:bookmark-start text:name="justification-of-choice-of-methodology"/>Justification of choice of methodology<text:bookmark-end text:name="justification-of-choice-of-methodology"/></text:h>
      <text:h text:style-name="Heading_20_3" text:outline-level="3"><text:bookmark-start text:name="a-social-rather-than-individual-constructivism"/>A social rather than individual constructivism<text:bookmark-end text:name="a-social-rather-than-individual-constructivism"/></text:h>
      <text:p text:style-name="First_20_paragraph">Cobb <text:reference-mark-start text:name="ZOTERO_ITEM CSL_CITATION {&quot;citationID&quot;:&quot;auuhcwsb&quot;,&quot;properties&quot;:{&quot;formattedCitation&quot;:&quot;(1994)&quot;,&quot;plainCitation&quot;:&quot;(1994)&quot;,&quot;noteIndex&quot;:0},&quot;citationItems&quot;:[{&quot;id&quot;:3173,&quot;uris&quot;:[&quot;http://zotero.org/users/1913249/items/NA88VYVT&quot;],&quot;itemData&quot;:{&quot;id&quot;:3173,&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3MGbO1tqM1"/>(1994)<text:reference-mark-end text:name="ZOTERO_ITEM CSL_CITATION {&quot;citationID&quot;:&quot;auuhcwsb&quot;,&quot;properties&quot;:{&quot;formattedCitation&quot;:&quot;(1994)&quot;,&quot;plainCitation&quot;:&quot;(1994)&quot;,&quot;noteIndex&quot;:0},&quot;citationItems&quot;:[{&quot;id&quot;:3173,&quot;uris&quot;:[&quot;http://zotero.org/users/1913249/items/NA88VYVT&quot;],&quot;itemData&quot;:{&quot;id&quot;:3173,&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3MGbO1tqM1"/>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text:soft-page-break/>constructionist approach which extends a piagetian take to propose that construction of personal knowledge happens best where learners can experiment and manipulate objects (<text:span text:style-name="T3">???</text:span>)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text:span text:style-name="T3">???</text:span>) . Some of the specifics of these processes have already been named in the section above looking at collaboration. Other concepts of value include Vygotsky’s concept of mediated action Wertsch, 1994); Rogoff’s (<text:span text:style-name="T3">???</text:span>) take on guided participation within a community of learners; and more detailed analysis of roles community-based transfer of knowledge in practice Lave and Wenger (<text:span text:style-name="T3">???</text:span>).</text:p>
      <text:p text:style-name="Text_20_body">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text:span text:style-name="T3">???</text:span>). Kafai and Burke draw on the conceptions of Rogoff (<text:span text:style-name="T3">???</text:span>) of personal, social and community learning planes to advocate the wide-ranging benefits of ‘constructionist gaming’.</text:p>
      <text:p text:style-name="Text_20_body">However for this study constructionism seems of best value in providing design guidelines but much weaker as either an underlying theoretical or analytical framework. SEE WORK ON BARAB TO INFORM CONTRAST TO CONSTRUCTIONISM IF NEEDED.</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text:span text:style-name="T3">???</text:span>) , Activity Theory .</text:p>
      <text:p text:style-name="Text_20_body">I have chosen to use a design based research and to draw on the work of Rogoff (<text:span text:style-name="T3">???</text:span>; <text:span text:style-name="T3">???</text:span>) of ethnography and three planes of activity</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tgqoxrvs&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t9TfrM4Eby"/>(Brown, 1992)<text:reference-mark-end text:name="ZOTERO_ITEM CSL_CITATION {&quot;citationID&quot;:&quot;tgqoxrvs&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t9TfrM4Eby"/>. Design based research is a varied discipline which can take a multitude of forms <text:reference-mark-start text:name="ZOTERO_ITEM CSL_CITATION {&quot;citationID&quot;:&quot;surdabre&quot;,&quot;properties&quot;:{&quot;formattedCitation&quot;:&quot;(McKenney and Reeves, 2021)&quot;,&quot;plainCitation&quot;:&quot;(McKenney and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9vZ9VOLsK1"/>(McKenney and Reeves, 2021)<text:reference-mark-end text:name="ZOTERO_ITEM CSL_CITATION {&quot;citationID&quot;:&quot;surdabre&quot;,&quot;properties&quot;:{&quot;formattedCitation&quot;:&quot;(McKenney and Reeves, 2021)&quot;,&quot;plainCitation&quot;:&quot;(McKenney and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9vZ9VOLsK1"/>. The core elements include: research as an intervention, iteration, involvement of participants in the evolution of designs, and a flexibility of research outcome based on how events unfold <text:reference-mark-start text:name="ZOTERO_ITEM CSL_CITATION {&quot;citationID&quot;:&quot;irwqixee&quot;,&quot;properties&quot;:{&quot;formattedCitation&quot;:&quot;(Easterday, Lewis and Gerber, 2014)&quot;,&quot;plainCitation&quot;:&quot;(Easterday, Lewis and Gerber,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omvzNYoUhq"/>(Easterday, Lewis and Gerber, 2014)<text:reference-mark-end text:name="ZOTERO_ITEM CSL_CITATION {&quot;citationID&quot;:&quot;irwqixee&quot;,&quot;properties&quot;:{&quot;formattedCitation&quot;:&quot;(Easterday, Lewis and Gerber, 2014)&quot;,&quot;plainCitation&quot;:&quot;(Easterday, Lewis and Gerber,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omvzNYoUhq"/>. One of the key motivations of this approach <text:soft-page-break/>is to produce educational research that has a high utility for practitioners through developing theory that is rooted in contextual practice and which can produce new pedagogies and resources (<text:span text:style-name="T3">???</text:span>).</text:p>
      <text:p text:style-name="Text_20_body">Barab and Squire <text:reference-mark-start text:name="ZOTERO_ITEM CSL_CITATION {&quot;citationID&quot;:&quot;uvprzyiw&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U7nAO2uIh6"/>(2004)<text:reference-mark-end text:name="ZOTERO_ITEM CSL_CITATION {&quot;citationID&quot;:&quot;uvprzyiw&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U7nAO2uIh6"/>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span text:style-name="T3">???</text:span>; <text:span text:style-name="T3">???</text:span>; <text:span text:style-name="T3">???</text:span>).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sociocultural-methods-of-analysis"/>Sociocultural Methods of Analysis<text:bookmark-end text:name="sociocultural-methods-of-analysis"/></text:h>
      <text:p text:style-name="First_20_paragraph">My process is informed by the work of the work of Rogoff (<text:span text:style-name="T3">???</text:span>; <text:span text:style-name="T3">???</text:span>) of ethnography and three planes of activity.</text:p>
      <text:p text:style-name="Text_20_body">Include the following points in this section.</text:p>
      <text:list xml:id="list493525582" text:style-name="L9">
        <text:list-item>
          <text:p text:style-name="P13">Suitability of this framework for informal education.</text:p>
        </text:list-item>
        <text:list-item>
          <text:p text:style-name="P13">Justification of smaller data size and depth of analysis.</text:p>
        </text:list-item>
      </text:list>
      <text:h text:style-name="Heading_20_3" text:outline-level="3"><text:bookmark-start text:name="stages-of-data-gathering-and-analysis"/>Stages of Data Gathering and ANALYSIS<text:bookmark-end text:name="stages-of-data-gathering-and-analysis"/></text:h>
      <text:list xml:id="list1982807030" text:style-name="L10">
        <text:list-item>
          <text:p text:style-name="P14">Early gathering via journal / notes / practioner interviews</text:p>
        </text:list-item>
        <text:list-item>
          <text:p text:style-name="P14">Mutual nature of the design progressions -</text:p>
        </text:list-item>
      </text:list>
      <text:h text:style-name="Heading_20_4" text:outline-level="4"><text:bookmark-start text:name="mutual-nature-of-the-evolution-of-the-design"/>Mutual nature of the evolution of the design<text:bookmark-end text:name="mutual-nature-of-the-evolution-of-the-design"/></text:h>
      <text:h text:style-name="Heading_20_3" text:outline-level="3"><text:bookmark-start text:name="role-of-practitioner-interviews"/>Role of Practitioner interviews<text:bookmark-end text:name="role-of-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text:soft-page-break/>leading role in creating the recourses coming out of the program.</text:p>
      <text:p text:style-name="Text_20_body">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text:p>
      <text:p text:style-name="Text_20_body">Again while diversity of data invites drawing on diverse methods of analysis, AT will provide a foundation for the analysis of these diverse data.</text:p>
      <text:h text:style-name="Heading_20_2" text:outline-level="2"><text:bookmark-start text:name="data-processing"/>Data Processing<text:bookmark-end text:name="data-processing"/></text:h>
      <text:p text:style-name="First_20_paragraph">There is sometimes a danger of imagining how a new data gathering tool could be useful but then not being aware of all of the potential pitfalls which can make processing the data time consuming. Also the very nature of working with video is time consuming.</text:p>
      <text:p text:style-name="Text_20_body">On a personal note, I sometimes like the challenges involved and sometimes find them infuriating. It can be like a specialist knowledge which you can use as a currency, or as a hidden knowledge that you take pride in sharing.</text:p>
      <text:p text:style-name="Text_20_body"><text:soft-page-break/>I use a software sustainability approach also influenced by a personal modification of permaculture computing ideas and ideas of free software and open document approaches.</text:p>
      <text:list xml:id="list2048716600" text:style-name="L11">
        <text:list-item>
          <text:p text:style-name="P15">Data portability and interoperability</text:p>
        </text:list-item>
        <text:list-item>
          <text:p text:style-name="P15">Software sustainability, in particular longevity</text:p>
        </text:list-item>
        <text:list-item>
          <text:p text:style-name="P15">Licencing - FLOSS licence ?</text:p>
        </text:list-item>
        <text:list-item>
          <text:p text:style-name="P15">If proprietary - then what is the business model?</text:p>
        </text:list-item>
        <text:list-item>
          <text:p text:style-name="P15">Is batch processing of files possible?</text:p>
        </text:list-item>
        <text:list-item>
          <text:p text:style-name="P15">It it a cross platform approach - in particular can I use it on debian based linux systems?</text:p>
        </text:list-item>
      </text:list>
      <text:p text:style-name="First_20_paragraph">I also take a more practical approach which takes into account working with peers and that such advocacy is not a core part of my job or this research.</text:p>
      <text:p text:style-name="Text_20_body">Such an attitude may involve compromises or hacking systems, software or processes</text:p>
      <text:h text:style-name="Heading_20_3" text:outline-level="3"><text:bookmark-start text:name="video-processing"/>360 Video Processing<text:bookmark-end text:name="video-processing"/></text:h>
      <text:p text:style-name="First_20_paragraph">The processing of video and audio data of both captured screens and 360 video data and high quality audio data involved several stages. This process is outlined briefly to document useful findings and observations in the process.</text:p>
      <text:p text:style-name="Text_20_body">The use of 360 data yields some advantages in capturing the gestures and facial expressions of potentially all participants in one recording. It does however present challenges.</text:p>
      <text:p text:style-name="Text_20_body">Here is a short table outlining challenges and solutions to 360 video processing.</text:p>
      <text:list xml:id="list134930715" text:style-name="L12">
        <text:list-item>
          <text:p text:style-name="P16">split video files - can be corrupted thus you only lose one - but also can be confusing</text:p>
        </text:list-item>
        <text:list-item>
          <text:p text:style-name="P16">time navigation - also confusing - sometimes put up on the screen - but inconsistently</text:p>
        </text:list-item>
        <text:list-item>
          <text:p text:style-name="P16">moving and keeping a track of data from week to week and over years is complex.</text:p>
        </text:list-item>
        <text:list-item>
          <text:p text:style-name="P16">processing data requires special software - from samsung</text:p>
        </text:list-item>
        <text:list-item>
          <text:p text:style-name="P16">viewing data on a normal vlc player - needs extra processing using spatial media</text:p>
        </text:list-item>
      </text:list>
      <text:h text:style-name="Heading_20_3" text:outline-level="3"><text:bookmark-start text:name="screen-capture-processing"/>Screen Capture Processing<text:bookmark-end text:name="screen-capture-processing"/></text:h>
      <text:p text:style-name="First_20_paragraph">Justification of choice. Flashback pro - on Uni computers. Also a reasonable price for paying to use on home computers. Has a batch processing tool for saving as open ish format files.</text:p>
      <text:p text:style-name="Text_20_body">Flashback saves data as its own fbr format. This include audio, video screen capture, and optionally one or more webcams.</text:p>
      <text:p text:style-name="Text_20_body">I decided not to record on webcams. For the following reasons:</text:p>
      <text:list xml:id="list1869380183" text:style-name="L13">
        <text:list-item>
          <text:p text:style-name="P17">intrusive feel - having the webcam on and the resulting red light on the screen, I felt was less conducive to feeling comfortable than one 360 camera in the middle of the room.</text:p>
        </text:list-item>
        <text:list-item>
          <text:p text:style-name="P17">less resources - recording webcam on the laptop</text:p>
        </text:list-item>
        <text:list-item>
          <text:p text:style-name="P17">reduced video file size of final data file</text:p>
        </text:list-item>
        <text:list-item>
          <text:p text:style-name="P17">less complexity when processing data -</text:p>
        </text:list-item>
      </text:list>
      <text:p text:style-name="First_20_paragraph">One advantage of the fbr format is that you can examine key strokes that the participant has made while interacting with the keyboard and see their mouse travel over the screen and see when they click on different parts of the screen.</text:p>
      <text:p text:style-name="Text_20_body">However, it not possible to code the natively created files directly. Thus need to be converted to <text:soft-page-break/>mp4 to import into coding software like Nvivo. In this process the keyboard and mouse data is lost.</text:p>
      <text:p text:style-name="Text_20_body">Thus original files have been retained in order to cross reference that data if it is useful. It also presents other options for analysis which are similar to much more in depth analysis of HCI research of professional set ups. While this is beyond the remit of this study, certain uses do present themselves strongly for future investigation. Particularly the study of such data to identify common mistakes or frustrations when interacting with the user interface. Such misconceptions could be addressed in direct teaching at the start of the next session.</text:p>
      <text:h text:style-name="Heading_20_3" text:outline-level="3"><text:bookmark-start text:name="general-file-management"/>General File management<text:bookmark-end text:name="general-file-management"/></text:h>
      <text:p text:style-name="First_20_paragraph">This whole process is intensive for file management. Making me create a linux commandline toolbox. https://docs.google.com/document/d/1Y7MsZDY8ofvls5XO7tztSu8KFdClJo09o3qpWOdkb2M/edit?usp=drive_web&amp;ouid=114325803502752689876</text:p>
      <text:h text:style-name="Heading_20_3" text:outline-level="3"><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other-material---analysis-of-data"/>Other Material - Analysis of Data<text:bookmark-end text:name="other-material---analysis-of-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text:soft-page-break/>sound effects and background music.</text:p>
      <text:h text:style-name="Heading_20_3" text:outline-level="3"><text:bookmark-start text:name="analysis-of-journal-and-teaching-resources"/>Analysis of Journal and Teaching Resources<text:bookmark-end text:name="analysis-of-journal-and-teaching-resources"/></text:h>
      <text:p text:style-name="First_20_paragraph">The process of analysis of journal notes and resulting resources required a different approach from that of video data.</text:p>
      <text:h text:style-name="Heading_20_4" text:outline-level="4"><text:bookmark-start text:name="overall-rational-and-approach"/>Overall Rational and Approach<text:bookmark-end text:name="overall-rational-and-approach"/></text:h>
      <text:p text:style-name="First_20_paragraph">The following resources were examined</text:p>
      <text:list xml:id="list4222442607" text:style-name="L14">
        <text:list-item>
          <text:p text:style-name="P18">Book Journal pages</text:p>
        </text:list-item>
        <text:list-item>
          <text:p text:style-name="P18">Digital journal entries directly in response to going</text:p>
        </text:list-item>
        <text:list-item>
          <text:p text:style-name="P18">Linear support book and print outs to support participants in sessions</text:p>
        </text:list-item>
        <text:list-item>
          <text:p text:style-name="P18">Additional 3M model resources to help navigation and reflection and gameful approaches</text:p>
        </text:list-item>
      </text:list>
      <text:p text:style-name="First_20_paragraph">TO DO - IT MAY BE HELPFUL TO CREATE A TABLE OR DESCRIBE THESE IN MORE DETAIL</text:p>
      <text:p text:style-name="Text_20_body">Journal Notes were used in the following ways: (perhaps code this)</text:p>
      <text:list xml:id="list2521376370" text:style-name="L15">
        <text:list-item>
          <text:p text:style-name="P19">as a reflective tool after sessions</text:p>
        </text:list-item>
        <text:list-item>
          <text:p text:style-name="P19">as a note pad to plan resource creation</text:p>
        </text:list-item>
        <text:list-item>
          <text:p text:style-name="P19">as a sketch pad to explore the relationship between Concepts being explored and existing game making frameworks</text:p>
        </text:list-item>
        <text:list-item>
          <text:p text:style-name="P19">as a</text:p>
        </text:list-item>
      </text:list>
      <text:p text:style-name="First_20_paragraph">The quantity of data prevented extensive and detailed coding using a grounded thematic analysis. Rather than taking a grounded approach which would take too long given the quantity of data, this data was analysed using 3 planes of sociocultural activity. The rationale for this is as follows:</text:p>
      <text:list xml:id="list1500919714" text:style-name="L16">
        <text:list-item>
          <text:p text:style-name="P20">Using an existing relevant framework saves time, especially as a more emergent approach was (in part ) in coding video data.</text:p>
        </text:list-item>
        <text:list-item>
          <text:p text:style-name="P20">RQx addresses the formation of a game-making community. This process is co-constituted by planners, facilitators, parents and children. This dynamism and dialogue can be captured in this framwork using the concept of guided participation.</text:p>
        </text:list-item>
        <text:list-item>
          <text:p text:style-name="P20">The advantages of drawing on funds of knowledge, and the activities that I used to do this, as well as connecting to wider communities are address well with the plane of culture, in the concept of Apprenticeship.</text:p>
        </text:list-item>
        <text:list-item>
          <text:p text:style-name="P20">While more complex, the plane of more individual participatory appropriation, allows for alignment and then transfer to more formal learning environments. This then makes this research more relevant to class room and guided sessions.</text:p>
        </text:list-item>
        <text:list-item>
          <text:p text:style-name="P20">While the three planes provided a higher level framework, the specifics of the data gave greater granularity and formed sub categories of coding - thus avoiding the problem of analytic preconceptions.</text:p>
        </text:list-item>
      </text:list>
      <text:h text:style-name="Heading_20_3" text:outline-level="3"><text:bookmark-start text:name="specifics-of-coding"/>Specifics of Coding<text:bookmark-end text:name="specifics-of-coding"/></text:h>
      <text:h text:style-name="Heading_20_4" text:outline-level="4"><text:bookmark-start text:name="choosing-what-and-how-much-to-code"/>Choosing what and how much to code<text:bookmark-end text:name="choosing-what-and-how-much-to-code"/></text:h>
      <text:p text:style-name="First_20_paragraph">A page of quick analysis of the files online here helped to shape that decision.</text:p>
      <text:p text:style-name="Text_20_body"><text:soft-page-break/>https://docs.google.com/document/d/1vpAIqHPg_Z0S5MWeS0rBTvxCL1N9NQButam4Ozq39Ek/edit#</text:p>
      <text:p text:style-name="Text_20_body">Criteria include</text:p>
      <text:list xml:id="list1389382036" text:style-name="L17">
        <text:list-item>
          <text:p text:style-name="P21">In the first two runs of data collection - single technology</text:p>
        </text:list-item>
        <text:list-item>
          <text:p text:style-name="P21">Good quality recording</text:p>
        </text:list-item>
        <text:list-item>
          <text:p text:style-name="P21">Diversity of kinds of participants, ages especially</text:p>
        </text:list-item>
        <text:list-item>
          <text:p text:style-name="P21">Diversity on participant actions</text:p>
        </text:list-item>
        <text:list-item>
          <text:p text:style-name="P21">Diversity of interactions between participants present across choices</text:p>
        </text:list-item>
      </text:list>
      <text:h text:style-name="Heading_20_4" text:outline-level="4"><text:bookmark-start text:name="using-a-3-planes-approach"/>Using a 3 Planes Approach<text:bookmark-end text:name="using-a-3-planes-approach"/></text:h>
      <text:p text:style-name="First_20_paragraph">The analysis of these resources using the three planes involved a choice of some of the following</text:p>
      <text:list xml:id="list1882179714" text:style-name="L18">
        <text:list-item>
          <text:p text:style-name="P22">scanning written document and converting digital documents for inclusion into nvivo for formal Coding</text:p>
        </text:list-item>
        <text:list-item>
          <text:p text:style-name="P22">using a spread sheet and putting categories and notes in to columns</text:p>
        </text:list-item>
        <text:list-item>
          <text:p text:style-name="P22">using trello or other Kanban</text:p>
        </text:list-item>
        <text:list-item>
          <text:p text:style-name="P22">using a table in word to record notes on data in-situ</text:p>
        </text:list-item>
      </text:list>
      <text:p text:style-name="First_20_paragraph">The video data explored in nvivo is very time consuming, and given this and the factor that the transforming reflections into learning resources, already involves a process of filtering, a much courser level of data analysis. However, using a static text only approach such as describing data in prose or using a table in a word document does not allow for filtering based on themes which is potentially useful as an analyitical too.<text:line-break/>Thus using MS Excel as a simple way to collate data without translation seems appropriate.</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e process of refining this reflection into learning and teaching resources was complex and iterative. The following paragraph illustrates the process using a case study? [PERHAPS LOOK AT THE ELEMENTs OF A GAME DIVISION? - FINAL DESTINATION - SPACE, MECHANICS, POLISH]</text:p>
      <text:h text:style-name="Heading_20_3" text:outline-level="3"><text:bookmark-start text:name="video-coding---analysis-of-data"/>Video Coding - Analysis of Data<text:bookmark-end text:name="video-coding---analysis-of-data"/></text:h>
      <text:p text:style-name="P3">I am guided by approaches which use video to develop both in-depth thematic analysis and broader narratives such as case studies <text:reference-mark-start text:name="ZOTERO_ITEM CSL_CITATION {&quot;citationID&quot;:&quot;mnbvkqld&quot;,&quot;properties&quot;:{&quot;formattedCitation&quot;:&quot;(Derry {\\i{}et al.}, 2010)&quot;,&quot;plainCitation&quot;:&quot;(Derry et al., 2010)&quot;,&quot;noteIndex&quot;:0},&quot;citationItems&quot;:[{&quot;id&quot;:3281,&quot;uris&quot;:[&quot;http://zotero.org/users/1913249/items/UNBJDRSL&quot;],&quot;itemData&quot;:{&quot;id&quot;:3281,&quot;type&quot;:&quot;article-journal&quot;,&quot;container-title&quot;:&quot;Journal of the Learning Sciences&quot;,&quot;DOI&quot;:&quot;10.1080/10508400903452884&quot;,&quot;ISSN&quot;:&quot;1050-8406, 1532-7809&quot;,&quot;issue&quot;:&quot;1&quot;,&quot;journalAbbreviation&quot;:&quot;Journal of the Learning Sciences&quot;,&quot;language&quot;:&quot;en&quot;,&quot;page&quot;:&quot;3-53&quot;,&quot;source&quot;:&quot;DOI.org (Crossref)&quot;,&quot;title&quot;:&quot;Conducting Video Research in the Learning Sciences: Guidance on Selection, Analysis, Technology, and Ethics&quot;,&quot;title-short&quot;:&quot;Conducting Video Research in the Learning Sciences&quot;,&quot;volume&quot;:&quot;19&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issued&quot;:{&quot;date-parts&quot;:[[&quot;2010&quot;,1,27]]},&quot;citation-key&quot;:&quot;derry_conducting_2010&quot;},&quot;prefix&quot;:&quot;&quot;,&quot;suffix&quot;:&quot;&quot;}],&quot;schema&quot;:&quot;https://github.com/citation-style-language/schema/raw/master/csl-citation.json&quot;} RND6UC0a8EGu9"/><text:span text:style-name="T12">(Derry </text:span><text:span text:style-name="T10">et al.</text:span><text:span text:style-name="T12">, 2010)</text:span><text:reference-mark-end text:name="ZOTERO_ITEM CSL_CITATION {&quot;citationID&quot;:&quot;mnbvkqld&quot;,&quot;properties&quot;:{&quot;formattedCitation&quot;:&quot;(Derry {\\i{}et al.}, 2010)&quot;,&quot;plainCitation&quot;:&quot;(Derry et al., 2010)&quot;,&quot;noteIndex&quot;:0},&quot;citationItems&quot;:[{&quot;id&quot;:3281,&quot;uris&quot;:[&quot;http://zotero.org/users/1913249/items/UNBJDRSL&quot;],&quot;itemData&quot;:{&quot;id&quot;:3281,&quot;type&quot;:&quot;article-journal&quot;,&quot;container-title&quot;:&quot;Journal of the Learning Sciences&quot;,&quot;DOI&quot;:&quot;10.1080/10508400903452884&quot;,&quot;ISSN&quot;:&quot;1050-8406, 1532-7809&quot;,&quot;issue&quot;:&quot;1&quot;,&quot;journalAbbreviation&quot;:&quot;Journal of the Learning Sciences&quot;,&quot;language&quot;:&quot;en&quot;,&quot;page&quot;:&quot;3-53&quot;,&quot;source&quot;:&quot;DOI.org (Crossref)&quot;,&quot;title&quot;:&quot;Conducting Video Research in the Learning Sciences: Guidance on Selection, Analysis, Technology, and Ethics&quot;,&quot;title-short&quot;:&quot;Conducting Video Research in the Learning Sciences&quot;,&quot;volume&quot;:&quot;19&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issued&quot;:{&quot;date-parts&quot;:[[&quot;2010&quot;,1,27]]},&quot;citation-key&quot;:&quot;derry_conducting_2010&quot;},&quot;prefix&quot;:&quot;&quot;,&quot;suffix&quot;:&quot;&quot;}],&quot;schema&quot;:&quot;https://github.com/citation-style-language/schema/raw/master/csl-citation.json&quot;} RND6UC0a8EGu9"/>. I use a variant of discourse analysis to explore interactions of participants captured on video recordings. Mercer and colleagues identify discourse analysis as a loose associations of methods to support linguistic analysis of interactions to identify emergent patterns <text:reference-mark-start text:name="ZOTERO_ITEM CSL_CITATION {&quot;citationID&quot;:&quot;zbbqpffq&quot;,&quot;properties&quot;:{&quot;formattedCitation&quot;:&quot;(Mercer, Littleton and Wegerif, 2004)&quot;,&quot;plainCitation&quot;:&quot;(Mercer, Littleton and Wegerif, 2004)&quot;,&quot;noteIndex&quot;:0},&quot;citationItems&quot;:[{&quot;id&quot;:3278,&quot;uris&quot;:[&quot;http://zotero.org/users/1913249/items/NYQ59F7R&quot;],&quot;itemData&quot;:{&quot;id&quot;:3278,&quot;type&quot;:&quot;article-journal&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container-title&quot;:&quot;Technology, Pedagogy and Education&quot;,&quot;DOI&quot;:&quot;10.1080/14759390400200180&quot;,&quot;ISSN&quot;:&quot;1475-939X, 1747-5139&quot;,&quot;issue&quot;:&quot;2&quot;,&quot;journalAbbreviation&quot;:&quot;Technology, Pedagogy and Education&quot;,&quot;language&quot;:&quot;en&quot;,&quot;page&quot;:&quot;195-212&quot;,&quot;source&quot;:&quot;DOI.org (Crossref)&quot;,&quot;title&quot;:&quot;Methods for studying the processes of interaction and collaborative activity in computer-based educational activities&quot;,&quot;volume&quot;:&quot;13&quot;,&quot;author&quot;:[{&quot;family&quot;:&quot;Mercer&quot;,&quot;given&quot;:&quot;Neil&quot;},{&quot;family&quot;:&quot;Littleton&quot;,&quot;given&quot;:&quot;Karen&quot;},{&quot;family&quot;:&quot;Wegerif&quot;,&quot;given&quot;:&quot;Rupert&quot;}],&quot;issued&quot;:{&quot;date-parts&quot;:[[&quot;2004&quot;,7]]},&quot;citation-key&quot;:&quot;mercer_methods_2004&quot;},&quot;prefix&quot;:&quot;&quot;,&quot;suffix&quot;:&quot;&quot;}],&quot;schema&quot;:&quot;https://github.com/citation-style-language/schema/raw/master/csl-citation.json&quot;} RNDa3WsJK3jgq"/>(Mercer, Littleton and Wegerif, 2004)<text:reference-mark-end text:name="ZOTERO_ITEM CSL_CITATION {&quot;citationID&quot;:&quot;zbbqpffq&quot;,&quot;properties&quot;:{&quot;formattedCitation&quot;:&quot;(Mercer, Littleton and Wegerif, 2004)&quot;,&quot;plainCitation&quot;:&quot;(Mercer, Littleton and Wegerif, 2004)&quot;,&quot;noteIndex&quot;:0},&quot;citationItems&quot;:[{&quot;id&quot;:3278,&quot;uris&quot;:[&quot;http://zotero.org/users/1913249/items/NYQ59F7R&quot;],&quot;itemData&quot;:{&quot;id&quot;:3278,&quot;type&quot;:&quot;article-journal&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container-title&quot;:&quot;Technology, Pedagogy and Education&quot;,&quot;DOI&quot;:&quot;10.1080/14759390400200180&quot;,&quot;ISSN&quot;:&quot;1475-939X, 1747-5139&quot;,&quot;issue&quot;:&quot;2&quot;,&quot;journalAbbreviation&quot;:&quot;Technology, Pedagogy and Education&quot;,&quot;language&quot;:&quot;en&quot;,&quot;page&quot;:&quot;195-212&quot;,&quot;source&quot;:&quot;DOI.org (Crossref)&quot;,&quot;title&quot;:&quot;Methods for studying the processes of interaction and collaborative activity in computer-based educational activities&quot;,&quot;volume&quot;:&quot;13&quot;,&quot;author&quot;:[{&quot;family&quot;:&quot;Mercer&quot;,&quot;given&quot;:&quot;Neil&quot;},{&quot;family&quot;:&quot;Littleton&quot;,&quot;given&quot;:&quot;Karen&quot;},{&quot;family&quot;:&quot;Wegerif&quot;,&quot;given&quot;:&quot;Rupert&quot;}],&quot;issued&quot;:{&quot;date-parts&quot;:[[&quot;2004&quot;,7]]},&quot;citation-key&quot;:&quot;mercer_methods_2004&quot;},&quot;prefix&quot;:&quot;&quot;,&quot;suffix&quot;:&quot;&quot;}],&quot;schema&quot;:&quot;https://github.com/citation-style-language/schema/raw/master/csl-citation.json&quot;} RNDa3WsJK3jgq"/>. While a common pattern in classroom interactions is that of IRF, initiation (teacher), response (student) and follow up (teacher) <text:reference-mark-start text:name="ZOTERO_ITEM CSL_CITATION {&quot;citationID&quot;:&quot;nfmymwze&quot;,&quot;properties&quot;:{&quot;formattedCitation&quot;:&quot;(Sinclair and Coulthard, 1975)&quot;,&quot;plainCitation&quot;:&quot;(Sinclair and Coulthard, 1975)&quot;,&quot;noteIndex&quot;:0},&quot;citationItems&quot;:[{&quot;id&quot;:3243,&quot;uris&quot;:[&quot;http://zotero.org/users/1913249/items/5GN3VJQX&quot;],&quot;itemData&quot;:{&quot;id&quot;:3243,&quot;type&quot;:&quot;book&quot;,&quot;publisher&quot;:&quot;Oxford Univ Pr&quot;,&quot;title&quot;:&quot;Towards an analysis of discourse: The English used by teachers and pupils&quot;,&quot;author&quot;:[{&quot;family&quot;:&quot;Sinclair&quot;,&quot;given&quot;:&quot;John McHardy&quot;},{&quot;family&quot;:&quot;Coulthard&quot;,&quot;given&quot;:&quot;Malcolm&quot;}],&quot;issued&quot;:{&quot;date-parts&quot;:[[&quot;1975&quot;]]},&quot;citation-key&quot;:&quot;sinclair_towards_1975&quot;},&quot;prefix&quot;:&quot;&quot;,&quot;suffix&quot;:&quot;&quot;}],&quot;schema&quot;:&quot;https://github.com/citation-style-language/schema/raw/master/csl-citation.json&quot;} RND8nLd8cp4qt"/>(Sinclair and Coulthard, 1975)<text:reference-mark-end text:name="ZOTERO_ITEM CSL_CITATION {&quot;citationID&quot;:&quot;nfmymwze&quot;,&quot;properties&quot;:{&quot;formattedCitation&quot;:&quot;(Sinclair and Coulthard, 1975)&quot;,&quot;plainCitation&quot;:&quot;(Sinclair and Coulthard, 1975)&quot;,&quot;noteIndex&quot;:0},&quot;citationItems&quot;:[{&quot;id&quot;:3243,&quot;uris&quot;:[&quot;http://zotero.org/users/1913249/items/5GN3VJQX&quot;],&quot;itemData&quot;:{&quot;id&quot;:3243,&quot;type&quot;:&quot;book&quot;,&quot;publisher&quot;:&quot;Oxford Univ Pr&quot;,&quot;title&quot;:&quot;Towards an analysis of discourse: The English used by teachers and pupils&quot;,&quot;author&quot;:[{&quot;family&quot;:&quot;Sinclair&quot;,&quot;given&quot;:&quot;John McHardy&quot;},{&quot;family&quot;:&quot;Coulthard&quot;,&quot;given&quot;:&quot;Malcolm&quot;}],&quot;issued&quot;:{&quot;date-parts&quot;:[[&quot;1975&quot;]]},&quot;citation-key&quot;:&quot;sinclair_towards_1975&quot;},&quot;prefix&quot;:&quot;&quot;,&quot;suffix&quot;:&quot;&quot;}],&quot;schema&quot;:&quot;https://github.com/citation-style-language/schema/raw/master/csl-citation.json&quot;} RND8nLd8cp4qt"/> , the inherent assumption that a teacher will be leading an activity will not consistently be appropriate for my study; although at times a parent may take this role. Other discourse analysis frameworks that take a sociocultural approach <text:reference-mark-start text:name="ZOTERO_ITEM CSL_CITATION {&quot;citationID&quot;:&quot;oqemjrxf&quot;,&quot;properties&quot;:{&quot;formattedCitation&quot;:&quot;(Phillips, 1985; Lyle, 1993)&quot;,&quot;plainCitation&quot;:&quot;(Phillips, 1985; Lyle, 1993)&quot;,&quot;noteIndex&quot;:0},&quot;citationItems&quot;:[{&quot;id&quot;:3277,&quot;uris&quot;:[&quot;http://zotero.org/users/1913249/items/ITHBG26F&quot;],&quot;itemData&quot;:{&quot;id&quot;:3277,&quot;type&quot;:&quot;article-journal&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container-title&quot;:&quot;Language and Education&quot;,&quot;DOI&quot;:&quot;10.1080/09500789309541358&quot;,&quot;ISSN&quot;:&quot;0950-0782, 1747-7581&quot;,&quot;issue&quot;:&quot;3&quot;,&quot;journalAbbreviation&quot;:&quot;Language and Education&quot;,&quot;language&quot;:&quot;en&quot;,&quot;page&quot;:&quot;181-197&quot;,&quot;source&quot;:&quot;DOI.org (Crossref)&quot;,&quot;title&quot;:&quot;An investigation into ways in which children talk themselves into meaning’&quot;,&quot;volume&quot;:&quot;7&quot;,&quot;author&quot;:[{&quot;family&quot;:&quot;Lyle&quot;,&quot;given&quot;:&quot;Susan&quot;}],&quot;issued&quot;:{&quot;date-parts&quot;:[[&quot;1993&quot;,1]]},&quot;citation-key&quot;:&quot;lyle_investigation_1993&quot;},&quot;prefix&quot;:&quot;&quot;,&quot;suffix&quot;:&quot;&quot;},{&quot;id&quot;:3247,&quot;uris&quot;:[&quot;http://zotero.org/users/1913249/items/EWL6YAVY&quot;],&quot;itemData&quot;:{&quot;id&quot;:3247,&quot;type&quot;:&quot;chapter&quot;,&quot;container-title&quot;:&quot;Language And Learning&quot;,&quot;page&quot;:&quot;67–90&quot;,&quot;publisher&quot;:&quot;Routledge&quot;,&quot;title&quot;:&quot;Beyond lip-service: Discourse development after the age of nine&quot;,&quot;author&quot;:[{&quot;family&quot;:&quot;Phillips&quot;,&quot;given&quot;:&quot;Terry&quot;}],&quot;issued&quot;:{&quot;date-parts&quot;:[[&quot;1985&quot;]]},&quot;citation-key&quot;:&quot;phillips_beyond_1985&quot;},&quot;prefix&quot;:&quot;&quot;,&quot;suffix&quot;:&quot;&quot;}],&quot;schema&quot;:&quot;https://github.com/citation-style-language/schema/raw/master/csl-citation.json&quot;} RNDBU1orhUyRX"/>(Phillips, 1985; Lyle, 1993)<text:reference-mark-end text:name="ZOTERO_ITEM CSL_CITATION {&quot;citationID&quot;:&quot;oqemjrxf&quot;,&quot;properties&quot;:{&quot;formattedCitation&quot;:&quot;(Phillips, 1985; Lyle, 1993)&quot;,&quot;plainCitation&quot;:&quot;(Phillips, 1985; Lyle, 1993)&quot;,&quot;noteIndex&quot;:0},&quot;citationItems&quot;:[{&quot;id&quot;:3277,&quot;uris&quot;:[&quot;http://zotero.org/users/1913249/items/ITHBG26F&quot;],&quot;itemData&quot;:{&quot;id&quot;:3277,&quot;type&quot;:&quot;article-journal&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container-title&quot;:&quot;Language and Education&quot;,&quot;DOI&quot;:&quot;10.1080/09500789309541358&quot;,&quot;ISSN&quot;:&quot;0950-0782, 1747-7581&quot;,&quot;issue&quot;:&quot;3&quot;,&quot;journalAbbreviation&quot;:&quot;Language and Education&quot;,&quot;language&quot;:&quot;en&quot;,&quot;page&quot;:&quot;181-197&quot;,&quot;source&quot;:&quot;DOI.org (Crossref)&quot;,&quot;title&quot;:&quot;An investigation into ways in which children talk themselves into meaning’&quot;,&quot;volume&quot;:&quot;7&quot;,&quot;author&quot;:[{&quot;family&quot;:&quot;Lyle&quot;,&quot;given&quot;:&quot;Susan&quot;}],&quot;issued&quot;:{&quot;date-parts&quot;:[[&quot;1993&quot;,1]]},&quot;citation-key&quot;:&quot;lyle_investigation_1993&quot;},&quot;prefix&quot;:&quot;&quot;,&quot;suffix&quot;:&quot;&quot;},{&quot;id&quot;:3247,&quot;uris&quot;:[&quot;http://zotero.org/users/1913249/items/EWL6YAVY&quot;],&quot;itemData&quot;:{&quot;id&quot;:3247,&quot;type&quot;:&quot;chapter&quot;,&quot;container-title&quot;:&quot;Language And Learning&quot;,&quot;page&quot;:&quot;67–90&quot;,&quot;publisher&quot;:&quot;Routledge&quot;,&quot;title&quot;:&quot;Beyond lip-service: Discourse development after the age of nine&quot;,&quot;author&quot;:[{&quot;family&quot;:&quot;Phillips&quot;,&quot;given&quot;:&quot;Terry&quot;}],&quot;issued&quot;:{&quot;date-parts&quot;:[[&quot;1985&quot;]]},&quot;citation-key&quot;:&quot;phillips_beyond_1985&quot;},&quot;prefix&quot;:&quot;&quot;,&quot;suffix&quot;:&quot;&quot;}],&quot;schema&quot;:&quot;https://github.com/citation-style-language/schema/raw/master/csl-citation.json&quot;} RNDBU1orhUyRX"/>, and specifically those from project focused studies <text:reference-mark-start text:name="ZOTERO_ITEM CSL_CITATION {&quot;citationID&quot;:&quot;oogaiayp&quot;,&quot;properties&quot;:{&quot;formattedCitation&quot;:&quot;(Moje {\\i{}et al.}, 2001; Hmelo-Silver and Barrows, 2008)&quot;,&quot;plainCitation&quot;:&quot;(Moje et al., 2001; Hmelo-Silver and Barrows, 2008)&quot;,&quot;noteIndex&quot;:0},&quot;citationItems&quot;:[{&quot;id&quot;:3241,&quot;uris&quot;:[&quot;http://zotero.org/users/1913249/items/RS9JBSKA&quot;],&quot;itemData&quot;:{&quot;id&quot;:3241,&quot;type&quot;:&quot;article-journal&quot;,&quot;container-title&quot;:&quot;Cognition and Instruction&quot;,&quot;DOI&quot;:&quot;10.1080/07370000701798495&quot;,&quot;ISSN&quot;:&quot;0737-0008, 1532-690X&quot;,&quot;issue&quot;:&quot;1&quot;,&quot;journalAbbreviation&quot;:&quot;Cognition and Instruction&quot;,&quot;language&quot;:&quot;en&quot;,&quot;page&quot;:&quot;48-94&quot;,&quot;source&quot;:&quot;DOI.org (Crossref)&quot;,&quot;title&quot;:&quot;Facilitating Collaborative Knowledge Building&quot;,&quot;volume&quot;:&quot;26&quot;,&quot;author&quot;:[{&quot;family&quot;:&quot;Hmelo-Silver&quot;,&quot;given&quot;:&quot;Cindy E.&quot;},{&quot;family&quot;:&quot;Barrows&quot;,&quot;given&quot;:&quot;Howard S.&quot;}],&quot;issued&quot;:{&quot;date-parts&quot;:[[&quot;2008&quot;,1,18]]},&quot;citation-key&quot;:&quot;hmelo-silver_facilitating_2008&quot;},&quot;prefix&quot;:&quot;&quot;,&quot;suffix&quot;:&quot;&quot;},{&quot;id&quot;:172,&quot;uris&quot;:[&quot;http://zotero.org/users/1913249/items/X5SP9SN9&quot;],&quot;itemData&quot;:{&quot;id&quot;:172,&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_maestro_2001&quot;},&quot;prefix&quot;:&quot;&quot;,&quot;suffix&quot;:&quot;&quot;}],&quot;schema&quot;:&quot;https://github.com/citation-style-language/schema/raw/master/csl-citation.json&quot;} RNDO1OFPr8rUb"/><text:span text:style-name="T12">(Moje </text:span><text:span text:style-name="T10">et al.</text:span><text:span text:style-name="T12">, 2001; Hmelo-Silver and Barrows, 2008)</text:span><text:reference-mark-end text:name="ZOTERO_ITEM CSL_CITATION {&quot;citationID&quot;:&quot;oogaiayp&quot;,&quot;properties&quot;:{&quot;formattedCitation&quot;:&quot;(Moje {\\i{}et al.}, 2001; Hmelo-Silver and Barrows, 2008)&quot;,&quot;plainCitation&quot;:&quot;(Moje et al., 2001; Hmelo-Silver and Barrows, 2008)&quot;,&quot;noteIndex&quot;:0},&quot;citationItems&quot;:[{&quot;id&quot;:3241,&quot;uris&quot;:[&quot;http://zotero.org/users/1913249/items/RS9JBSKA&quot;],&quot;itemData&quot;:{&quot;id&quot;:3241,&quot;type&quot;:&quot;article-journal&quot;,&quot;container-title&quot;:&quot;Cognition and Instruction&quot;,&quot;DOI&quot;:&quot;10.1080/07370000701798495&quot;,&quot;ISSN&quot;:&quot;0737-0008, 1532-690X&quot;,&quot;issue&quot;:&quot;1&quot;,&quot;journalAbbreviation&quot;:&quot;Cognition and Instruction&quot;,&quot;language&quot;:&quot;en&quot;,&quot;page&quot;:&quot;48-94&quot;,&quot;source&quot;:&quot;DOI.org (Crossref)&quot;,&quot;title&quot;:&quot;Facilitating Collaborative Knowledge Building&quot;,&quot;volume&quot;:&quot;26&quot;,&quot;author&quot;:[{&quot;family&quot;:&quot;Hmelo-Silver&quot;,&quot;given&quot;:&quot;Cindy E.&quot;},{&quot;family&quot;:&quot;Barrows&quot;,&quot;given&quot;:&quot;Howard S.&quot;}],&quot;issued&quot;:{&quot;date-parts&quot;:[[&quot;2008&quot;,1,18]]},&quot;citation-key&quot;:&quot;hmelo-silver_facilitating_2008&quot;},&quot;prefix&quot;:&quot;&quot;,&quot;suffix&quot;:&quot;&quot;},{&quot;id&quot;:172,&quot;uris&quot;:[&quot;http://zotero.org/users/1913249/items/X5SP9SN9&quot;],&quot;itemData&quot;:{&quot;id&quot;:172,&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_maestro_2001&quot;},&quot;prefix&quot;:&quot;&quot;,&quot;suffix&quot;:&quot;&quot;}],&quot;schema&quot;:&quot;https://github.com/citation-style-language/schema/raw/master/csl-citation.json&quot;} RNDO1OFPr8rUb"/> allow more detailed treatment of the incorporation of tools and cultural artefacts into a collective discourse.</text:p>
      <text:h text:style-name="Heading_20_3" text:outline-level="3"><text:bookmark-start text:name="notes-on-underpinning-of-thematic-analysis-of-video-data"/><text:soft-page-break/>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overall-rational-and-approach-of-coding-video-data"/>Overall Rational and Approach of Coding Video Data<text:bookmark-end text:name="overall-rational-and-approach-of-coding-video-data"/></text:h>
      <text:p text:style-name="First_20_paragraph">The coding process is not grounded [explain] but informed by literature review and early analysis of journal entries. The gathering of data and revision of teaching materials took place over several years. As such, there was time for extensive reflection and reconsideration of factors involved in the learning design in dialogue with existing literature on game making and game making communities.</text:p>
      <text:p text:style-name="Text_20_body">How much emphasis to place on the Thematic Analysis is questionable. It served to answer the research questions in the following ways.</text:p>
      <text:list xml:id="list3113145607" text:style-name="L19">
        <text:list-item>
          <text:p text:style-name="P23">as a process to get closer to the data</text:p>
        </text:list-item>
        <text:list-item>
          <text:p text:style-name="P23">to contrast thematic analysis of the stages of design with other learning models like PBL</text:p>
        </text:list-item>
        <text:list-item>
          <text:p text:style-name="P23">to identify roles through repeated patterns of interactions</text:p>
        </text:list-item>
        <text:list-item>
          <text:p text:style-name="P23">to reflect on the thesis questions</text:p>
        </text:list-item>
      </text:list>
      <text:p text:style-name="First_20_paragraph">Following the approach of Morcom (<text:span text:style-name="T3">???</text:span>), I drew on Rogoff’s (<text:span text:style-name="T3">???</text:span>) three planes of sociocultural activity used to help understand activity in a Community of Learners.</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xml:id="list4110312464" text:style-name="L20">
        <text:list-item>
          <text:p text:style-name="P24">Elements of Computational Thinking</text:p>
        </text:list-item>
        <text:list-item>
          <text:p text:style-name="P24">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fqedfyae&quot;,&quot;properties&quot;:{&quot;formattedCitation&quot;:&quot;(2009)&quot;,&quot;plainCitation&quot;:&quot;(2009)&quot;,&quot;noteIndex&quot;:0},&quot;citationItems&quot;:[{&quot;id&quot;:2579,&quot;uris&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zorB4bMYRQ"/>(2009)<text:reference-mark-end text:name="ZOTERO_ITEM CSL_CITATION {&quot;citationID&quot;:&quot;fqedfyae&quot;,&quot;properties&quot;:{&quot;formattedCitation&quot;:&quot;(2009)&quot;,&quot;plainCitation&quot;:&quot;(2009)&quot;,&quot;noteIndex&quot;:0},&quot;citationItems&quot;:[{&quot;id&quot;:2579,&quot;uris&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zorB4bMYRQ"/>. The roles are as follows: Teacher, Collaborator, Learning Broker, Resource Provider, Nontechnical Consultant, Employer, and Learner.</text:p>
      <text:p text:style-name="Text_20_body"><text:soft-page-break/>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108">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hgxoealv&quot;,&quot;properties&quot;:{&quot;formattedCitation&quot;:&quot;(Wi\\uc0\\u775{}Narno, 2020)&quot;,&quot;plainCitation&quot;:&quot;(Wi̇Narno, 2020)&quot;,&quot;noteIndex&quot;:0},&quot;citationItems&quot;:[{&quot;id&quot;:8573,&quot;uris&quot;:[&quot;http://zotero.org/users/1913249/items/A5IWVSK8&quot;],&quot;itemData&quot;:{&quot;id&quot;:857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sjBFxrSBLa"/><text:span text:style-name="T15">(Wi̇Narno, 2020)</text:span><text:reference-mark-end text:name="ZOTERO_ITEM CSL_CITATION {&quot;citationID&quot;:&quot;hgxoealv&quot;,&quot;properties&quot;:{&quot;formattedCitation&quot;:&quot;(Wi\\uc0\\u775{}Narno, 2020)&quot;,&quot;plainCitation&quot;:&quot;(Wi̇Narno, 2020)&quot;,&quot;noteIndex&quot;:0},&quot;citationItems&quot;:[{&quot;id&quot;:8573,&quot;uris&quot;:[&quot;http://zotero.org/users/1913249/items/A5IWVSK8&quot;],&quot;itemData&quot;:{&quot;id&quot;:857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sjBFxrSBLa"/>. Engineering is Elementary project adapted from the ABET (Accreditation Board for Engineering and Technology) guidelines <text:reference-mark-start text:name="ZOTERO_ITEM CSL_CITATION {&quot;citationID&quot;:&quot;qibtusrx&quot;,&quot;properties&quot;:{&quot;formattedCitation&quot;:&quot;(Syukri {\\i{}et al.}, 2018)&quot;,&quot;plainCitation&quot;:&quot;(Syukri et al., 2018)&quot;,&quot;noteIndex&quot;:0},&quot;citationItems&quot;:[{&quot;id&quot;:8575,&quot;uris&quot;:[&quot;http://zotero.org/users/1913249/items/9AY6KHVV&quot;],&quot;itemData&quot;:{&quot;id&quot;:8575,&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volume&quot;:&quot;7&quot;,&quot;author&quot;:[{&quot;family&quot;:&quot;Syukri&quot;,&quot;given&quot;:&quot;M.&quot;},{&quot;family&quot;:&quot;Halim&quot;,&quot;given&quot;:&quot;L.&quot;},{&quot;family&quot;:&quot;Mohtar&quot;,&quot;given&quot;:&quot;L. E.&quot;},{&quot;family&quot;:&quot;Soewarno&quot;,&quot;given&quot;:&quot;S.&quot;}],&quot;issued&quot;:{&quot;date-parts&quot;:[[&quot;2018&quot;,4,3]]},&quot;citation-key&quot;:&quot;syukri_impact_2018&quot;},&quot;prefix&quot;:&quot;&quot;,&quot;suffix&quot;:&quot;&quot;}],&quot;schema&quot;:&quot;https://github.com/citation-style-language/schema/raw/master/csl-citation.json&quot;} RNDfCvKz7dc6h"/><text:span text:style-name="T12">(Syukri </text:span><text:span text:style-name="T10">et al.</text:span><text:span text:style-name="T12">, 2018)</text:span><text:reference-mark-end text:name="ZOTERO_ITEM CSL_CITATION {&quot;citationID&quot;:&quot;qibtusrx&quot;,&quot;properties&quot;:{&quot;formattedCitation&quot;:&quot;(Syukri {\\i{}et al.}, 2018)&quot;,&quot;plainCitation&quot;:&quot;(Syukri et al., 2018)&quot;,&quot;noteIndex&quot;:0},&quot;citationItems&quot;:[{&quot;id&quot;:8575,&quot;uris&quot;:[&quot;http://zotero.org/users/1913249/items/9AY6KHVV&quot;],&quot;itemData&quot;:{&quot;id&quot;:8575,&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volume&quot;:&quot;7&quot;,&quot;author&quot;:[{&quot;family&quot;:&quot;Syukri&quot;,&quot;given&quot;:&quot;M.&quot;},{&quot;family&quot;:&quot;Halim&quot;,&quot;given&quot;:&quot;L.&quot;},{&quot;family&quot;:&quot;Mohtar&quot;,&quot;given&quot;:&quot;L. E.&quot;},{&quot;family&quot;:&quot;Soewarno&quot;,&quot;given&quot;:&quot;S.&quot;}],&quot;issued&quot;:{&quot;date-parts&quot;:[[&quot;2018&quot;,4,3]]},&quot;citation-key&quot;:&quot;syukri_impact_2018&quot;},&quot;prefix&quot;:&quot;&quot;,&quot;suffix&quot;:&quot;&quot;}],&quot;schema&quot;:&quot;https://github.com/citation-style-language/schema/raw/master/csl-citation.json&quot;} RNDfCvKz7dc6h"/> involves the following steps; Ask, Imagine, Plan, Create, Test, Improve, Share (<text:span text:style-name="T3">???</text:span>).</text:p>
      <text:p text:style-name="Text_20_body">It has been adopted by the area of computing is one used in a recent book on coding by Bers (<text:span text:style-name="T3">???</text:span>).</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The process of learning game making through deepening your knowledge of game elements is explored by Jesse Schnell (<text:span text:style-name="T3">???</text:span>).</text:p>
      <text:p text:style-name="Text_20_body">Coding based on the game elements that are being added to the game serves to xxx ?</text:p>
      <text:p text:style-name="Text_20_body">As way of coding initially I considered the MDA framework for the simplicity.</text:p>
      <text:list xml:id="list2876226799" text:style-name="L21">
        <text:list-item>
          <text:p text:style-name="P25"><text:soft-page-break/>mechanics</text:p>
        </text:list-item>
        <text:list-item>
          <text:p text:style-name="P25">aesthetics</text:p>
        </text:list-item>
        <text:list-item>
          <text:p text:style-name="P25">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text:p>
      <text:p text:style-name="P108">In early stages I was influenced by the categorisation of game elements used by GSM team which also was implemented in the Game Jam Guide <text:reference-mark-start text:name="ZOTERO_ITEM CSL_CITATION {&quot;citationID&quot;:&quot;jfnkhrql&quot;,&quot;properties&quot;:{&quot;formattedCitation&quot;:&quot;(Cornish {\\i{}et al.}, 2018; Institute of Play, no date)&quot;,&quot;plainCitation&quot;:&quot;(Cornish et al., 2018; Institute of Play, no date)&quot;,&quot;noteIndex&quot;:0},&quot;citationItems&quot;:[{&quot;id&quot;:6,&quot;uris&quot;:[&quot;http://zotero.org/users/1913249/items/F6SGDXIK&quot;],&quot;itemData&quot;:{&quot;id&quot;:6,&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8476,&quot;uris&quot;:[&quot;http://zotero.org/users/1913249/items/SMWBBVRP&quot;],&quot;itemData&quot;:{&quot;id&quot;:8476,&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sz11u3y8Y4"/><text:span text:style-name="T12">(Cornish </text:span><text:span text:style-name="T10">et al.</text:span><text:span text:style-name="T12">, 2018; Institute of Play, no date)</text:span><text:reference-mark-end text:name="ZOTERO_ITEM CSL_CITATION {&quot;citationID&quot;:&quot;jfnkhrql&quot;,&quot;properties&quot;:{&quot;formattedCitation&quot;:&quot;(Cornish {\\i{}et al.}, 2018; Institute of Play, no date)&quot;,&quot;plainCitation&quot;:&quot;(Cornish et al., 2018; Institute of Play, no date)&quot;,&quot;noteIndex&quot;:0},&quot;citationItems&quot;:[{&quot;id&quot;:6,&quot;uris&quot;:[&quot;http://zotero.org/users/1913249/items/F6SGDXIK&quot;],&quot;itemData&quot;:{&quot;id&quot;:6,&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8476,&quot;uris&quot;:[&quot;http://zotero.org/users/1913249/items/SMWBBVRP&quot;],&quot;itemData&quot;:{&quot;id&quot;:8476,&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sz11u3y8Y4"/>. The key elements are:</text:p>
      <text:list xml:id="list4283853778" text:style-name="L22">
        <text:list-item>
          <text:p text:style-name="P26">SPACE: Where the game takes place.</text:p>
        </text:list-item>
        <text:list-item>
          <text:p text:style-name="P26">GOAL: What is the objective of the game? What are you trying to do?</text:p>
        </text:list-item>
        <text:list-item>
          <text:p text:style-name="P26">COMPONENTS: What are all the objects or actors in the game?</text:p>
        </text:list-item>
        <text:list-item>
          <text:p text:style-name="P26">MECHANICS: What actions take place in the game. What are the verbs involved?</text:p>
        </text:list-item>
        <text:list-item>
          <text:p text:style-name="P26">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chapters.</text:p>
      <text:list xml:id="list940642991" text:style-name="L23">
        <text:list-item>
          <text:p text:style-name="P27">Full transcription of key moments: and description of participant activity, activity on screen 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text:soft-page-break/>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h text:style-name="Heading_20_3" text:outline-level="3"><text:bookmark-start text:name="discussion---post-mortem---perhaps-shift-to-last-chapter-finally"/>Discussion - post mortem - PERHAPS SHIFT TO LAST CHAPTER finally<text:bookmark-end text:name="discussion---post-mortem---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 Explore this in more detail - draw out a debate on how situated learning in this context - and wider debate is.</text:p>
      <text:p text:style-name="Text_20_body">More than one iteration. In different settings Using different with different software</text:p>
      <text:p text:style-name="Text_20_body"><text:soft-page-break/>This is potentially complex to describe but worth it if wanting to talk about generalisation.</text:p>
      <text:h text:style-name="Heading_20_2" text:outline-level="2"><text:bookmark-start text:name="research-questions"/>Research Questions<text:bookmark-end text:name="research-questions"/></text:h>
      <text:list xml:id="list550087634" text:style-name="L24">
        <text:list-item>
          <text:p text:style-name="P28">What game making pedagogies exist?</text:p>
        </text:list-item>
        <text:list-item>
          <text:p text:style-name="P28">DROP? What methods exist to scaffold / seed the creation of a game / digital making community of learners? And what value does a community have?</text:p>
        </text:list-item>
        <text:list-item>
          <text:p text:style-name="P28">How can game patterns support the development of coding practices by novices?</text:p>
        </text:list-item>
        <text:list-item>
          <text:p text:style-name="P28">How can parent and child participant experiences of a community focused digital game making programme inform broader digital making practices?</text:p>
        </text:list-item>
      </text:list>
      <text:h text:style-name="Heading_20_3" text:outline-level="3"><text:bookmark-start text:name="how-research-questions-evolved"/>How Research Questions Evolved<text:bookmark-end text:name="how-research-questions-evolved"/></text:h>
      <text:p text:style-name="First_20_paragraph">About RQs and RD1 and RD2 and their evolutions.</text:p>
      <text:p text:style-name="Text_20_body">Different stages of revisiting. Examine journal and other writings and presentations for strands of thinking.</text:p>
      <text:p text:style-name="Text_20_body">Part of this early writing up process is to revise research questions. To so this I’ve used a Kanban software allowing rapid revision and repositioning of questions and concepts. [What is a KanBan approach. ]</text:p>
      <text:p text:style-name="Text_20_body">Trello link - https://trello.com/b/cuElVYPQ/phd-questions</text:p>
      <text:p text:style-name="Text_20_body">Themes emerging include the alternation of abstract and concrete as a suggested learning journey, explored in my journal. However this seems to be explored in research on semantic waves with studies of more breadth so it did not seem a good idea to follow that thread in my thesis. 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 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Perhaps represent this as a table. Not sure if the title tries to do too much.</text:p>
      <text:p text:style-name="Text_20_body"><text:soft-page-break/>Change the below to a table in these planning stages. https://docs.google.com/document/d/1RZnznbR4HKrgL8VFfIqoCrCAJM0mf_sM8iEN4KCGeZ4/edit</text:p>
      <text:h text:style-name="Heading_20_3" text:outline-level="3"><text:bookmark-start text:name="rq1---what-game-making-pedagogies-exist--"/>RQ1 - What game making pedagogies exist? -<text:bookmark-end text:name="rq1---what-game-making-pedagogies-exist--"/></text:h>
      <text:p text:style-name="First_20_paragraph">This has already answered been addressed in the Literature Review.</text:p>
      <text:h text:style-name="Heading_20_3" text:outline-level="3"><text:bookmark-start text:name="rq2---how-can-you-apply-project-based-learning-principles-and-inclusive-teaching-methods-to-a-game-making-creative-coding"/>RQ2 - How can you apply Project Based Learning principles (and inclusive teaching methods) to a game making / creative coding?<text:bookmark-end text:name="rq2---how-can-you-apply-project-based-learning-principles-and-inclusive-teaching-methods-to-a-game-making-creative-coding"/></text:h>
      <text:p text:style-name="First_20_paragraph">This is covered in the first results chapter on evolution of the design. Working title “Evolution of 3M model”</text:p>
      <text:p text:style-name="Text_20_body">The formation of</text:p>
      <text:list xml:id="list4253671277" text:style-name="L25">
        <text:list-item>
          <text:p text:style-name="P29">Literature review -</text:p>
        </text:list-item>
        <text:list-item>
          <text:p text:style-name="P29">Interviews with practitioners guided the design in broad principles.</text:p>
        </text:list-item>
        <text:list-item>
          <text:p text:style-name="P29">Interviews with participants some informal and some formal instructed directly adaptations to design</text:p>
        </text:list-item>
        <text:list-item>
          <text:p text:style-name="P29">Journal notes</text:p>
        </text:list-item>
        <text:list-item>
          <text:p text:style-name="P29">Changes to the resources themselves - in tandem with journal notes,<text:line-break/></text:p>
        </text:list-item>
        <text:list-item>
          <text:p text:style-name="P29">Analysis of video data (stage one)</text:p>
        </text:list-item>
      </text:list>
      <text:h text:style-name="Heading_20_3" text:outline-level="3"><text:bookmark-start text:name="rq3---how-do-game-patterns-support-the-development-of-coding-practices-with-novices"/>RQ3 - How do game patterns support the development of coding practices with novices?<text:bookmark-end text:name="rq3---how-do-game-patterns-support-the-development-of-coding-practices-with-novices"/></text:h>
      <text:p text:style-name="First_20_paragraph">This is an interesting one to code for And also related to autonomy?</text:p>
      <text:h text:style-name="Heading_20_3" text:outline-level="3"><text:bookmark-start text:name="rq4---what-effect-does-a-pedagogical-model-focused-on-pbl-principles-especially-learner-choice-have-on-parent-and-child-learner-experiences-of-digital-game-making"/>RQ4 - What effect does a pedagogical model focused on PBL principles (especially learner choice) have on parent and child learner experiences of digital game making ?<text:bookmark-end text:name="rq4---what-effect-does-a-pedagogical-model-focused-on-pbl-principles-especially-learner-choice-have-on-parent-and-child-learner-experiences-of-digital-game-making"/></text:h>
      <text:p text:style-name="First_20_paragraph">what about focusing on agency / autonomy / self regulation for this question.</text:p>
      <text:h text:style-name="Heading_20_3" text:outline-level="3"><text:bookmark-start text:name="description-of-phases"/>Description of Phases<text:bookmark-end text:name="description-of-phases"/></text:h>
      <text:p text:style-name="First_20_paragraph">I have carried out three stages of pilot workshops with home educator families. I will outline activities that have taken place at each stage of activity and include some early results.</text:p>
      <text:h text:style-name="Heading_20_4" text:outline-level="4"><text:bookmark-start text:name="common-between-phases"/>Common between Phases<text:bookmark-end text:name="common-between-phases"/></text:h>
      <text:p text:style-name="First_20_paragraph">Certain features either common practice, or inspired by research and interviews, were common to all phases.</text:p>
      <text:list xml:id="list94244983" text:style-name="L26">
        <text:list-item>
          <text:p text:style-name="P30">Playtesting</text:p>
        </text:list-item>
        <text:list-item>
          <text:p text:style-name="P30">Showcase</text:p>
        </text:list-item>
      </text:list>
      <text:h text:style-name="Heading_20_4" text:outline-level="4"><text:bookmark-start text:name="phase-one"/><text:soft-page-break/>Phase One<text:bookmark-end text:name="phase-one"/></text:h>
      <text:p text:style-name="First_20_paragraph">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 They comprise a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p text:style-name="Text_20_body">Second iteration in May 2019 I drew on previous work with the MMU Faculty of Education drama department (Patterson et al., 2019) to create a simple drama process to give a simple external motivation and narrative to the creation of games for a fictional audience of visiting aliens.</text:p>
      <text:p text:style-name="Text_20_body">I also began the data gathering of . I recorded all interactions via use of 360 camera and screen capture of workstations and undertook post-course interviews with participants. Work on analysis of this data is contained in early results section below.</text:p>
      <text:h text:style-name="Heading_20_4" text:outline-level="4"><text:bookmark-start text:name="phase-four"/>Phase Four<text:bookmark-end text:name="phase-four"/></text:h>
      <text:p text:style-name="First_20_paragraph">Change to MakeCode</text:p>
      <text:h text:style-name="Heading_20_2" text:outline-level="2"><text:bookmark-start text:name="chapter-outline"/><text:soft-page-break/>Chapter outline<text:bookmark-end text:name="chapter-outline"/></text:h>
      <text:list xml:id="list2615534760" text:style-name="L27">
        <text:list-item>
          <text:p text:style-name="P31">Summary of design phases</text:p>
        </text:list-item>
        <text:list-item>
          <text:p text:style-name="P31">Summary of the Learning design &amp; Emergence of GDP as core unit of activity</text:p>
        </text:list-item>
        <text:list-item>
          <text:p text:style-name="P31">Analysis of Tensions in design and how this guided Evolution</text:p>
        </text:list-item>
      </text:list>
      <text:p text:style-name="First_20_paragraph">NOTE - would this chapter benefit from a short vignette? to ground discussion / terms</text:p>
      <text:p text:style-name="Text_20_body">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 IS THIS OVERLAP WITH PREVIOUS CHAPTER? The design description is framed within DBR language and concepts. HOW TO DO THIS? It is grounded with reference to existing reserach and concepts of game making as an educational activity.</text:p>
      <text:p text:style-name="Text_20_body">Section describing Game Design Patterns as the main unit of Activity. See Blunden to frame this and to describe the utility of the idea (<text:span text:style-name="T3">???</text:span>; <text:span text:style-name="T3">???</text:span>).</text:p>
      <text:p text:style-name="Text_20_body">A section which explores tensions and resolutions to those tensions using language of AT.</text:p>
      <text:p text:style-name="Text_20_body">The third part starts to analyse the tensions and responses - (and set up some context of the future results chapters) ( DROP - using the 3 foci of Rogoff 3 planes model)</text:p>
      <text:h text:style-name="Heading_20_2" text:outline-level="2"><text:bookmark-start text:name="evolution-of-design"/>Evolution of Design<text:bookmark-end text:name="evolution-of-design"/></text:h>
      <text:h text:style-name="Heading_20_3" text:outline-level="3"><text:bookmark-start text:name="description-of-phases-1"/>Description of Phases<text:bookmark-end text:name="description-of-phases-1"/></text:h>
      <text:p text:style-name="First_20_paragraph">I have carried out four stages of workshops and development with home educator families. I will outline activities that have taken place at each stage of activity and include some early results.</text:p>
      <text:list xml:id="list221947134" text:style-name="L28">
        <text:list-item>
          <text:p text:style-name="P32">Oct 2017 - Mar 2018: Experimental Course</text:p>
        </text:list-item>
        <text:list-item>
          <text:p text:style-name="P32">May 2018 - Dec 2018: Resource Development Stage</text:p>
        </text:list-item>
        <text:list-item>
          <text:p text:style-name="P32">Jan 2019 - Dec 2019: Glitch Game Club</text:p>
        </text:list-item>
        <text:list-item>
          <text:p text:style-name="P32">(Jan 2020 - May 2020: Make Code Arcade)</text:p>
        </text:list-item>
      </text:list>
      <text:p text:style-name="First_20_paragraph">See <text:a xlink:type="simple" xlink:href="https://docs.google.com/document/d/1tBoXJWw-aZUcc8EsAvT195CtHLSM468YOCD0sGzOuoA/edit#" text:style-name="Internet_20_link" text:visited-style-name="Visited_20_Internet_20_Link"><text:span text:style-name="Definition">Summary Table of Stages</text:span></text:a></text:p>
      <text:h text:style-name="Heading_20_4" text:outline-level="4"><text:bookmark-start text:name="phase-one---initial-experimentation"/>Phase One - Initial Experimentation<text:bookmark-end text:name="phase-one---initial-experimentation"/></text:h>
      <text:p text:style-name="First_20_paragraph">This phase took place before the official start of this research and relevant ethics application. As such, this stage was initially aimed not at collecting user data rather than building my own background knowledge and competency.</text:p>
      <text:p text:style-name="Text_20_body">However, may of the key foundations of the ongoing design starting to take shape at this point.</text:p>
      <text:list xml:id="list2150988472" text:style-name="L29">
        <text:list-item>
          <text:p text:style-name="P33">Play testing of other games and their own.</text:p>
        </text:list-item>
        <text:list-item>
          <text:p text:style-name="P33">Use of drama / warm up games</text:p>
        </text:list-item>
      </text:list>
      <text:h text:style-name="Heading_20_4" text:outline-level="4"><text:bookmark-start text:name="phase-two---resource-development-stage"/><text:soft-page-break/>Phase Two - Resource Development Stage<text:bookmark-end text:name="phase-two---resource-development-stage"/></text:h>
      <text:p text:style-name="First_20_paragraph">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 They comprise a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hree---glitch-game-club"/>Phase Three - Glitch Game Club<text:bookmark-end text:name="phase-three---glitch-game-club"/></text:h>
      <text:p text:style-name="First_20_paragraph">The thir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brought the workshops resources together a book published on the FLOSS Manuals documentation platform (Chesterman, 2019) and an online project-hub linking to all resources (Chesterman and Potts, 2019). In the first iteration the hub linked to self contained games which contained code examples of game design patterns.</text:p>
      <text:p text:style-name="Text_20_body">I also began the data gathering of . I recorded all interactions via use of 360 camera and screen capture of workstations and undertook post-course interviews with participants. Work on analysis of this data is contained in early results section below.</text:p>
      <text:p text:style-name="Text_20_body">Second iteration in May 2019 I drew on previous work with the MMU Faculty of Education drama department (<text:span text:style-name="T3">???</text:span>)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our---makecode-arcade"/><text:soft-page-break/>Phase Four - MakeCode Arcade<text:bookmark-end text:name="phase-four---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h text:style-name="Heading_20_2" text:outline-level="2"><text:bookmark-start text:name="summary-of-the-learning-design-emergence-of-gdp-as-core-unit-of-activity"/>Summary of the Learning design &amp; Emergence of GDP as core unit of activity<text:bookmark-end text:name="summary-of-the-learning-design-emergence-of-gdp-as-core-unit-of-activity"/></text:h>
      <text:h text:style-name="Heading_20_2" text:outline-level="2"><text:bookmark-start text:name="incorporating-findings-into-a-pedagogical-model-for-participants"/>Incorporating findings into a pedagogical model for participants<text:bookmark-end text:name="incorporating-findings-into-a-pedagogical-model-for-participants"/></text:h>
      <text:p text:style-name="First_20_paragraph">Note: I’m not yet sure how much of the 3M model will be described in the “Results-Design” chapter. A short recap here seems appropriate.</text:p>
      <text:p text:style-name="Text_20_body">As previously discussed, the process of developing the learning design happened in tandem with the data gathering. The model was guided by reflection and feedback from ongoing game making sessions. The following sections shift perspective slightly from a research perspective which seeks to inform research in the area of collaborative game making to an academic audience to a framing which will be accessible to practitioners and participants as well.</text:p>
      <text:p text:style-name="Text_20_body">Note: To do this some areas of context are outlined which may end up in the opening chapters.</text:p>
      <text:h text:style-name="Heading_20_3" text:outline-level="3"><text:bookmark-start text:name="presenting-gdp-to-participants-as-missions"/>Presenting GDP to participants as “Missions”<text:bookmark-end text:name="presenting-gdp-to-participants-as-missions"/></text:h>
      <text:p text:style-name="First_20_paragraph">Many commercial open world games offer a central challenge consisting of small incremental missions and then optional side missions. Open world games increase user choice and thus give players a greater feeling of agency.</text:p>
      <text:p text:style-name="Text_20_body">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Note: TO ADD - The purpose of mirroring a game experience is to create a playful environment - perhaps already covered in previous chapter</text:p>
      <text:p text:style-name="P108">THIS CONTEXT PROBABLY COVERED IN RESULTS-DESIGN CHAPTER: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text:soft-page-break/>scaffold the acquisition of coding and computational thinking concepts <text:reference-mark-start text:name="ZOTERO_ITEM CSL_CITATION {&quot;citationID&quot;:&quot;jbaamhsv&quot;,&quot;properties&quot;:{&quot;formattedCitation&quot;:&quot;(Lee {\\i{}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0UClciOzgc"/><text:span text:style-name="T12">(Lee </text:span><text:span text:style-name="T10">et al.</text:span><text:span text:style-name="T12">, 2011)</text:span><text:reference-mark-end text:name="ZOTERO_ITEM CSL_CITATION {&quot;citationID&quot;:&quot;jbaamhsv&quot;,&quot;properties&quot;:{&quot;formattedCitation&quot;:&quot;(Lee {\\i{}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0UClciOzgc"/>.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15391594" text:style-name="L30">
        <text:list-item>
          <text:p text:style-name="P34"><text:span text:style-name="T3">Name of Game Design Pattern:</text:span> Jumping on Enemies to Zap them</text:p>
        </text:list-item>
        <text:list-item>
          <text:p text:style-name="P34"><text:span text:style-name="T3">Type Pattern:</text:span> Game Mechanic</text:p>
        </text:list-item>
        <text:list-item>
          <text:p text:style-name="P34"><text:span text:style-name="T3">Description:</text:span> If the player is descending from a jump when they touch the enemy the player is zapped and in this case disappears.</text:p>
        </text:list-item>
        <text:list-item>
          <text:p text:style-name="P34"><text:span text:style-name="T3">Need for Pattern:</text:span> Enemies create challenge and being able to jump on an enemy is a good way of clearing the area you want to explore.</text:p>
        </text:list-item>
        <text:list-item>
          <text:p text:style-name="P34"><text:span text:style-name="T3">Coding Concepts involved:</text:span> Arrays[^8], Change Listener[^9]</text:p>
        </text:list-item>
        <text:list-item>
          <text:p text:style-name="P34"><text:span text:style-name="T3">Links to other Computing Patterns:</text:span> Systems Dynamics[^10]</text:p>
        </text:list-item>
        <text:list-item>
          <text:p text:style-name="P34"><text:span text:style-name="T3">Related Game Patterns:</text:span> You’ll need to have added the <text:span text:style-name="T3">Add Enemies</text:span> pattern to your game before you can add this one.</text:p>
        </text:list-item>
      </text:list>
      <text:p text:style-name="First_20_paragraph">PRINTED CARD TEXT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ext:soft-page-break/>thus reduce the scaffolding.</text:p>
      <text:h text:style-name="Heading_20_2" text:outline-level="2"><text:bookmark-start text:name="evolution-of-the-learning-design-in-response-to-emerging-tensions"/>Evolution of the Learning Design in response to emerging tensions<text:bookmark-end text:name="evolution-of-the-learning-design-in-response-to-emerging-tensions"/></text:h>
      <text:p text:style-name="First_20_paragraph">Use the 3M framework as a guide for MakeCode Revisit FM book as a guide for Glitch/ Phaser Use tensions as the base?</text:p>
      <text:h text:style-name="Heading_20_3" text:outline-level="3"><text:bookmark-start text:name="evolution-of-game-template-and-supporting-resources"/>Evolution of game template and supporting resources<text:bookmark-end text:name="evolution-of-game-template-and-supporting-resources"/></text:h>
      <text:h text:style-name="Heading_20_3" text:outline-level="3"><text:bookmark-start text:name="description-of-tensions-emerging"/>Description of Tensions Emerging<text:bookmark-end text:name="description-of-tensions-emerging"/></text:h>
      <text:p text:style-name="First_20_paragraph">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xml:id="list518471186" text:style-name="L31">
        <text:list-item>
          <text:p text:style-name="P35"><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p text:style-name="First_20_paragraph"><text:span text:style-name="T3">Learner disengagement if game coding is taught in an instructionist / from first principles (especially in younger ages)</text:span> - Learners start with a minimal game to improve. Using a template to increase speed of feedback from learner input.</text:p>
      <text:p text:style-name="Text_20_body"><text:span text:style-name="T3">Learner frustration if they are not able to choose what feature they add to the game next:</text:span> Present a wide range of different kinds of design patterns that learners can add to their game in the order they choose (with some exceptions). This facilitates engagement and motivation.</text:p>
      <text:p text:style-name="Text_20_body"><text:span text:style-name="T3">Teacher stress if they are not able to support a very diverse set of features demanded by students working on diverse kinds of games.</text:span>-</text:p>
      <text:p text:style-name="Text_20_body">Limit the type of game to one kind. Offer a significant but limited menu of missions that users can add. Offer written and visual support documents which learners can access independently of facilitators</text:p>
      <text:p text:style-name="Text_20_body"><text:span text:style-name="T3">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3">Facilitators may have a more linear and limited view of </text:span>‘<text:span text:style-name="T3">progress</text:span>’<text:span text:style-name="T3"> than learners:</text:span></text:p>
      <text:p text:style-name="Text_20_body">Side missions which explore and celebrate different ‘maker types’ (informed by Bartle’s player types) can provide the opportunity to discuss characteristics of different making/design approaches.</text:p>
      <text:p text:style-name="P36">Systems concepts are embedded in many games but the process of direct teaching of such systems can be complex and interrupt and distract from other design activities.</text:p>
      <text:p text:style-name="Text_20_body">Extra missions which highlight game challenge and user experience may help learners to explore systems concepts within the game context</text:p>
      <text:p text:style-name="Text_20_body"><text:soft-page-break/><text:span text:style-name="T3">Parents may feel a lack of confidence in taking part in coding activities which they have little cultural connection to</text:span>. Side missions which explore and celebrate both Bartle player types and</text:p>
      <text:p text:style-name="Text_20_body"><text:span text:style-name="T3">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3">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3">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3">Learners may feel alienated from coding as a practice and need a way into the process.</text:span> Drama and fictional scenarios can help explore issues and reduce learner anxiety though coding in a role.</text:p>
      <text:p text:style-name="Text_20_body"><text:span text:style-name="T3">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h text:style-name="Heading_20_2" text:outline-level="2"><text:bookmark-start text:name="analysing-learner-responses-to-design"/>Analysing learner responses to design<text:bookmark-end text:name="analysing-learner-responses-to-design"/></text:h>
      <text:p text:style-name="First_20_paragraph">The first part of this chapter has dealt with the evolution of design in initial phases and responses to learner experience to resolve tensions. 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3" text:outline-level="3"><text:bookmark-start text:name="using-3-foci-approach-to-frame-data-analysis"/>Using 3 Foci approach to frame data analysis<text:bookmark-end text:name="using-3-foci-approach-to-frame-data-analysis"/></text:h>
      <text:p text:style-name="First_20_paragraph">I WAS PLANNING TO DROP THIS FROM THE CHAPTER BUT CULTURAL ELEMENTS AT LEAST ARE IMPORTANT. BUT MAYBE MOVE THE FIRST DESCRIPTION TO <text:soft-page-break/>METHODOLOGY CHAPTER</text:p>
      <text:p text:style-name="Text_20_body">Rogoff’s <text:reference-mark-start text:name="ZOTERO_ITEM CSL_CITATION {&quot;citationID&quot;:&quot;pczwemtu&quot;,&quot;properties&quot;:{&quot;formattedCitation&quot;:&quot;(1995)&quot;,&quot;plainCitation&quot;:&quot;(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A8HDhYCHNF"/>(1995)<text:reference-mark-end text:name="ZOTERO_ITEM CSL_CITATION {&quot;citationID&quot;:&quot;pczwemtu&quot;,&quot;properties&quot;:{&quot;formattedCitation&quot;:&quot;(1995)&quot;,&quot;plainCitation&quot;:&quot;(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suppress-author&quot;:true,&quot;prefix&quot;:&quot;&quot;,&quot;suffix&quot;:&quot;&quot;}],&quot;schema&quot;:&quot;https://github.com/citation-style-language/schema/raw/master/csl-citation.json&quot;} RNDA8HDhYCHNF"/> describes three planes of personal, social and community activity which she advocates as foci for analysis. The model problematises the dichotomy of learner led, teacher led approaches <text:reference-mark-start text:name="ZOTERO_ITEM CSL_CITATION {&quot;citationID&quot;:&quot;gvctheyt&quot;,&quot;properties&quot;:{&quot;formattedCitation&quot;:&quot;(Mascolo, 2009)&quot;,&quot;plainCitation&quot;:&quot;(Mascolo, 2009)&quot;,&quot;noteIndex&quot;:0},&quot;citationItems&quot;:[{&quot;id&quot;:8530,&quot;uris&quot;:[&quot;http://zotero.org/users/1913249/items/ZJ7IPS8P&quot;],&quot;itemData&quot;:{&quot;id&quot;:8530,&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9keJ0OIDsf"/>(Mascolo, 2009)<text:reference-mark-end text:name="ZOTERO_ITEM CSL_CITATION {&quot;citationID&quot;:&quot;gvctheyt&quot;,&quot;properties&quot;:{&quot;formattedCitation&quot;:&quot;(Mascolo, 2009)&quot;,&quot;plainCitation&quot;:&quot;(Mascolo, 2009)&quot;,&quot;noteIndex&quot;:0},&quot;citationItems&quot;:[{&quot;id&quot;:8530,&quot;uris&quot;:[&quot;http://zotero.org/users/1913249/items/ZJ7IPS8P&quot;],&quot;itemData&quot;:{&quot;id&quot;:8530,&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9keJ0OIDsf"/> in a way which suits the space between formal and informal learning that this community based model of game making occupies.</text:p>
      <text:p text:style-name="Text_20_body">While the author’s original research was on indigenous cultural practices on a village level, the model has been applied in both formal and informal educational settings; including FIND THREE EXAMPLES -</text:p>
      <text:p text:style-name="Text_20_body">In this research I am interested in the way that facilitators can help nurture community practices and also in the way that participants have co-created the learning design created in this research and how participant practices have evolved.</text:p>
      <text:p text:style-name="Text_20_body">In this section I outline Rogoff’s initial conceptions of activities happening in three planes and related them to emergent activities in the game making community of this research. <text:span text:style-name="T2">I will also bring in critical counterpoints from relevant theory and compare to other </text:span>“<text:span text:style-name="T2">authentic</text:span>”<text:span text:style-name="T2"> teaching frameworks including PBL as a way to widening this analysis.</text:span></text:p>
      <text:p text:style-name="Text_20_body">This document is being fleshed out with examples from video data. https://docs.google.com/spreadsheets/d/1EvMehUNHIGj0xRyrKgBxj5GwOGHwnTFw9EMBJ3Ot9Kc/edit#gid=0</text:p>
      <text:h text:style-name="Heading_20_3" text:outline-level="3"><text:bookmark-start text:name="cultural-elements-of-the-design"/>Cultural Elements of the Design<text:bookmark-end text:name="cultural-elements-of-the-design"/></text:h>
      <text:p text:style-name="First_20_paragraph">These sections could follow a pattern of - rogoff’s description / examples - but likely include a larger breakdown of 3 foci in Methodology Chapter. - my model examples - other links to PBL frameworks and/or educational concepts and contrast analysis</text:p>
      <text:p text:style-name="Text_20_body">In the 3 foci model Rogoff refers to apprenticeship as a way of illustrating the process of being inculcated into community practices existing in a cultural plane. AN EXAMPLE ..</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p text:style-name="Text_20_body">At this stage of writing I include a bullet point list of design relevant features to be expanded later.</text:p>
      <text:list xml:id="list3223400869" text:style-name="L32">
        <text:list-item>
          <text:p text:style-name="P37">Shared repositories of resources - users shared a log in so they could see the work created by others. - Showcase: At the end of the game making process students asked strangers to play their game in the foyer of my departmental building</text:p>
        </text:list-item>
        <text:list-item>
          <text:p text:style-name="P37">Drama Games: the process of warming up, creates community and sets a tone</text:p>
        </text:list-item>
        <text:list-item>
          <text:p text:style-name="P37">Drama Process: specifically designed ot overcome limits of the classroom.</text:p>
        </text:list-item>
        <text:list-item>
          <text:p text:style-name="P37">Playtesting: the process of playtesting, either self or peer links back to a community purpose</text:p>
        </text:list-item>
        <text:list-item>
          <text:p text:style-name="P37">Shared repositories of resources - users shared a log in so they could see the work created <text:soft-page-break/>by others.</text:p>
        </text:list-item>
      </text:list>
      <text:p text:style-name="First_20_paragraph">DON’T PEAK TOO SOON AS THESE MAY BE EXPLORED IN SEPARATE CHAPTERS PBL theory also highlights the value of linking learning to authentic environments Mantle of the Expert</text:p>
      <text:h text:style-name="Heading_20_5" text:outline-level="5"><text:bookmark-start text:name="cultural-influenced-on-my-choice-of-learning-design"/>Cultural influenced on my choice of Learning DESIGN<text:bookmark-end text:name="cultural-influenced-on-my-choice-of-learning-design"/></text:h>
      <text:list xml:id="list2302821469" text:style-name="L33">
        <text:list-item>
          <text:p text:style-name="P38">a desire to increase engagement based on my experiences in classroom and out of classroom - Home Ed / coder dojo experiences</text:p>
        </text:list-item>
        <text:list-item>
          <text:p text:style-name="P38">the link to cultural practices of code patching and remixing - the example of the plumber coder potentially being someone who finishes the job rather than elegant coder.</text:p>
        </text:list-item>
        <text:list-item>
          <text:p text:style-name="P38">other experiences of social coding being important being part of a community working on a joint project (add a quote from Dave?)</text:p>
        </text:list-item>
        <text:list-item>
          <text:p text:style-name="P38">A walled garden approach in terms of the GDP and code documentation and examples that are used. Based on my own experience of developer documentation and varied coding approaches.</text:p>
        </text:list-item>
        <text:list-item>
          <text:p text:style-name="P38">Other examples from the interviews with practitioners are relevant to include here.</text:p>
        </text:list-item>
      </text:list>
      <text:h text:style-name="Heading_20_3" text:outline-level="3"><text:bookmark-start text:name="interpersonal-elements-of-the-design---guided-participation"/>Interpersonal Elements of the Design - Guided Participation<text:bookmark-end text:name="interpersonal-elements-of-the-design---guided-participation"/></text:h>
      <text:p text:style-name="First_20_paragraph">Interactions in the interpersonal plane in this model are described as guided participation. Guided participation in not a prescriptive pedogogy or set of activities, rather it refers to any activities and interactions between learning community members which contribute towards shared endeavours.</text:p>
      <text:p text:style-name="Text_20_body">The term expounds a view of learning as happening between the poles of direct instruction and free exploration. A</text:p>
      <text:p text:style-name="Text_20_body">The core activity of my participants was implementation of chosen game design patterns.</text:p>
      <text:p text:style-name="Text_20_body">In starting experiments we saw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pre-prepared a set of coded example and tutorials to implement a range of game design patterns.</text:p>
      <text:p text:style-name="Text_20_body">In PBL, UDL and other models - learner choice and building agency is shown to be of value in increasing engagement and ownership over learning.</text:p>
      <text:h text:style-name="Heading_20_3" text:outline-level="3"><text:bookmark-start text:name="personal-dimension-of-the-learning---personal-appropriation"/>Personal Dimension of the Learning - Personal Appropriation<text:bookmark-end text:name="personal-dimension-of-the-learning---personal-appropriation"/></text:h>
      <text:p text:style-name="First_20_paragraph">In line with sociocultural approaches Rogoff points out the limits of an understanding of knowledge which promotes a view of knowledge as transmission from teacher to learner and is thus an individual process. Instead this exploration of knowledge and practices is framed as a mutual process.</text:p>
      <text:p text:style-name="Text_20_body">While, this is potentially problematic in classroom environments, the mutuality of the process is evident in my responses to tensions via changes in design and spontaneous practices and <text:soft-page-break/>understandings of knowledge required to make games enacted by participants.</text:p>
      <text:p text:style-name="Text_20_body">One significant tension I felt in evolving design was a nagging feeling that learning happening should be documented, or linked to some kind of curriculum. There are elements of the design which suit development of coding concepts and Computational Thinking. However, I felt reluctance to explicitly teach these links via direct transmission.</text:p>
      <text:h text:style-name="Heading_20_2" text:outline-level="2"><text:bookmark-start text:name="culturally-inclusive-methods-to-kick-start-game-making-communities"/>Culturally Inclusive Methods to Kick Start Game Making Communities<text:bookmark-end text:name="culturally-inclusive-methods-to-kick-start-game-making-communities"/></text:h>
      <text:p text:style-name="First_20_paragraph">2022-08-11 - now thinking of putting this chapter first. Fits with narrative. And the progression from broader cultural factors, creating a coding culture, and linking to home interests / cultures.</text:p>
      <text:p text:style-name="Text_20_body">Thus not dealing with the primary unit of activity yet, giving the cultural context. And exploring barriers to participation and efforts to overcome them.</text:p>
      <text:h text:style-name="Heading_20_3" text:outline-level="3"><text:bookmark-start text:name="overview-of-contents-of-chapter"/>Overview of contents of chapter<text:bookmark-end text:name="overview-of-contents-of-chapter"/></text:h>
      <text:p text:style-name="First_20_paragraph">NOTE - Also when to put data about TOOLS in this chapter or that of the design chapter. As interlinked. Perhaps data in design chapter when it is based on journal notes and personal / literature based decisions. And observations in this chapter when can be based up by observable behaviour.</text:p>
      <text:p text:style-name="Text_20_body">RESPONSES TO DESIGN &amp; INTERVENTIONS</text:p>
      <text:p text:style-name="Text_20_body">NOTE - THIS IS HARD TO WRITE UNTIL THE DESIGN CHAPTER HAS BEEN COMPLETED - RETURN TO THIS LATER.</text:p>
      <text:p text:style-name="Text_20_body">Based on Specific Interventions/ Design Choices and responses (if not previous activity)</text:p>
      <text:h text:style-name="Heading_20_3" text:outline-level="3"><text:bookmark-start text:name="tools"/>Tools<text:bookmark-end text:name="tools"/></text:h>
      <text:list xml:id="list2125456787" text:style-name="L34">
        <text:list-item>
          <text:p text:style-name="P39">Responses to choice of tools &amp; Communities Choice of Coding Tools / Environment / Communities</text:p>
          <text:list text:style-name="L35">
            <text:list-item>
              <text:p text:style-name="P40">Why not Scratch? Less of a community? So how to replace this? What of time considerations?</text:p>
            </text:list-item>
          </text:list>
        </text:list-item>
        <text:list-item>
          <text:p text:style-name="P39">Physical Elements as Tools</text:p>
          <text:list text:style-name="L36">
            <text:list-item>
              <text:p text:style-name="P41">end boxes used as motivator / engagement</text:p>
            </text:list-item>
            <text:list-item>
              <text:p text:style-name="P41">extract from interview?</text:p>
            </text:list-item>
          </text:list>
        </text:list-item>
      </text:list>
      <text:h text:style-name="Heading_20_3" text:outline-level="3"><text:bookmark-start text:name="creating-community-activity"/>Creating Community Activity<text:bookmark-end text:name="creating-community-activity"/></text:h>
      <text:list xml:id="list3846150500" text:style-name="L37">
        <text:list-item>
          <text:p text:style-name="P42">Peer - side by side coding.</text:p>
          <text:list text:style-name="L38">
            <text:list-item>
              <text:p text:style-name="P43">Parents coding too. See the comments by Mi and her interactions / commentary. And the interaction of Ch-Pa and Te - the quiest support there.</text:p>
            </text:list-item>
          </text:list>
        </text:list-item>
        <text:list-item>
          <text:p text:style-name="P42">Game Playing and Playtesting</text:p>
          <text:list text:style-name="L39">
            <text:list-item>
              <text:p text:style-name="P44">Game playing at start of program - no observations but sets context</text:p>
            </text:list-item>
            <text:list-item>
              <text:p text:style-name="P44">Play testing - and challenge - a culture of “hardness”, curiosity about number of levels, as a vehicle for peer support,</text:p>
            </text:list-item>
          </text:list>
        </text:list-item>
        <text:list-item>
          <text:p text:style-name="P42"><text:soft-page-break/>Drama Process</text:p>
        </text:list-item>
        <text:list-item>
          <text:p text:style-name="P42">differencing attitudes to games and technology</text:p>
        </text:list-item>
        <text:list-item>
          <text:p text:style-name="P42">a reflective process to avoid distracting from activity &amp; to share goals and process publically</text:p>
        </text:list-item>
      </text:list>
      <text:h text:style-name="Heading_20_3" text:outline-level="3"><text:bookmark-start text:name="bridging-norms-and-values"/>Bridging Norms and Values<text:bookmark-end text:name="bridging-norms-and-values"/></text:h>
      <text:list xml:id="list1302712721" text:style-name="L40">
        <text:list-item>
          <text:p text:style-name="P45">Drawing on Funds of Game cultures</text:p>
          <text:list text:style-name="L41">
            <text:list-item>
              <text:p text:style-name="P46">player and maker types</text:p>
            </text:list-item>
            <text:list-item>
              <text:p text:style-name="P46">how to support emerging behaviours and give licence to young people - side / sub missions</text:p>
            </text:list-item>
            <text:list-item>
              <text:p text:style-name="P46">the sub missions - divergent activities can be productive</text:p>
            </text:list-item>
            <text:list-item>
              <text:p text:style-name="P46">knowledge of GDP a fund - but one covered in detail in next chapter.</text:p>
            </text:list-item>
          </text:list>
        </text:list-item>
      </text:list>
      <text:p text:style-name="First_20_paragraph">Organic Responses emerging naturally from community - problems solving - navigating limits of facilitator time - Fund of Knowledge that - Home cultures and interests guiding subject matter for sub missions and character / scenario choice.</text:p>
      <text:p text:style-name="Text_20_body">NOTE - THE DISCUSSION HERE ON FUNDS - NEEDS TO BE CLEAR HOW TO SEPARATE OUT FROM GDPS in the next chapter</text:p>
      <text:h text:style-name="Heading_20_4" text:outline-level="4"><text:bookmark-start text:name="notes-on-discussion"/>Notes on Discussion<text:bookmark-end text:name="notes-on-discussion"/></text:h>
      <text:p text:style-name="First_20_paragraph">These are quite disparate so probably makes sense to have a separate discussion entwined in each section rather than one section at the ends.</text:p>
      <text:p text:style-name="Text_20_body">Relevant theory / studies.</text:p>
      <text:list xml:id="list880406693" text:style-name="L42">
        <text:list-item>
          <text:p text:style-name="P47">funds of knowledge</text:p>
        </text:list-item>
        <text:list-item>
          <text:p text:style-name="P47">AT theory for sub missions, in preparation for chapter on main mission / unit of activity</text:p>
        </text:list-item>
      </text:list>
      <text:p text:style-name="First_20_paragraph">This section uses AT’s focus on rules / norms and interactions with other activity systems at home.</text:p>
      <text:h text:style-name="Heading_20_2" text:outline-level="2"><text:bookmark-start text:name="vignette-to-start-chapter---something-cultural"/>Vignette to start chapter - something Cultural<text:bookmark-end text:name="vignette-to-start-chapter---something-cultural"/></text:h>
      <text:p text:style-name="First_20_paragraph">Choices</text:p>
      <text:list xml:id="list3762671751" text:style-name="L43">
        <text:list-item>
          <text:p text:style-name="P48">Something about aliens / feedback? Sub- Missions?</text:p>
        </text:list-item>
        <text:list-item>
          <text:p text:style-name="P48">Something about drawing on home interests.</text:p>
        </text:list-item>
      </text:list>
      <text:p text:style-name="First_20_paragraph">Something like the social activity of Vignette Sh and Th - perhaps even that one - as it goes on to describe the different kinds of interactions. But that is more interpersonal interactions for the most part. Here we are looking at something cultural??</text:p>
      <text:h text:style-name="Heading_20_2" text:outline-level="2"><text:bookmark-start text:name="extracts-from-interview"/>Extract/s from Interview<text:bookmark-end text:name="extracts-from-interview"/></text:h>
      <text:p text:style-name="First_20_paragraph">Something about aliens / feedback? Missions?</text:p>
      <text:h text:style-name="Heading_20_2" text:outline-level="2"><text:bookmark-start text:name="commentary-on-vignette-exploring-activity-from-3-planes-of-reference."/>Commentary on Vignette exploring activity from 3 planes of reference.<text:bookmark-end text:name="commentary-on-vignette-exploring-activity-from-3-planes-of-reference."/></text:h>
      <text:p text:style-name="First_20_paragraph">In this vignette we can pick on the 3 planes analysed in design… DROP EITHER THIS 3 PLANES / OR THE ONE IN DESIGN? IS THIS NEEDED? ONGOING DISCUSSION ON <text:soft-page-break/>WHEN HOW TO USE THIS.</text:p>
      <text:h text:style-name="Heading_20_2" text:outline-level="2"><text:bookmark-start text:name="discussions-on-different-interventions"/>Discussions on different interventions<text:bookmark-end text:name="discussions-on-different-interventions"/></text:h>
      <text:h text:style-name="Heading_20_3" text:outline-level="3"><text:bookmark-start text:name="game-playing-and-playtesting"/>Game Playing and Playtesting<text:bookmark-end text:name="game-playing-and-playtesting"/></text:h>
      <text:p text:style-name="First_20_paragraph">NOTE - Include examples here which do not talk of GDP explicitly - but other cultural aspects.</text:p>
      <text:h text:style-name="Heading_20_4" text:outline-level="4"><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3" text:outline-level="3"><text:bookmark-start text:name="drama-fictional-frameworks"/>Drama / Fictional Frameworks:<text:bookmark-end text:name="drama-fictional-frameworks"/></text:h>
      <text:p text:style-name="First_20_paragraph">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1816500402" text:style-name="L44">
        <text:list-item>
          <text:p text:style-name="P49">Asking learners to step into a role can increase identification with participation in the project. For example you may say “As game designers, we will make this game for a particular audience”.</text:p>
        </text:list-item>
        <text:list-item>
          <text:p text:style-name="P49">Fictional situations can help create a sense of imagined jeopardy which can help learners stay on track with their creative timescale and may increase their commitment to the process.</text:p>
        </text:list-item>
        <text:list-item>
          <text:p text:style-name="P49">When learners share their games with their real or imagined audience, they can talk through their design decisions and challenges, thus creating an opportunity for reflection.</text:p>
        </text:list-item>
        <text:list-item>
          <text:p text:style-name="P49">Drama processes can help explore identification with or hostility to gaming cultures.</text:p>
        </text:list-item>
      </text:list>
      <text:h text:style-name="Heading_20_3" text:outline-level="3"><text:bookmark-start text:name="physical-computing-and-game-making"/>Physical Computing and Game Making:<text:bookmark-end text:name="physical-computing-and-game-making"/></text:h>
      <text:list xml:id="list1930225371" text:style-name="L45">
        <text:list-item>
          <text:p text:style-name="P50">There is scant evidence for this in the video data.</text:p>
        </text:list-item>
        <text:list-item>
          <text:p text:style-name="P50">I can make observations from journal notes and try to find mention of it in interviews.</text:p>
        </text:list-item>
      </text:list>
      <text:p text:style-name="First_20_paragraph">(Imported Writing) <text:span text:style-name="T3">Physical Computing and Game Making:</text:span> The use of physical computing to create concrete and tangible activities can increase the engagement and motivation of learners <text:reference-mark-start text:name="ZOTERO_ITEM CSL_CITATION {&quot;citationID&quot;:&quot;dcjdrcwp&quot;,&quot;properties&quot;:{&quot;formattedCitation&quot;:&quot;(Kaloti-Hallak, Armoni and Ben-Ari, 2015)&quot;,&quot;plainCitation&quot;:&quot;(Kaloti-Hallak, Armoni and Ben-Ari,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place&quot;:&quot;London United Kingdom&quot;,&quot;event-title&quot;:&quot;WiPSCE '15: Workshop in Primary and Secondary Computing Education&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m4nUDewASO"/>(Kaloti-Hallak, Armoni and Ben-Ari, 2015)<text:reference-mark-end text:name="ZOTERO_ITEM CSL_CITATION {&quot;citationID&quot;:&quot;dcjdrcwp&quot;,&quot;properties&quot;:{&quot;formattedCitation&quot;:&quot;(Kaloti-Hallak, Armoni and Ben-Ari, 2015)&quot;,&quot;plainCitation&quot;:&quot;(Kaloti-Hallak, Armoni and Ben-Ari,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place&quot;:&quot;London United Kingdom&quot;,&quot;event-title&quot;:&quot;WiPSCE '15: Workshop in Primary and Secondary Computing Education&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m4nUDewASO"/>. Making the digital concepts physical, and thus allowing exploration via diverse means, also aligns with inclusive learning principles. To support my game making projects, I created simple arcade cabinets out of wood with retro arcade <text:soft-page-break/>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h text:style-name="Heading_20_3" text:outline-level="3"><text:bookmark-start text:name="tools-specifics-on-code-playgrounds-and-phaser-and-a-javascript-framework"/>Tools: Specifics on Code Playgrounds and Phaser and a Javascript framework<text:bookmark-end text:name="tools-specifics-on-code-playgrounds-and-phaser-and-a-javascript-framework"/></text:h>
      <text:p text:style-name="First_20_paragraph">Make point that it is hard to separate out tools and communities. In case of Mozilla, code playgrounds, and teach the web, and the culture of developers and teaching communities they are interlinked.</text:p>
      <text:p text:style-name="Text_20_body">Discuss and compare to Kafai in book, the lineage of Logo, Scratch. Instead the more authentic approach of a real language.</text:p>
      <text:p text:style-name="Text_20_body">The limits that this imposed and the development of a new technique of patching as a process, and the use of code frameworks. This you can argue is a much more authentic process which could get extended in other directions.</text:p>
      <text:p text:style-name="Text_20_body">Bring out detail from the study to this section.</text:p>
      <text:list xml:id="list1471660324" text:style-name="L46">
        <text:list-item>
          <text:p text:style-name="P51">the media literacy practices of transfer between tools - similar to other studies - see guided participation papers</text:p>
        </text:list-item>
      </text:list>
      <text:h text:style-name="Heading_20_3" text:outline-level="3"><text:bookmark-start text:name="why-glitch-and-code-playgrounds"/>Why Glitch and Code Playgrounds<text:bookmark-end text:name="why-glitch-and-code-playgrounds"/></text:h>
      <text:p text:style-name="First_20_paragraph">[THIS IS FROM MY PERSPECTIVE SO SHIFT TO PREVIOUS CHAPTER?]</text:p>
      <text:p text:style-name="Text_20_body">An unusual approach so why?</text:p>
      <text:list xml:id="list2681874485" text:style-name="L47">
        <text:list-item>
          <text:p text:style-name="P52">involvement with mozilla / teach the web</text:p>
        </text:list-item>
        <text:list-item>
          <text:p text:style-name="P52">authenticity - link between developer community and education, global in scope</text:p>
        </text:list-item>
        <text:list-item>
          <text:p text:style-name="P52">can use a cut and paste, remix, irreverant approach - link to media activist / hacktivist pirate cultures.</text:p>
        </text:list-item>
      </text:list>
      <text:p text:style-name="First_20_paragraph">other unexpected Benefits</text:p>
      <text:list xml:id="list2279129614" text:style-name="L48">
        <text:list-item>
          <text:p text:style-name="P53">could bring in other web creation resource, piskel,</text:p>
        </text:list-item>
      </text:list>
      <text:p text:style-name="First_20_paragraph">Tensions compared to other more walled garden approaches - see below in tensions / move to make code.</text:p>
      <text:h text:style-name="Heading_20_3" text:outline-level="3"><text:bookmark-start text:name="code-examples-and-step-by-step-tutorials"/>Code Examples and Step By Step Tutorials<text:bookmark-end text:name="code-examples-and-step-by-step-tutorials"/></text:h>
      <text:p text:style-name="First_20_paragraph">Towards the end of phase 1 I began to create code examples to illustrate of how particular commonly requested game features were implemented. These barebone game projects were hosted on a code playground. An online document in our shared google drive working space linked to these examples. I would help participants access this when they requested a certain feature. This list of game features began to grow. For phase one these code example were not particularly successful at increasing learner independence. There were differences in the code <text:soft-page-break/>structure of their games and the examples and translation was not intuitive.</text:p>
      <text:p text:style-name="Text_20_body">In phase 2 I began to write up the implementation of the same game features but more closely integrated with the new starting code template used. Thus these individual tutorials became much directive. The step by step tutorials were available online and also as printed A4 hand outs which were provided on request of the older participants. I have brought the workshops resources together a book published on the FLOSS Manuals documentation platform Chesterman, 2019).</text:p>
      <text:h text:style-name="Heading_20_3" text:outline-level="3"><text:bookmark-start text:name="guided-code-patching"/>Guided Code Patching<text:bookmark-end text:name="guided-code-patching"/></text:h>
      <text:p text:style-name="First_20_paragraph">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on-debugging-and-embracing-different-types-of-errors"/>On Debugging and Embracing Different Types of Errors<text:bookmark-end text:name="on-debugging-and-embracing-different-types-of-errors"/></text:h>
      <text:p text:style-name="First_20_paragraph">In the context surrounding the interaction outlined in the above vignette, the parent had tried valiantly to overcome a conflict caused by incomplete documentation and her own incomplete knowledge of the computational patterns used in the construction of the game’s code. A way to start to normalise the experience of overcoming blocks is to get greater granularity on into the detail and types or errors. In the art of war on errors, we must know our enemy. These include:</text:p>
      <text:list xml:id="list1844720468" text:style-name="L49">
        <text:list-item>
          <text:p text:style-name="P54"><text:span text:style-name="T3">Syntax and Program Errors</text:span> are errors in your code which stop the game from <text:soft-page-break/>functioning at all, often resulting in a blank screen.</text:p>
        </text:list-item>
        <text:list-item>
          <text:p text:style-name="P54"><text:span text:style-name="T3">No Behaviour Bugs</text:span> are errors which in your code which don’t stop the game from functioning but your intended effect is not present when it should be.</text:p>
        </text:list-item>
        <text:list-item>
          <text:p text:style-name="P54"><text:span text:style-name="T3">Glitches</text:span> don’t stop your game from running but as you play you see that there is an unintended effect. The game does something different from what we want it to do.</text:p>
        </text:list-item>
      </text:list>
      <text:h text:style-name="Heading_20_4" text:outline-level="4"><text:bookmark-start text:name="examples"/>Examples<text:bookmark-end text:name="examples"/></text:h>
      <text:p text:style-name="First_20_paragraph">Short examples of different types and the affect implications.</text:p>
      <text:list xml:id="list1062171012" text:style-name="L50">
        <text:list-item>
          <text:p text:style-name="P55">Glitch - 2019-05-08 - Te and Da - create moving enemy but it totally leaves the screen. This caused amusement and participants knew how they thought they would follow that up.</text:p>
        </text:list-item>
      </text:list>
      <text:p text:style-name="First_20_paragraph">The game making style of some participants – for the most part young people – seemed particularly likely to induce glitches and their unintended effects in game play. As a facilitator I began to celebrate these glitches with participants and explore with them the opportunities they provided to understand the related code in a way that was often concrete, engaging and and playful.</text:p>
      <text:h text:style-name="Heading_20_4" text:outline-level="4"><text:bookmark-start text:name="discussion."/>Discussion.<text:bookmark-end text:name="discussion."/></text:h>
      <text:p text:style-name="First_20_paragraph">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text:p>
      <text:h text:style-name="Heading_20_3" text:outline-level="3"><text:bookmark-start text:name="notes-on-supporting-evidence-from-data"/>Notes on supporting evidence from Data<text:bookmark-end text:name="notes-on-supporting-evidence-from-data"/></text:h>
      <text:h text:style-name="Heading_20_4" text:outline-level="4"><text:bookmark-start text:name="division-of-labour---code-patching-and-experimentation"/>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2" text:outline-level="2"><text:bookmark-start text:name="discussion-in-relation-to-existing-research"/>Discussion in Relation to Existing Research<text:bookmark-end text:name="discussion-in-relation-to-existing-research"/></text:h>
      <text:p text:style-name="First_20_paragraph">Make links and try to develop knowledge inline with…</text:p>
      <text:p text:style-name="Text_20_body">See summary at start of the chapter.</text:p>
      <text:h text:style-name="Heading_20_1" text:outline-level="1"><text:bookmark-start text:name="headings-for-this-chapter"/><text:soft-page-break/>Headings for this Chapter<text:bookmark-end text:name="headings-for-this-chapter"/></text:h>
      <text:list xml:id="list1773165557" text:style-name="L51">
        <text:list-item>
          <text:p text:style-name="P56"><text:a xlink:type="simple" xlink:href="#chapter-overview" text:style-name="Internet_20_link" text:visited-style-name="Visited_20_Internet_20_Link"><text:span text:style-name="Definition">Chapter overview</text:span></text:a></text:p>
        </text:list-item>
        <text:list-item>
          <text:p text:style-name="P56"><text:a xlink:type="simple" xlink:href="#chapter-introduction" text:style-name="Internet_20_link" text:visited-style-name="Visited_20_Internet_20_Link"><text:span text:style-name="Definition">Chapter introduction</text:span></text:a></text:p>
        </text:list-item>
        <text:list-item>
          <text:p text:style-name="P56"><text:a xlink:type="simple" xlink:href="#other-documents" text:style-name="Internet_20_link" text:visited-style-name="Visited_20_Internet_20_Link"><text:span text:style-name="Definition">Other Documents</text:span></text:a></text:p>
        </text:list-item>
        <text:list-item>
          <text:p text:style-name="P56"><text:a xlink:type="simple" xlink:href="#introduction-to-this-writing" text:style-name="Internet_20_link" text:visited-style-name="Visited_20_Internet_20_Link"><text:span text:style-name="Definition">Introduction to This Writing</text:span></text:a></text:p>
        </text:list-item>
        <text:list-item>
          <text:p text:style-name="P56"><text:a xlink:type="simple" xlink:href="#context-for-this-writing" text:style-name="Internet_20_link" text:visited-style-name="Visited_20_Internet_20_Link"><text:span text:style-name="Definition">Context for this writing</text:span></text:a></text:p>
        </text:list-item>
        <text:list-item>
          <text:p text:style-name="P56"><text:a xlink:type="simple" xlink:href="#study-of-vignette-a" text:style-name="Internet_20_link" text:visited-style-name="Visited_20_Internet_20_Link"><text:span text:style-name="Definition">Study of Vignette A</text:span></text:a></text:p>
          <text:list text:style-name="L52">
            <text:list-item>
              <text:p text:style-name="P57"><text:a xlink:type="simple" xlink:href="#descriptive-commentary-on-vignette-a" text:style-name="Internet_20_link" text:visited-style-name="Visited_20_Internet_20_Link"><text:span text:style-name="Definition">Descriptive Commentary on Vignette A</text:span></text:a></text:p>
            </text:list-item>
            <text:list-item>
              <text:p text:style-name="P57"><text:a xlink:type="simple" xlink:href="#other-notes-on-use-of-gdp-to-integrate-with-above" text:style-name="Internet_20_link" text:visited-style-name="Visited_20_Internet_20_Link"><text:span text:style-name="Definition">Other Notes on use of GDP (to integrate with above)</text:span></text:a></text:p>
            </text:list-item>
          </text:list>
        </text:list-item>
        <text:list-item>
          <text:p text:style-name="P56"><text:a xlink:type="simple" xlink:href="#representing-coded-the-patterns-of-activity-via-coded-data--" text:style-name="Internet_20_link" text:visited-style-name="Visited_20_Internet_20_Link"><text:span text:style-name="Definition">Representing Coded the Patterns of Activity via coded data -</text:span></text:a></text:p>
          <text:list text:style-name="L53">
            <text:list-item>
              <text:p text:style-name="P58"><text:a xlink:type="simple" xlink:href="#describing-design-stages-for-this-pair" text:style-name="Internet_20_link" text:visited-style-name="Visited_20_Internet_20_Link"><text:span text:style-name="Definition">Describing design stages for this pair</text:span></text:a></text:p>
            </text:list-item>
            <text:list-item>
              <text:p text:style-name="P58"><text:a xlink:type="simple" xlink:href="#further-observations-and-discussion-on-game-making-activity" text:style-name="Internet_20_link" text:visited-style-name="Visited_20_Internet_20_Link"><text:span text:style-name="Definition">Further observations and discussion on game making activity</text:span></text:a></text:p>
            </text:list-item>
          </text:list>
        </text:list-item>
        <text:list-item>
          <text:p text:style-name="P56"><text:a xlink:type="simple" xlink:href="#identifying-gdp-as-key-unit-of-analysis" text:style-name="Internet_20_link" text:visited-style-name="Visited_20_Internet_20_Link"><text:span text:style-name="Definition">Identifying GDP as key unit of Analysis</text:span></text:a></text:p>
          <text:list text:style-name="L54">
            <text:list-item>
              <text:p text:style-name="P59"><text:a xlink:type="simple" xlink:href="#relating-to-at-and-design-theory" text:style-name="Internet_20_link" text:visited-style-name="Visited_20_Internet_20_Link"><text:span text:style-name="Definition">Relating to AT and design Theory</text:span></text:a></text:p>
            </text:list-item>
          </text:list>
        </text:list-item>
        <text:list-item>
          <text:p text:style-name="P56"><text:a xlink:type="simple" xlink:href="#other-findings-emerging-related-to-game-design-patterns" text:style-name="Internet_20_link" text:visited-style-name="Visited_20_Internet_20_Link"><text:span text:style-name="Definition">Other Findings Emerging related to Game Design Patterns</text:span></text:a></text:p>
          <text:list text:style-name="L55">
            <text:list-item>
              <text:p text:style-name="P60"><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
        </text:list-item>
        <text:list-item>
          <text:p text:style-name="P56"><text:a xlink:type="simple" xlink:href="#cultural-plane-apprenticeship---and-game-patterns" text:style-name="Internet_20_link" text:visited-style-name="Visited_20_Internet_20_Link"><text:span text:style-name="Definition">Cultural Plane / Apprenticeship - and Game patterns</text:span></text:a></text:p>
          <text:list text:style-name="L56">
            <text:list-item>
              <text:p text:style-name="P61"><text:a xlink:type="simple" xlink:href="#use-of-design-patterns-as-a-form-of-to-facilitate-apprenticeship" text:style-name="Internet_20_link" text:visited-style-name="Visited_20_Internet_20_Link"><text:span text:style-name="Definition">Use of design patterns as a form of / to facilitate apprenticeship</text:span></text:a></text:p>
            </text:list-item>
            <text:list-item>
              <text:p text:style-name="P61"><text:a xlink:type="simple" xlink:href="#accessing-external-help" text:style-name="Internet_20_link" text:visited-style-name="Visited_20_Internet_20_Link"><text:span text:style-name="Definition">Accessing External Help</text:span></text:a></text:p>
            </text:list-item>
          </text:list>
        </text:list-item>
        <text:list-item>
          <text:p text:style-name="P56"><text:a xlink:type="simple" xlink:href="#interpersonal-plane-guided-participation" text:style-name="Internet_20_link" text:visited-style-name="Visited_20_Internet_20_Link"><text:span text:style-name="Definition">Interpersonal Plane (Guided Participation)</text:span></text:a></text:p>
          <text:list text:style-name="L57">
            <text:list-item>
              <text:p text:style-name="P62"><text:a xlink:type="simple" xlink:href="#gdps-used-as-an-organising-tool" text:style-name="Internet_20_link" text:visited-style-name="Visited_20_Internet_20_Link"><text:span text:style-name="Definition">GDPs used as an organising tool</text:span></text:a></text:p>
            </text:list-item>
            <text:list-item>
              <text:p text:style-name="P62"><text:a xlink:type="simple" xlink:href="#gdps-and-division-of-labour" text:style-name="Internet_20_link" text:visited-style-name="Visited_20_Internet_20_Link"><text:span text:style-name="Definition">GDPs and division of Labour</text:span></text:a></text:p>
            </text:list-item>
            <text:list-item>
              <text:p text:style-name="P62"><text:a xlink:type="simple" xlink:href="#gdp-and-sustaining-engagement" text:style-name="Internet_20_link" text:visited-style-name="Visited_20_Internet_20_Link"><text:span text:style-name="Definition">GDP and sustaining engagement</text:span></text:a></text:p>
            </text:list-item>
            <text:list-item>
              <text:p text:style-name="P62"><text:a xlink:type="simple" xlink:href="#gdps-to-support-iterative-design-practices" text:style-name="Internet_20_link" text:visited-style-name="Visited_20_Internet_20_Link"><text:span text:style-name="Definition">GDPs to support Iterative Design Practices</text:span></text:a></text:p>
            </text:list-item>
            <text:list-item>
              <text:p text:style-name="P62"><text:a xlink:type="simple" xlink:href="#interaction-of-gdps-with-playtesting-as-method" text:style-name="Internet_20_link" text:visited-style-name="Visited_20_Internet_20_Link"><text:span text:style-name="Definition">Interaction of GDPs with Playtesting as method</text:span></text:a></text:p>
            </text:list-item>
          </text:list>
        </text:list-item>
        <text:list-item>
          <text:p text:style-name="P56"><text:a xlink:type="simple" xlink:href="#personal-plane" text:style-name="Internet_20_link" text:visited-style-name="Visited_20_Internet_20_Link"><text:span text:style-name="Definition">Personal Plane</text:span></text:a></text:p>
          <text:list text:style-name="L58">
            <text:list-item>
              <text:p text:style-name="P63"><text:a xlink:type="simple" xlink:href="#mutual-approaches-to-knowledge-building" text:style-name="Internet_20_link" text:visited-style-name="Visited_20_Internet_20_Link"><text:span text:style-name="Definition">Mutual approaches to knowledge building</text:span></text:a></text:p>
            </text:list-item>
            <text:list-item>
              <text:p text:style-name="P63"><text:a xlink:type="simple" xlink:href="#game-design-patterns-as-a-way-to-give-language-to-participants-when-sharing-back-to-community" text:style-name="Internet_20_link" text:visited-style-name="Visited_20_Internet_20_Link"><text:span text:style-name="Definition">Game Design Patterns as a way to give language to participants when sharing back to Community</text:span></text:a></text:p>
            </text:list-item>
            <text:list-item>
              <text:p text:style-name="P63"><text:a xlink:type="simple" xlink:href="#game-design-patterns-vs-ct-and-more-established-knowledge" text:style-name="Internet_20_link" text:visited-style-name="Visited_20_Internet_20_Link"><text:span text:style-name="Definition">Game Design Patterns vs CT and more established “knowledge”</text:span></text:a></text:p>
            </text:list-item>
          </text:list>
        </text:list-item>
        <text:list-item>
          <text:p text:style-name="P56"><text:a xlink:type="simple" xlink:href="#additional-chapter-discussion" text:style-name="Internet_20_link" text:visited-style-name="Visited_20_Internet_20_Link"><text:span text:style-name="Definition">Additional Chapter Discussion</text:span></text:a></text:p>
          <text:list text:style-name="L59">
            <text:list-item>
              <text:p text:style-name="P64"><text:a xlink:type="simple" xlink:href="#discussion-on-umc-and-primm-in-relation-to-use-of-game-design-patterns-include-or-next-chapter-practitioner-focus" text:style-name="Internet_20_link" text:visited-style-name="Visited_20_Internet_20_Link"><text:span text:style-name="Definition">Discussion on UMC and PRIMM in relation to use of Game Design Patterns? INCLUDE OR NEXT CHAPTER? (Practitioner focus)</text:span></text:a></text:p>
            </text:list-item>
            <text:list-item>
              <text:p text:style-name="P64"><text:a xlink:type="simple" xlink:href="#discussing-game-design-patterns-as-a-tool-to-expose-and-give-participants-a-language-to-discuss-tensions-practitioner-focus" text:style-name="Internet_20_link" text:visited-style-name="Visited_20_Internet_20_Link"><text:span text:style-name="Definition">Discussing Game design patterns as a tool to expose and give participants a language to discuss tensions (Practitioner focus)</text:span></text:a></text:p>
            </text:list-item>
            <text:list-item>
              <text:p text:style-name="P64"><text:a xlink:type="simple" xlink:href="#design-patterns-as-a-middle-level-construct-to-open-door-to-more-concrete-and-abstract-wider-focus" text:style-name="Internet_20_link" text:visited-style-name="Visited_20_Internet_20_Link"><text:span text:style-name="Definition">Design patterns as a “middle level” construct to open door to more concrete and abstract (Wider focus)</text:span></text:a></text:p>
            </text:list-item>
            <text:list-item>
              <text:p text:style-name="P64"><text:a xlink:type="simple" xlink:href="#discussion---pumping-up-the-jam---allowing-for-improvisation-in-design-process." text:style-name="Internet_20_link" text:visited-style-name="Visited_20_Internet_20_Link"><text:span text:style-name="Definition">Discussion - Pumping up the Jam - allowing for improvisation in design process.</text:span></text:a></text:p>
            </text:list-item>
          </text:list>
        </text:list-item>
        <text:list-item>
          <text:p text:style-name="P56"><text:a xlink:type="simple" xlink:href="#outroduction---summary-on-contribution-to-existing-research" text:style-name="Internet_20_link" text:visited-style-name="Visited_20_Internet_20_Link"><text:span text:style-name="Definition">Outroduction - Summary on contribution to existing research</text:span></text:a></text:p>
        </text:list-item>
        <text:list-item>
          <text:p text:style-name="P56"><text:a xlink:type="simple" xlink:href="#transition-conclusion-of-chapter-paragraph---themes-to-explore-in-other-chapters." text:style-name="Internet_20_link" text:visited-style-name="Visited_20_Internet_20_Link"><text:span text:style-name="Definition">Transition Conclusion of Chapter Paragraph - themes to explore in other chapters.</text:span></text:a></text:p>
        </text:list-item>
        <text:list-item>
          <text:p text:style-name="P56"><text:a xlink:type="simple" xlink:href="#transcript-excerpts" text:style-name="Internet_20_link" text:visited-style-name="Visited_20_Internet_20_Link"><text:span text:style-name="Definition">Transcript Excerpts</text:span></text:a></text:p>
          <text:list text:style-name="L60">
            <text:list-item>
              <text:p text:style-name="P65"><text:a xlink:type="simple" xlink:href="#te-da-pt-1" text:style-name="Internet_20_link" text:visited-style-name="Visited_20_Internet_20_Link"><text:span text:style-name="Definition">2019-05-08-te-da pt 1</text:span></text:a></text:p>
            </text:list-item>
          </text:list>
        </text:list-item>
      </text:list>
      <text:h text:style-name="Heading_20_1" text:outline-level="1"><text:bookmark-start text:name="results-on-game-design-patterns"/><text:soft-page-break/>Results on Game Design Patterns<text:bookmark-end text:name="results-on-game-design-patterns"/></text:h>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2390242834" text:style-name="L61">
        <text:list-item>
          <text:p text:style-name="P66">How can game design patterns support the development of coding practices by novices?</text:p>
        </text:list-item>
        <text:list-item>
          <text:p text:style-name="P66">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p text:style-name="Text_20_body">ADDITIONAL COMMENT ON UTILITY / HOW THIS ADDS TO EXISTING RESEARCH</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xml:id="list3744966026" text:style-name="L62">
        <text:list-item>
          <text:p text:style-name="P67">Introduction</text:p>
          <text:list text:style-name="L63">
            <text:list-item>
              <text:p text:style-name="P68"><text:soft-page-break/>Context</text:p>
              <text:list text:style-name="L64">
                <text:list-item>
                  <text:p text:style-name="P69">Coding digital making’s movement from informal -&gt; formal settings / curriculum</text:p>
                </text:list-item>
                <text:list-item>
                  <text:p text:style-name="P69">Game making as a particular focus of digital making</text:p>
                </text:list-item>
              </text:list>
            </text:list-item>
            <text:list-item>
              <text:p text:style-name="P68">Inclusive approaches and the value of Project Based Learning, Universal Design for Learning</text:p>
              <text:list text:style-name="L65">
                <text:list-item>
                  <text:p text:style-name="P70">Critique of implementations of Computational Thinking as a non-inclusive approach</text:p>
                </text:list-item>
                <text:list-item>
                  <text:p text:style-name="P70">Use of Game design patterns as a more “relatable” pedagogy</text:p>
                </text:list-item>
              </text:list>
            </text:list-item>
            <text:list-item>
              <text:p text:style-name="P68">Description of Research Questions</text:p>
            </text:list-item>
            <text:list-item>
              <text:p text:style-name="P68">Brief outline of thesis chapter structure</text:p>
            </text:list-item>
          </text:list>
        </text:list-item>
        <text:list-item>
          <text:p text:style-name="P67">Literature Review -</text:p>
          <text:list text:style-name="L66">
            <text:list-item>
              <text:p text:style-name="P71">What game making pedagogies exist?</text:p>
              <text:list text:style-name="L67">
                <text:list-item>
                  <text:p text:style-name="P72">UMC and Games - Half-baked games</text:p>
                </text:list-item>
                <text:list-item>
                  <text:p text:style-name="P72">Design-based &amp; Tinkering / Exploratory</text:p>
                </text:list-item>
                <text:list-item>
                  <text:p text:style-name="P72">More on Game design patterns - a shared language - turn to community aspect</text:p>
                </text:list-item>
              </text:list>
            </text:list-item>
            <text:list-item>
              <text:p text:style-name="P71">What exists to support the development of game making communities?</text:p>
              <text:list text:style-name="L68">
                <text:list-item>
                  <text:p text:style-name="P73">Game making as a non-formal activity - defining terms informal/ formal / non-formal<text:line-break/></text:p>
                </text:list-item>
                <text:list-item>
                  <text:p text:style-name="P73">Social learning in Game Making</text:p>
                  <text:list text:style-name="L69">
                    <text:list-item>
                      <text:p text:style-name="P74">Game playing and making communities</text:p>
                    </text:list-item>
                    <text:list-item>
                      <text:p text:style-name="P74">Games as funds of knowledge in</text:p>
                    </text:list-item>
                  </text:list>
                </text:list-item>
                <text:list-item>
                  <text:p text:style-name="P73">Visual methods in game making</text:p>
                  <text:list text:style-name="L70">
                    <text:list-item>
                      <text:p text:style-name="P75">Maps of learning - From Gee, the process of borrowing from game design guidance on letting learner’s chart their progress/ journey</text:p>
                    </text:list-item>
                  </text:list>
                </text:list-item>
              </text:list>
            </text:list-item>
          </text:list>
        </text:list-item>
        <text:list-item>
          <text:p text:style-name="P67">Methodology</text:p>
          <text:list text:style-name="L71">
            <text:list-item>
              <text:p text:style-name="P76">Summary of social turn</text:p>
            </text:list-item>
            <text:list-item>
              <text:p text:style-name="P76">Justification of choice of methodology</text:p>
            </text:list-item>
            <text:list-item>
              <text:p text:style-name="P76">Design-based research and Intervention studies within educational field</text:p>
            </text:list-item>
            <text:list-item>
              <text:p text:style-name="P76">Data gathering methods and justification</text:p>
            </text:list-item>
            <text:list-item>
              <text:p text:style-name="P76">journal, evolution of design, video analysis,</text:p>
            </text:list-item>
            <text:list-item>
              <text:p text:style-name="P76">Data Processing, technical nod to challenges and resolutions</text:p>
            </text:list-item>
            <text:list-item>
              <text:p text:style-name="P76">Data Analysis and justification</text:p>
              <text:list text:style-name="L72">
                <text:list-item>
                  <text:p text:style-name="P77">Analysis of non-video data, diary, notes, created Resources</text:p>
                  <text:list text:style-name="L73">
                    <text:list-item>
                      <text:p text:style-name="P78">Coding to 3 planes &amp; other techniques</text:p>
                    </text:list-item>
                  </text:list>
                </text:list-item>
                <text:list-item>
                  <text:p text:style-name="P77">Analysis of video Data</text:p>
                  <text:list text:style-name="L74">
                    <text:list-item>
                      <text:p text:style-name="P79">Coding structures, design stage, 3 planes, game element addressed, participant interaction</text:p>
                    </text:list-item>
                  </text:list>
                </text:list-item>
              </text:list>
            </text:list-item>
            <text:list-item>
              <text:p text:style-name="P76">Research Questions</text:p>
            </text:list-item>
          </text:list>
        </text:list-item>
        <text:list-item>
          <text:p text:style-name="P67">Chapter on Emerging Design</text:p>
        </text:list-item>
        <text:list-item>
          <text:p text:style-name="P67">emergence of focusing of Design Patterns - currently as different chapter</text:p>
        </text:list-item>
        <text:list-item>
          <text:p text:style-name="P67">Use of tensions as a useful analytical tool.</text:p>
        </text:list-item>
        <text:list-item>
          <text:p text:style-name="P67"><text:soft-page-break/>Analysis of structure and evolution of design elements using 3 planes approach</text:p>
          <text:list text:style-name="L75">
            <text:list-item>
              <text:p text:style-name="P80">cultural<text:line-break/></text:p>
            </text:list-item>
            <text:list-item>
              <text:p text:style-name="P80">social</text:p>
            </text:list-item>
            <text:list-item>
              <text:p text:style-name="P80">personal</text:p>
            </text:list-item>
          </text:list>
        </text:list-item>
        <text:list-item>
          <text:p text:style-name="P67">Results Chapter - Cultural (inclusive ) Practices</text:p>
          <text:list text:style-name="L76">
            <text:list-item>
              <text:p text:style-name="P81">Funds of Knowledge as they emerged - not universal, but pervasive</text:p>
            </text:list-item>
            <text:list-item>
              <text:p text:style-name="P81">Game Player / Makers Types</text:p>
            </text:list-item>
          </text:list>
        </text:list-item>
        <text:list-item>
          <text:p text:style-name="P67">Results Chapter - Game Design Patterns</text:p>
        </text:list-item>
        <text:list-item>
          <text:p text:style-name="P67">focusing on Design Patterns</text:p>
        </text:list-item>
        <text:list-item>
          <text:p text:style-name="P67">Use of design patterns as a communicative tool</text:p>
        </text:list-item>
        <text:list-item>
          <text:p text:style-name="P67">Design patterns as a “middle level” construct to open door to more concrete and abstract</text:p>
        </text:list-item>
        <text:list-item>
          <text:p text:style-name="P67">Results Chapter - Personal Practices / Maps</text:p>
          <text:list text:style-name="L77">
            <text:list-item>
              <text:p text:style-name="P82">Vignette on difficulty of X</text:p>
            </text:list-item>
            <text:list-item>
              <text:p text:style-name="P82">Discussion linking to learning dimensions of Petrich and Bevan</text:p>
            </text:list-item>
          </text:list>
        </text:list-item>
        <text:list-item>
          <text:p text:style-name="P67">Conclusions and Next Steps</text:p>
        </text:list-item>
        <text:list-item>
          <text:p text:style-name="P67">Limitations of the study</text:p>
          <text:list text:style-name="L78">
            <text:list-item>
              <text:p text:style-name="P83">The lack of motivation of ticking of curriculum led to less focus on individual knowledge work - This could be followed up</text:p>
            </text:list-item>
            <text:list-item>
              <text:p text:style-name="P83">Other Limitation.</text:p>
            </text:list-item>
            <text:list-item>
              <text:p text:style-name="P83">Interesting areas that have emerged.</text:p>
            </text:list-item>
            <text:list-item>
              <text:p text:style-name="P83">Next areas of development.</text:p>
            </text:list-item>
          </text:list>
        </text:list-item>
      </text:list>
      <text:p text:style-name="First_20_paragraph"><text:span text:style-name="T3">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xml:id="list2051961243" text:style-name="L79">
        <text:list-item>
          <text:p text:style-name="P84">The study uses mixed methods in methodology. Informed by analysis of journal diary, notes, video data and interviews (Methodology) </text:p>
        </text:list-item>
        <text:list-item>
          <text:p text:style-name="P84">The research design evolved as the game making program was underway based on feedback and reactions of the participants (supported precedent in design-based research) (Methodology)</text:p>
        </text:list-item>
        <text:list-item>
          <text:p text:style-name="P84">A long pilot course and development stage resulted in extensive support materials and activities which I have structured into a learning design called 3M (Methodology + see recent chapter on 3M model)</text:p>
        </text:list-item>
        <text:list-item>
          <text:p text:style-name="P84">A narrow data samples has been used for this study. This prioritises a greater depth of analysis on interactions over generalisation. This is justified in a section on data validity in Methdology chpater.<text:line-break/><text:soft-page-break/></text:p>
        </text:list-item>
        <text:list-item>
          <text:p text:style-name="P84">The concepts of resolving tensions within activity from Activity Theory are used to explore the evolution of the design of activities and resources. (Design results) </text:p>
        </text:list-item>
        <text:list-item>
          <text:p text:style-name="P84">Results chapters use Rogoff’s 3 planes of analysis (Cultural, Interpersonal and Personal) which aligns well with AT (Methodology)</text:p>
        </text:list-item>
        <text:list-item>
          <text:p text:style-name="P84">Game making is based on remixing code from an existing incomplete game template (half-baked games &amp; scratch community processes) </text:p>
        </text:list-item>
      </text:list>
      <text:h text:style-name="Heading_20_2" text:outline-level="2"><text:bookmark-start text:name="study-of-vignette-a"/>Study of Vignette A<text:bookmark-end text:name="study-of-vignette-a"/></text:h>
      <text:p text:style-name="First_20_paragraph">To situate the results of this chapter it will start with a grounded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text:p>
      <text:p text:style-name="Text_20_body">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4">Dialogue</text:p>
            </table:table-cell>
            <table:table-cell table:style-name="Table1.A1" office:value-type="string">
              <text:p text:style-name="P4">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ext:soft-page-break/>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text:soft-page-break/>I see.</text:p>
          </table:table-cell>
          <table:table-cell table:style-name="Table1.A1" office:value-type="string">
            <text:p text:style-name="Table_20_Contents">T starts to add x’s to replace the spaces she has <text:soft-page-break/>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text:soft-page-break/>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P36">Cultural - Apprenticeship</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ne interaction with the facilitator uses the debugging tool of the browser.</text:p>
      <text:p text:style-name="P36"><text:soft-page-break/>Social - Guided Participation</text:p>
      <text:p text:style-name="Text_20_body">The parent immediately re-engages the child when the blockage is removed. “Did you see Th?” The child then is then prompted to play test the game. The child is keen to both replicate the GDP of keys and doors in the second level and to add a new GDP of adding additional levels to the game.</text:p>
      <text:p text:style-name="Text_20_body">The choice of a new GDP often involves new code to be added to the game or a significant change in code which needed debugging.</text:p>
      <text:p text:style-name="Text_20_body">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text:p>
      <text:p text:style-name="P36">Personal - Mutual Knowledge Creatio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other-notes-on-use-of-gdp-to-integrate-with-above"/>Other Notes on use of GDP (to integrate with above)<text:bookmark-end text:name="other-notes-on-use-of-gdp-to-integrate-with-above"/></text:h>
      <text:h text:style-name="Heading_20_2" text:outline-level="2"><text:bookmark-start text:name="representing-coded-the-patterns-of-activity-via-coded-data--"/>Representing Coded the Patterns of Activity via coded data -<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text:soft-page-break/>Note The full coding scheme will be included here. https://docs.google.com/document/d/19PafC_w_7uObYL4v86IGeeFZTw2yKxjHfP_k85rHk_s/edit?usp=sharing</text:p>
      <text:p text:style-name="Text_20_body">The main schemes as below.</text:p>
      <text:list xml:id="list1377247326" text:style-name="L80">
        <text:list-item>
          <text:p text:style-name="P85">Design Stages -</text:p>
        </text:list-item>
        <text:list-item>
          <text:p text:style-name="P85">Interaction Description -</text:p>
        </text:list-item>
        <text:list-item>
          <text:p text:style-name="P85">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xml:id="list2065551561" text:style-name="L81">
        <text:list-item>
          <text:p text:style-name="P86">Question One: During which design phase does parent-child pair interaction happen most frequently?</text:p>
        </text:list-item>
        <text:list-item>
          <text:p text:style-name="P86">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text:p>
      <text:p text:style-name="Text_20_body">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ext:soft-page-break/>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escribing-design-stages-for-this-pair"/>Describing design stages for this pair<text:bookmark-end text:name="describing-design-stages-for-this-pair"/></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P36">General Observations at all stages</text:p>
      <text:list xml:id="list1466677928" text:style-name="L82">
        <text:list-item>
          <text:p text:style-name="P87">This parent-child pair alternate between use of keyboard and mouse. Currently the parent takes the driving seat. (Their roles can be contrasted to pair programming).</text:p>
        </text:list-item>
        <text:list-item>
          <text:p text:style-name="P87">When parent problem solving the child is sometimes physically inactive, looking into space, but then explores the space and/or engages in peripheral activity with other groups (cf Rogoff, observation as valid form of participation)</text:p>
        </text:list-item>
        <text:list-item>
          <text:p text:style-name="P87">When possible, the parent engages child to input the design activities. This is done at different levels at different design stages.</text:p>
        </text:list-item>
      </text:list>
      <text:p text:style-name="P2">Ask / Imagine</text:p>
      <text:list xml:id="list1495907835" text:style-name="L83">
        <text:list-item>
          <text:p text:style-name="P88">In early ask/imagine stages parent and child discuss storytelling, graphical and other aesthetic choices</text:p>
        </text:list-item>
        <text:list-item>
          <text:p text:style-name="P88">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P2">Plan</text:p>
      <text:list xml:id="list3461598500" text:style-name="L84">
        <text:list-item>
          <text:p text:style-name="P89">in planning stages the parent provides scaffolding to help the child.</text:p>
        </text:list-item>
        <text:list-item>
          <text:p text:style-name="P89">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P2">Create</text:p>
      <text:list xml:id="list518268249" text:style-name="L85">
        <text:list-item>
          <text:p text:style-name="P90">At certain points in the create stage the parent needs total concentration and is not able to respond effectively to requests of attention.</text:p>
        </text:list-item>
        <text:list-item>
          <text:p text:style-name="P90">At times the parent asked the child to seek help from facilitator.<text:line-break/></text:p>
        </text:list-item>
        <text:list-item>
          <text:p text:style-name="P90">At another time, when the child was bored waiting for parent debugging, she approached the facilitator to ask for help on behalf of the adult without prompting.</text:p>
        </text:list-item>
      </text:list>
      <text:p text:style-name="P2">Test</text:p>
      <text:list xml:id="list3049406564" text:style-name="L86">
        <text:list-item>
          <text:p text:style-name="P91"><text:soft-page-break/>The parent cedes the keyboard and mouse and sometimes swaps chairs to allow child to play test the game created.</text:p>
        </text:list-item>
        <text:list-item>
          <text:p text:style-name="P91">The testing process here is quite frustrating as gravity is very low. This is addressed later as it is improved on the suggestion of the parent who has to do the majority of the testing.</text:p>
        </text:list-item>
      </text:list>
      <text:p text:style-name="P2">Improve</text:p>
      <text:list xml:id="list1894612530" text:style-name="L87">
        <text:list-item>
          <text:p text:style-name="P92">Parent navigates to a particular part of the code for child to alter design</text:p>
        </text:list-item>
        <text:list-item>
          <text:p text:style-name="P92">Child takes on challenge of making smaller changes once the core game mechanic code has been added.</text:p>
        </text:list-item>
      </text:list>
      <text:p text:style-name="P2">Share</text:p>
      <text:list xml:id="list2771180971" text:style-name="L88">
        <text:list-item>
          <text:p text:style-name="P93">One of the most active times for the child allowing interaction to explain their game to others and to play the games of others.</text:p>
        </text:list-item>
      </text:list>
      <text:h text:style-name="Heading_20_3" text:outline-level="3"><text:bookmark-start text:name="further-observations-and-discussion-on-game-making-activity"/>Further observations and discussion on game making activity<text:bookmark-end text:name="further-observations-and-discussion-on-game-making-activity"/></text:h>
      <text:p text:style-name="First_20_paragraph"><text:span text:style-name="T3">Note:</text:span> I am not totally clear on the purpose of this section. Needs revisiting in terms of chapter structure.</text:p>
      <text:h text:style-name="Heading_20_4" text:outline-level="4"><text:bookmark-start text:name="comparing-the-activity-of-this-family-to-others-move-reintegrate"/>Comparing the activity of this family to others MOVE / REINTEGRATE?<text:bookmark-end text:name="comparing-the-activity-of-this-family-to-others-move-reintegrate"/></text:h>
      <text:p text:style-name="First_20_paragraph">We can compare this pairs pattern of activity with other pairs / families.</text:p>
      <text:list xml:id="list4117765862" text:style-name="L89">
        <text:list-item>
          <text:p text:style-name="P94">The parent here is much more commonly rooted to the computer than other parents.</text:p>
        </text:list-item>
        <text:list-item>
          <text:p text:style-name="P94">This meant they engaged far less in play testing of other games and found it harder to gain attention for direct support.</text:p>
        </text:list-item>
        <text:list-item>
          <text:p text:style-name="P94">This grouping sometimes left early having completed more in code development than others but completed less social activities.</text:p>
        </text:list-item>
      </text:list>
      <text:p text:style-name="First_20_paragraph">Discussion</text:p>
      <text:list xml:id="list3426609605" text:style-name="L90">
        <text:list-item>
          <text:p text:style-name="P95">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text:p>
      <text:p text:style-name="Text_20_body">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Note: How much of this needs to be relayed earlier in the Design chapter to explain design decision? A LOT - MOVE THIS?</text:p>
      <text:h text:style-name="Heading_20_3" text:outline-level="3"><text:bookmark-start text:name="relating-to-at-and-design-theory"/>Relating to AT and design Theory<text:bookmark-end text:name="relating-to-at-and-design-theory"/></text:h>
      <text:p text:style-name="First_20_paragraph">CONTEXT PROBABLY PARTLY COVERED IN LITERATURE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text:soft-page-break/>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list xml:id="list408563262" text:style-name="L91">
        <text:list-item>
          <text:p text:style-name="P96">Drawing on AT terminology</text:p>
        </text:list-item>
        <text:list-item>
          <text:p text:style-name="P96">Discuss how GDP as key unit was arrived at - draw on journal notes in planning stages</text:p>
        </text:list-item>
        <text:list-item>
          <text:p text:style-name="P96">Relate - AT terms to those of design stages</text:p>
        </text:list-item>
        <text:list-item>
          <text:p text:style-name="P96">Begin to comment on utility of GDP as a unit of analysis for practitioners, parents and 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xml:id="list2316747279" text:style-name="L92">
        <text:list-item>
          <text:p text:style-name="P97">How the GDP are sub activities goals in AT terminology.</text:p>
        </text:list-item>
        <text:list-item>
          <text:p text:style-name="P97">Thu, the game pattern goal rather than the overall making of a game, took up the majority of their focus.</text:p>
        </text:list-item>
        <text:list-item>
          <text:p text:style-name="P97">In playtesting with others the wider focus of making an engaging game comes into focus.</text:p>
        </text:list-item>
        <text:list-item>
          <text:p text:style-name="P97">The difference in goals in terminology</text:p>
        </text:list-item>
        <text:list-item>
          <text:p text:style-name="P97">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xml:id="list543320438" text:style-name="L93">
        <text:list-item>
          <text:p text:style-name="P98">Design patterns imagined used in other contexts as a form of apprenticeship</text:p>
        </text:list-item>
        <text:list-item>
          <text:p text:style-name="P98">Tools: Specifics on Code Playgrounds and Phaser and a Javascript framework</text:p>
        </text:list-item>
        <text:list-item>
          <text:p text:style-name="P98"><text:soft-page-break/>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Text_20_body">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text:p>
      <text:p text:style-name="Text_20_body">Te adopts with this suggestion readily once he understands Da’s suggestion in full.</text:p>
      <text:p text:style-name="Text_20_body">T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text:p>
      <text:p text:style-name="Text_20_body">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ext:soft-page-break/>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text:soft-page-break/>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text:soft-page-break/>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the names number of game design patterns by the child . While the planning discussion happens the child is concurrently testing their game. At this stage of the <text:soft-page-break/>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cross-over-with-previous-chapter-may-need-to-move"/><text:soft-page-break/>GDPs and personal expression (cultural) - CROSS OVER WITH PREVIOUS CHAPTER? (may need to move?)<text:bookmark-end text:name="gdps-and-personal-expression-cultural---cross-over-with-previous-chapter-may-need-to-move"/></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text:soft-page-break/>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text:soft-page-break/>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text:soft-page-break/>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xml:id="list2062305338" text:style-name="L94">
        <text:list-item>
          <text:p text:style-name="P99">quick summary of Rogoff’s take on personal appropriation compared to a transmission model of knowledge &amp; that participants re-contribute their experience of knowledge beck into the social mix</text:p>
        </text:list-item>
        <text:list-item>
          <text:p text:style-name="P99">e.g - GDPs used in this research program were mutually created based on feedback from participants</text:p>
        </text:list-item>
        <text:list-item>
          <text:p text:style-name="P99">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THIS SECTION PROBABLY MOSTLY OR FULLY BELONGS IN THE NEXT CHAPTER</text:p>
      <text:p text:style-name="Text_20_body">My end design highlights game patterns as a starting point for user interest and to draw participants in to other elements of learning dimensions. More abstract dimensions like systems thinking, and more concrete like coding concepts.</text:p>
      <text:list xml:id="list1732993301" text:style-name="L95">
        <text:list-item>
          <text:p text:style-name="P100">Compare formal teaching of CT and CS with an approach based on a freer choice of patterns.</text:p>
        </text:list-item>
        <text:list-item>
          <text:p text:style-name="P101">Discuss the use of gdps as a gateway to other concepts as explored in CS in a more abstract, and more concrete direction <text:reference-mark-start text:name="ZOTERO_ITEM CSL_CITATION {&quot;citationID&quot;:&quot;fleilaqd&quot;,&quot;properties&quot;:{&quot;formattedCitation&quot;:&quot;(Eriksson {\\i{}et al.}, 2019)&quot;,&quot;plainCitation&quot;:&quot;(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Yna0Mr2bB"/><text:span text:style-name="T12">(Eriksson </text:span><text:span text:style-name="T10">et al.</text:span><text:span text:style-name="T12">, 2019)</text:span><text:reference-mark-end text:name="ZOTERO_ITEM CSL_CITATION {&quot;citationID&quot;:&quot;fleilaqd&quot;,&quot;properties&quot;:{&quot;formattedCitation&quot;:&quot;(Eriksson {\\i{}et al.}, 2019)&quot;,&quot;plainCitation&quot;:&quot;(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Yna0Mr2bB"/> .</text:p>
        </text:list-item>
        <text:list-item>
          <text:p text:style-name="P100">Leading with GDP as a way to explore other Learning Dimensions </text:p>
        </text:list-item>
        <text:list-item>
          <text:p text:style-name="P100">Discussion - The use of GDPs hits a sweet spot as a “middle” level construct, (see Eriksson and Bjork)</text:p>
        </text:list-item>
        <text:list-item>
          <text:p text:style-name="P100">Discussion - Rising to the concrete - as a key AT concept - how does this fit?</text:p>
        </text:list-item>
        <text:list-item>
          <text:p text:style-name="P100">Make Code cards which contained links to game design patterns and the different component concepts</text:p>
        </text:list-item>
        <text:list-item>
          <text:p text:style-name="P100"><text:soft-page-break/>(see Eriksson and Bjork)</text:p>
        </text:list-item>
        <text:list-item>
          <text:p text:style-name="P100">Draw on material and critique in chapter on semantic profiles / waves.</text:p>
        </text:list-item>
      </text:list>
      <text:h text:style-name="Heading_20_4" text:outline-level="4"><text:bookmark-start text:name="on-cts-and-cts-emerging-in-the-wild."/>On CTs and CTs emerging in the wild.<text:bookmark-end text:name="on-cts-and-cts-emerging-in-the-wild."/></text:h>
      <text:p text:style-name="First_20_paragraph">As explored in a previous chapter, the 3M design leads with concrete game design patterns chosen by participants. This approach can be compared to others which lead with more abstract computational thinking concepts which are introduced and explicitly taught from first principles.</text:p>
      <text:p text:style-name="Text_20_body">However, while not explicitly taught, the CT concepts are contained within the learning dimensions of the 3M model allowing participants and especially facilitators to be aware of examples of practice allowing for development of these skills. This section explores examples of CT in action that emerge from video data of game making.</text:p>
      <text:h text:style-name="Heading_20_5" text:outline-level="5"><text:bookmark-start text:name="compare-formal-teaching-of-ct-and-cs-with-an-approach-based-on-a-freer-choice-of-patterns."/>Compare formal teaching of CT and CS with an approach based on a freer choice of patterns.<text:bookmark-end text:name="compare-formal-teaching-of-ct-and-cs-with-an-approach-based-on-a-freer-choice-of-patterns."/></text:h>
      <text:p text:style-name="First_20_paragraph">The design choice of leading with GDP was based on increasing the agency of participants over the pathway of their design activities. LINK TO LITERATURE ON CHOICE AND ENGAGEMENT.</text:p>
      <text:p text:style-name="Text_20_body">It is problematic to compare participants engagement with this learning design with another fictional game where they learn CT concepts first and then put them into practice. However, it is helpful to identify key characteristics of the design which run counter to a principles first approach and describe how participants experienced these elements.</text:p>
      <text:p text:style-name="Text_20_body">Elements of contrast with 3M include;</text:p>
      <text:list xml:id="list1429013333" text:style-name="L96">
        <text:list-item>
          <text:p text:style-name="P102">The remix element of code (explored in previous methods chapter perhaps) - which allows participants to add new features quickly. They can also see and replicate existing patterns in the code. This could compare to many hours writing from scratch and many abstract concepts explained before getting to anything looking like a game.</text:p>
        </text:list-item>
        <text:list-item>
          <text:p text:style-name="P102">Lack of value placed on CT as overarching knowledge. No posters, no curriculum content, no tests on concepts, no lesson objectives and end tests,</text:p>
        </text:list-item>
        <text:list-item>
          <text:p text:style-name="P102">Code patching from existing code examples, as previously explored, allows for participants to take code and add it into their game without full knowledge of the syntactical complexities of each line they use.</text:p>
        </text:list-item>
      </text:list>
      <text:h text:style-name="Heading_20_5" text:outline-level="5"><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text:soft-page-break/>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4" text:outline-level="4"><text:bookmark-start text:name="commentary-discussion"/>Commentary / Discussion<text:bookmark-end text:name="commentary-discussion"/></text:h>
      <text:p text:style-name="First_20_paragraph">NOTE - As in last paragraph, the practical value of CT concepts can be discussed as well as the nature of CT as a practical skill or a more abstract concept.</text:p>
      <text:p text:style-name="Text_20_body">A tactic that could be explored further is the value of reflective practices to back up CTs being found in the wild. This possibility is explored in more detail in the next chapter of results.</text:p>
      <text:p text:style-name="Text_20_body">Probably end with different strokes commentary. Depending on aims of the practitioner and context of the game making.</text:p>
      <text:h text:style-name="Heading_20_2" text:outline-level="2"><text:bookmark-start text:name="additional-chapter-discussion"/><text:soft-page-break/>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discussion-on-umc-and-primm-in-relation-to-use-of-game-design-patterns-include-or-next-chapter-practitioner-focus"/>Discussion on UMC and PRIMM in relation to use of Game Design Patterns? INCLUDE OR NEXT CHAPTER? (Practitioner focus)<text:bookmark-end text:name="discussion-on-umc-and-primm-in-relation-to-use-of-game-design-patterns-include-or-next-chapter-practitioner-focus"/></text:h>
      <text:list xml:id="list3169683872" text:style-name="L97">
        <text:list-item>
          <text:p text:style-name="P103">UMC - should be covered in the Remix part of the design</text:p>
        </text:list-item>
        <text:list-item>
          <text:p text:style-name="P103">PRIMM - stage based - more prescriptive - probably suits next chapter.</text:p>
        </text:list-item>
      </text:list>
      <text:p text:style-name="First_20_paragraph">Note on PRIMM and personal knowledge.</text:p>
      <text:p text:style-name="Text_20_body">Da and Te - In these interaction the parent seems keen for the child to be able to express and demonstrate their personal knowledge of coding, games and maths concepts.</text:p>
      <text:p text:style-name="Text_20_body">This is an interaction which in some ways is comparable to the PRIMM model which is suggested for classroom use. However to do it in the way demonstrated by this pair would involve a level of coding familiarity, and ongoing familiarity with the structure and thinking of the participant which would be difficult to achieve in many classrooms.</text:p>
      <text:p text:style-name="Text_20_body">UMC on the other hand while being less described and open to interpretation seems to match the more informal, iterative game making of many participants.</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text:soft-page-break/>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xml:id="list1867851697" text:style-name="L98">
        <text:list-item>
          <text:p text:style-name="P104">Use of levels as a array which is parsed by a loop to create layout</text:p>
        </text:list-item>
        <text:list-item>
          <text:p text:style-name="P104">Other examples.</text:p>
        </text:list-item>
      </text:list>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Example - Te and Da - 2019-05-08 - da- use paper to design te - I’m just going with it</text:p>
      <text:p text:style-name="Text_20_body">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xml:id="list2483204683" text:style-name="L99">
        <text:list-item>
          <text:p text:style-name="P105">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3674666667" text:style-name="L100">
        <text:list-item>
          <text:p text:style-name="P106">supporting reflection on design and coding concepts / skills.</text:p>
        </text:list-item>
        <text:list-item>
          <text:p text:style-name="P106">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ext:soft-page-break/>Transcript Excerpts<text:bookmark-end text:name="transcript-excerpts"/></text:h>
      <text:h text:style-name="Heading_20_3" text:outline-level="3"><text:bookmark-start text:name="te-da-pt-1"/>2019-05-08-te-da pt 1<text:bookmark-end text:name="te-da-pt-1"/></text:h>
      <text:p text:style-name="First_20_paragraph">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 Te: I don’t know er. Da: Well I tell you what .. muffled. Te: Erm - (navigates to list of GDP for platform game) De: So. You played them before didn’t you (indicating grid of games ) Te: What do you mean? Da: The flying game that’s a different kind of game Te: Oh like kind of like moving along kind of thing Da: Yeah and those where. There are games where you are in a world and you have to move around the world like pac-man (points down and moves an imaginary character around), Te: nod Da: There are games where things drop down like Tetris Te: … gam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 Da: It’s not a bad starting idea is it? Te: I suppose make a new one (begins the process of remixing game from the template)</text:p>
      <text:p text:style-name="Text_20_body">r</text:p>
      <text:h text:style-name="Heading_20_2" text:outline-level="2"><text:bookmark-start text:name="introduction-on-maps"/>Introduction on Maps<text:bookmark-end text:name="introduction-on-maps"/></text:h>
      <text:p text:style-name="First_20_paragraph">Maps in the 3M model is a way of representing the more personal dimension of learning.</text:p>
      <text:p text:style-name="Text_20_body">The results of this chapter are drawn from journal entries and from the reflection on resources design which happens over several iterations of the game making design. These include resources created after, and partly in response to, the interactions documented in the previous chapter.</text:p>
      <text:p text:style-name="Text_20_body">The resource creation was driven by wider concerns which prioritise this more individual account of learning. Elements have been introduced to make this process potentially adaptable to classroom. This has influenced use based on curriculum.</text:p>
      <text:p text:style-name="Text_20_body">Not in any particular order.</text:p>
      <text:list xml:id="list3267504945" text:style-name="L101">
        <text:list-item>
          <text:p text:style-name="P107">recap of use of resources by ‘planners’, and feedback wanting a more standard approach</text:p>
        </text:list-item>
        <text:list-item>
          <text:p text:style-name="P107">tensions in planning and writing FM book, return to resources to explain the “meeting in the middle” as a possible resolution</text:p>
        </text:list-item>
        <text:list-item>
          <text:p text:style-name="P107"><text:soft-page-break/>tension of printed or online documents - needs of my study - what was helpful to learners</text:p>
        </text:list-item>
        <text:list-item>
          <text:p text:style-name="P107">learning dimensions map - a pathway for learners, and planning document for facilitators, this repetoire of patterns in partnership with routes to explore more abstract and applied terminology</text:p>
        </text:list-item>
        <text:list-item>
          <text:p text:style-name="P107">mapping learning journeys, patchy experiments and further work.</text:p>
        </text:list-item>
      </text:list>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eyckpqso&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g1DXuf2Y5D"/>(2013)<text:reference-mark-end text:name="ZOTERO_ITEM CSL_CITATION {&quot;citationID&quot;:&quot;eyckpqso&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g1DXuf2Y5D"/>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2" table:style-name="Table2">
        <table:table-column table:style-name="Table2.A" table:number-columns-repeated="3"/>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adaptations-to-the-3m-model-to-facilitate-this-learning-maps"/>Adaptations to the 3M model to facilitate this Learning maps<text:bookmark-end text:name="adaptations-to-the-3m-model-to-facilitate-this-learning-maps"/></text:h>
      <text:h text:style-name="Heading_20_4" text:outline-level="4"><text:bookmark-start text:name="addition-of-a-game-challenge-section"/>Addition of a Game Challenge section<text:bookmark-end text:name="addition-of-a-game-challenge-section"/></text:h>
      <text:p text:style-name="First_20_paragraph">I wanted to explore the possibility to use this model to explore systems thinking. There is precedent to do this in GSM. It was driven in a response to meaningful missions which helped guide a focus on game play. 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physical-maps-of-missions"/><text:soft-page-break/>Physical Maps of Missions:<text:bookmark-end text:name="physical-maps-of-mission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2" text:outline-level="2"><text:bookmark-start text:name="emerging-findings"/>Emerging Findings<text:bookmark-end text:name="emerging-findings"/></text:h>
      <text:p text:style-name="First_20_paragraph">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3" text:outline-level="3"><text:bookmark-start text:name="individuals-vs-collective-mapping-of-progress-online-offline-issues."/>Individuals vs Collective Mapping of Progress &amp; Online / Offline issues.<text:bookmark-end text:name="individuals-vs-collective-mapping-of-progress-online-offline-issues."/></text:h>
      <text:p text:style-name="First_20_paragraph">The move towards a more individual map in MakeCode iteration which is digital and analysis of data showed an emerging tensions. There are benefits of mapping it in a more visual and collaborative way as shown by the attempts to do it with paper and individuals mapping their progress with markers.</text:p>
      <text:p text:style-name="Text_20_body">A much more collaborative online map which showed other peoples progress would be possible with an investment in time and perhaps more expertise in software development. Perhaps moving towards a gamification league and tactics. This could cause potential issues with a more competitive atmosphere.</text:p>
      <text:h text:style-name="Heading_20_3" text:outline-level="3"><text:bookmark-start text:name="tensions---online-resources-vs-print-outs"/>Tensions - Online resources vs Print outs<text:bookmark-end text:name="tensions---online-resources-vs-print-outs"/></text:h>
      <text:p text:style-name="First_20_paragraph">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section text:style-name="Sect1" text:name="ZOTERO_BIBL {&quot;uncited&quot;:[],&quot;omitted&quot;:[],&quot;custom&quot;:[]} CSL_BIBLIOGRAPHY RNDv141FAiTJu">
        <text:p text:style-name="Bibliography_20_1"><text:soft-page-break/>Barab, S. and Squire, K. (2004) ‘Design-based research: putting a stake in the ground’, <text:span text:style-name="T1">Journal of the Learning Sciences</text:span>, 13(1), pp. 1–14. Available at: https://doi.org/10.1207/s15327809jls1301_1.</text:p>
        <text:p text:style-name="Bibliography_20_1">Barron, B. <text:span text:style-name="T1">et al.</text:span> (2009) ‘Parents as Learning Partners in the Development of Technological Fluency’, <text:span text:style-name="T1">International Journal of Learning and Media</text:span>, 1(2), pp. 55–77. Available at: https://doi.org/10.1162/ijlm.2009.0021.</text:p>
        <text:p text:style-name="Bibliography_20_1">Basham, J.D. and Marino, M.T. (2013) ‘Understanding stem education and supporting students through universal design for learning’, <text:span text:style-name="T1">Teaching Exceptional Children</text:span>, 45(4), pp. 8–15. Available at: https://doi.org/10.1177/004005991304500401.</text:p>
        <text:p text:style-name="Bibliography_20_1">Black-Hawkins, K., Florian, L. and Rouse, M. (2008) ‘Achievement and inclusion in schools and classrooms: Participation and pedagogy’, in <text:span text:style-name="T1">Artículo presentado en la conferencia de British Educational Research Association. Universidad Heriot Watt. Edinburgh</text:span>.</text:p>
        <text:p text:style-name="Bibliography_20_1">Boyle, J. and Kao, W.-C. (eds) (2017) <text:span text:style-name="T1">The retro-futurism of cuteness</text:span>. punctum books. Available at: https://doi.org/10.21983/P3.0188.1.00.</text:p>
        <text:p text:style-name="Bibliography_20_1">Brown, A.L. (1992) ‘Design experiments: theoretical and methodological challenges in creating complex interventions in classroom settings’, <text:span text:style-name="T1">Journal of the Learning Sciences</text:span>, 2(2), pp. 141–178. Available at: https://doi.org/10.1207/s15327809jls0202_2.</text:p>
        <text:p text:style-name="Bibliography_20_1">CAST (no date) <text:span text:style-name="T1">About Universal Design for Learning</text:span>, <text:span text:style-name="T1">CAST</text:span>. Available at: https://www.cast.org/impact/universal-design-for-learning-udl (Accessed: 13 February 2022).</text:p>
        <text:p text:style-name="Bibliography_20_1">Cobb, P. (1994) ‘Where is the mind? Constructivist and sociocultural perspectives on mathematical development’, <text:span text:style-name="T1">Educational researcher</text:span>, 23(7), pp. 13–20.</text:p>
        <text:p text:style-name="Bibliography_20_1">Cook, S., Rao, K. and Cook, B. (2016) ‘Using universal design for learning to personalize an evidence-based practice for students with disabilities’, in, pp. 239–248.</text:p>
        <text:p text:style-name="Bibliography_20_1">Cornish, S. <text:span text:style-name="T1">et al.</text:span> (2018) ‘The Game Jam Guide’. Carnegie Mellon University. Available at: https://doi.org/10.1184/R1/6686948.v1.</text:p>
        <text:p text:style-name="Bibliography_20_1">Denner, J. <text:span text:style-name="T1">et al.</text:span> (2014) ‘Using game mechanics to measure what students learn from programming games’, <text:span text:style-name="T1">International Journal of Game-Based Learning (IJGBL)</text:span>, 4(3), pp. 13–22. Available at: https://doi.org/10.4018/ijgbl.2014070102.</text:p>
        <text:p text:style-name="Bibliography_20_1">Derry, S.J. <text:span text:style-name="T1">et al.</text:span> (2010) ‘Conducting Video Research in the Learning Sciences: Guidance on Selection, Analysis, Technology, and Ethics’, <text:span text:style-name="T1">Journal of the Learning Sciences</text:span>, 19(1), pp. 3–53. Available at: https://doi.org/10.1080/10508400903452884.</text:p>
        <text:p text:style-name="Bibliography_20_1">Easterday, M.W., Lewis, D.R. and Gerber, E.M. (2014) ‘Design-based research process: problems, phases, and applications’, <text:span text:style-name="T1">Proceedings of International Conference of the Learning Sciences, ICLS</text:span>, 1(January), pp. 317–324.</text:p>
        <text:p text:style-name="Bibliography_20_1"><text:soft-page-break/>Eriksson, E. <text:span text:style-name="T1">et al.</text:span> (2019) ‘Using Gameplay Design Patterns with Children in the Redesign of a Collaborative Co-located Game’, in <text:span text:style-name="T1">Proceedings of the 18th ACM International Conference on Interaction Design and Children</text:span>. <text:span text:style-name="T1">IDC ’19: Interaction Design and Children</text:span>, Boise ID USA: ACM, pp. 15–25. Available at: https://doi.org/10.1145/3311927.3323155.</text:p>
        <text:p text:style-name="Bibliography_20_1">Fyfe, E.R. <text:span text:style-name="T1">et al.</text:span> (2014) ‘Concreteness Fading in Mathematics and Science Instruction: a Systematic Review’, <text:span text:style-name="T1">Educational Psychology Review</text:span>, 26(1), pp. 9–25. Available at: https://doi.org/10.1007/s10648-014-9249-3.</text:p>
        <text:p text:style-name="Bibliography_20_1">Garda, M.B. (2014) ‘Nostalgia in retro game design’, in <text:span text:style-name="T1">DiGRA - Proceedings of the 2013 DiGRA International Conference: DeFragging Game Studies</text:span>. Available at: http://www.digra.org/wp-content/uploads/digital-library/paper_310.pdf.</text:p>
        <text:p text:style-name="Bibliography_20_1">Hmelo-Silver, C.E. and Barrows, H.S. (2008) ‘Facilitating Collaborative Knowledge Building’, <text:span text:style-name="T1">Cognition and Instruction</text:span>, 26(1), pp. 48–94. Available at: https://doi.org/10.1080/07370000701798495.</text:p>
        <text:p text:style-name="Bibliography_20_1">Institute of Play (no date) <text:span text:style-name="T1">Gamestar Mechanic Getting Started Teacher Pack</text:span>. New York, NY: Institute of Play.</text:p>
        <text:p text:style-name="Bibliography_20_1">Kafai, Y. and Burke, Q. (2014) ‘Beyond game design for broadening participation: building new clubhouses of computing for girls’, in <text:span text:style-name="T1">Proceedings of Gender and IT Appropriation. Science and Practice on Dialogue - Forum for Interdisciplinary Exchange</text:span>. Siegen, Germany, Germany: European Society for Socially Embedded Technologies (Gender IT ’14), p. 21:21-21:28. Available at: http://dl.acm.org/citation.cfm?id=2670296.2670301 (Accessed: 18 July 2018).</text:p>
        <text:p text:style-name="Bibliography_20_1">Kafai, Y. and Burke, Q. (2015) ‘Constructionist gaming: understanding the benefits of making games for learning’, <text:span text:style-name="T1">Educational Psychologist</text:span>, 50(4), pp. 313–334. Available at: https://doi.org/10.1080/00461520.2015.1124022.</text:p>
        <text:p text:style-name="Bibliography_20_1">Kafai, Y., Richard, G.T. and Tynes, B.M. (2017) <text:span text:style-name="T1">Diversifying barbie and mortal kombat: intersectional perspectives and inclusive designs in gaming</text:span>. Pittsburgh: ETC Press. Available at: https://doi.org/10.1184/R1/6686738.</text:p>
        <text:p text:style-name="Bibliography_20_1">Kaloti-Hallak, F., Armoni, M. and Ben-Ari, M. (2015) ‘Students’ attitudes and motivation during robotics activities’, in <text:span text:style-name="T1">Proceedings of the Workshop in Primary and Secondary Computing Education</text:span>. <text:span text:style-name="T1">WiPSCE ’15: Workshop in Primary and Secondary Computing Education</text:span>, London United Kingdom: ACM, pp. 102–110. Available at: https://doi.org/10.1145/2818314.2818317.</text:p>
        <text:p text:style-name="Bibliography_20_1">Lee, I. <text:span text:style-name="T1">et al.</text:span> (2011) ‘Computational thinking for youth in practice’, <text:span text:style-name="T1">ACM Inroads</text:span>, 2(1), pp. 32–37. Available at: https://doi.org/10.1145/1929887.1929902.</text:p>
        <text:p text:style-name="Bibliography_20_1">Livingstone, I. and Hope, A. (2011) ‘Next Gen: Transforming the UK into the world’s leading talent hub for the video games and visual effects industries’, <text:span text:style-name="T1">National Endowment for Science, Technology and the Arts (NESTA), London, UK</text:span> [Preprint].</text:p>
        <text:p text:style-name="Bibliography_20_1"><text:soft-page-break/>Lyle, S. (1993) ‘An investigation into ways in which children talk themselves into meaning’’, <text:span text:style-name="T1">Language and Education</text:span>, 7(3), pp. 181–197. Available at: https://doi.org/10.1080/09500789309541358.</text:p>
        <text:p text:style-name="Bibliography_20_1">Mascolo, M. (2009) ‘Beyond Student-Centered and Teacher-Centered Pedagogy: Teaching and Learning as Guided Participation’, <text:span text:style-name="T1">Pedagogy and the Human Sciences</text:span>, 1(1), pp. 3–27.</text:p>
        <text:p text:style-name="Bibliography_20_1">McKenney, S. and Reeves, T.C. (2021) ‘Educational design research: Portraying, conducting, and enhancing productive scholarship’, <text:span text:style-name="T1">Medical Education</text:span>, 55(1), pp. 82–92. Available at: https://doi.org/10.1111/medu.14280.</text:p>
        <text:p text:style-name="Bibliography_20_1">Mercer, N., Littleton, K. and Wegerif, R. (2004) ‘Methods for studying the processes of interaction and collaborative activity in computer-based educational activities’, <text:span text:style-name="T1">Technology, Pedagogy and Education</text:span>, 13(2), pp. 195–212. Available at: https://doi.org/10.1080/14759390400200180.</text:p>
        <text:p text:style-name="Bibliography_20_1">Moje, E.B. <text:span text:style-name="T1">et al.</text:span> (2001) ‘“Maestro, what is ‘quality’?”: Language, literacy, and discourse in project-based science’, <text:span text:style-name="T1">Journal of Research in Science Teaching</text:span>, 38(4), pp. 469–498. Available at: https://doi.org/10.1002/tea.1014.</text:p>
        <text:p text:style-name="Bibliography_20_1">Moll, L.C. <text:span text:style-name="T1">et al.</text:span> (1992) ‘Funds of knowledge for teaching: using a qualitative approach to connect homes and classrooms’, <text:span text:style-name="T1">Theory into Practice</text:span>, 31(2,), pp. 132–141.</text:p>
        <text:p text:style-name="Bibliography_20_1">Petrich, M., Wilkinson, K. and Bevan, B. (2013) ‘It looks like fun, but are they learning?’, in <text:span text:style-name="T1">Design, Make, Play</text:span>. New York: Routledge, p. 21.</text:p>
        <text:p text:style-name="Bibliography_20_1">Phillips, T. (1985) ‘Beyond lip-service: Discourse development after the age of nine’, in <text:span text:style-name="T1">Language And Learning</text:span>. Routledge, pp. 67–90.</text:p>
        <text:p text:style-name="Bibliography_20_1">Picton, I., Clark, C. and Judge, T. (2020) <text:span text:style-name="T1">Video game playing and literacy: a survey of young people aged 11 to 16</text:span>. National Literacy Trust, p. 31. Available at: https://cdn.literacytrust.org.uk/media/documents/Video_game_playing_and_literacy_report_final_updated.pdf.</text:p>
        <text:p text:style-name="Bibliography_20_1">Rogoff, B. (1995) ‘Observing sociocultural activity on three planes: Participatory appropriation, guided participation, and apprenticeship’, in <text:span text:style-name="T1">Sociocultural studies of mind</text:span>. New York, NY, US: Cambridge University Press (Learning in doing: Social, cognitive, and computational aspects), pp. 139–164.</text:p>
        <text:p text:style-name="Bibliography_20_1">Sefton-Green, J. and Erstad, O. (2012) ‘Identity, Community, and Learning Lives in the Digital Age’, in O. Erstad and J. Sefton-Green (eds) <text:span text:style-name="T1">Identity, Community, and Learning Lives in the Digital Age</text:span>. 1st edn. Cambridge University Press, pp. 1–20. Available at: https://doi.org/10.1017/CBO9781139026239.001.</text:p>
        <text:p text:style-name="Bibliography_20_1">Sinclair, J.M. and Coulthard, M. (1975) <text:span text:style-name="T1">Towards an analysis of discourse: The English used by teachers and pupils</text:span>. Oxford Univ Pr.</text:p>
        <text:p text:style-name="Bibliography_20_1"><text:soft-page-break/>Syukri, M. <text:span text:style-name="T1">et al.</text:span> (2018) ‘The Impact of Engineering Design Process in Teaching and Learning to Enhance Studentsâ€<text:span text:style-name="T4">TM</text:span> Science Problem-Solving Skills’, <text:span text:style-name="T1">Jurnal Pendidikan IPA Indonesia</text:span>, 7(1), pp. 66–75. Available at: https://doi.org/10.15294/jpii.v7i1.12297.</text:p>
        <text:p text:style-name="Bibliography_20_1">Tekinbaş, K.S. <text:span text:style-name="T1">et al.</text:span> (2010) <text:span text:style-name="T1">Quest to learn: developing the school for digital kids</text:span>. Cambridge, Mass: The MIT Press. Available at: https://doi.org/10.7551/mitpress/8909.001.0001.</text:p>
        <text:p text:style-name="Bibliography_20_1">The Royal Society (2017) <text:span text:style-name="T1">After the Reboot: Computing Education in UK Schools</text:span>. The Royal Society. Available at: https://royalsociety.org/topics-policy/projects/computing-education/ (Accessed: 2 July 2018).</text:p>
        <text:p text:style-name="Bibliography_20_1">Waite, J. (2017) <text:span text:style-name="T1">Pedagogy in teaching Computer Science in schools: A Literature Review</text:span>. Royal Society, p. 90. Available at: https://royalsociety.org/%7E/media/policy/projects/computing-education/literature-review-pedagogy-in-teaching.pdf.</text:p>
        <text:p text:style-name="Bibliography_20_1">Wi̇Narno, N. (2020) ‘The Steps of the Engineering Design Process (EDP) in Science Education: A Meta-Analysis’, <text:span text:style-name="T1">Journal for the Education of Gifted Young Scientists</text:span> [Preprint]. Available at: https://doi.org/10.17478/jegys.766201.</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Results Maps</dc:title>
    <dc:description/>
    <dc:subject/>
    <meta:keyword/>
    <meta:initial-creator/>
    <dc:creator>Mick Chesterman</dc:creator>
    <meta:creation-date>2023-01-26T15:25:01Z</meta:creation-date>
    <dc:date>2023-01-26T15:35:19.750018064</dc:date>
    <meta:editing-duration>PT1M41S</meta:editing-duration>
    <meta:editing-cycles>1</meta:editing-cycles>
    <meta:document-statistic meta:table-count="2" meta:image-count="0" meta:object-count="0" meta:page-count="70" meta:paragraph-count="1188" meta:word-count="27960" meta:character-count="173398" meta:non-whitespace-character-count="146959"/>
    <meta:user-defined meta:name="ZOTERO_PREF_1">&lt;data data-version="3" zotero-version="6.0.18"&gt;&lt;session id="kUZ3dnie"/&gt;&lt;style id="http://www.zotero.org/styles/harvard-cite-them-right" hasBibliography="1" bibliographyStyleHasBeenSet="1"/&gt;&lt;prefs&gt;&lt;pref name="fieldType" value="ReferenceMark"/&gt;&lt;/prefs&gt;&lt;/dat</meta:user-defined>
    <meta:user-defined meta:name="ZOTERO_PREF_2">a&gt;</meta:user-defined>
    <meta:user-defined meta:name="categories">chapter</meta:user-defined>
    <meta:user-defined meta:name="layout">post</meta:user-defined>
    <meta:user-defined meta:name="zotero" meta:value-type="string"/>
  </office:meta>
</office:document-meta>
</file>